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1.070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fo:background-color="#ffccff" fo:border="0.0008in solid #000000"/>
    </style:style>
    <style:style style:name="ce3" style:family="table-cell" style:parent-style-name="Default">
      <style:table-cell-properties fo:background-color="#ccccff" fo:border="0.0008in solid #000000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ackground-color="#ccccff" fo:border="0.0008in solid #000000"/>
      <style:text-properties style:text-underline-style="solid" style:text-underline-width="auto" style:text-underline-color="font-color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#ccccff" fo:border="0.0008in solid #000000"/>
      <style:text-properties style:text-underline-style="none"/>
    </style:style>
    <style:style style:name="ce8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style:text-underline-style="none"/>
    </style:style>
    <style:style style:name="ce9" style:family="table-cell" style:parent-style-name="Default">
      <style:text-properties style:text-underline-style="none"/>
    </style:style>
    <style:style style:name="ce10" style:family="table-cell" style:parent-style-name="Default">
      <style:table-cell-properties fo:background-color="#ffccff" fo:border="0.0008in solid #000000"/>
      <style:text-properties style:text-underline-style="none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none" fo:border-right="none" fo:border-top="0.0008in solid 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18" style:family="table-cell" style:parent-style-name="Default">
      <style:table-cell-properties fo:border-bottom="none" fo:border-left="none" fo:border-right="0.0008in solid #000000" fo:border-top="0.0008in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number-columns-repeated="4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table:style-name="ce1" office:value-type="string" table:number-columns-spanned="5" table:number-rows-spanned="1">
            <text:p>1 Millon elementos</text:p>
          </table:table-cell>
          <table:covered-table-cell table:number-columns-repeated="4" table:style-name="ce4"/>
          <table:table-cell table:number-columns-repeated="12"/>
        </table:table-row>
        <table:table-row table:style-name="ro1">
          <table:table-cell table:style-name="ce2" office:value-type="string">
            <text:p>16 Hilos</text:p>
          </table:table-cell>
          <table:table-cell table:style-name="ce2" office:value-type="string">
            <text:p>8 Hilos</text:p>
          </table:table-cell>
          <table:table-cell table:style-name="ce2" office:value-type="string">
            <text:p>4 Hilos</text:p>
          </table:table-cell>
          <table:table-cell table:style-name="ce2" office:value-type="string">
            <text:p>2 Hilos</text:p>
          </table:table-cell>
          <table:table-cell table:style-name="ce2" office:value-type="string">
            <text:p>1 Hilo</text:p>
          </table:table-cell>
          <table:table-cell/>
          <table:table-cell table:style-name="ce1" office:value-type="string" table:number-columns-spanned="6" table:number-rows-spanned="1">
            <text:p>1 Millon elementos</text:p>
          </table:table-cell>
          <table:covered-table-cell table:number-columns-repeated="5" table:style-name="ce3"/>
          <table:table-cell table:number-columns-repeated="5"/>
        </table:table-row>
        <table:table-row table:style-name="ro1">
          <table:table-cell office:value-type="float" office:value="67.7531">
            <text:p>67.7531</text:p>
          </table:table-cell>
          <table:table-cell office:value-type="float" office:value="51.9796">
            <text:p>51.9796</text:p>
          </table:table-cell>
          <table:table-cell office:value-type="float" office:value="82.9885">
            <text:p>82.9885</text:p>
          </table:table-cell>
          <table:table-cell office:value-type="float" office:value="141.908">
            <text:p>141.908</text:p>
          </table:table-cell>
          <table:table-cell table:style-name="ce3" office:value-type="float" office:value="231.112">
            <text:p>231.112</text:p>
          </table:table-cell>
          <table:table-cell/>
          <table:table-cell table:style-name="ce3"/>
          <table:table-cell table:style-name="ce2" office:value-type="string">
            <text:p>16 Hilos</text:p>
          </table:table-cell>
          <table:table-cell table:style-name="ce2" office:value-type="string">
            <text:p>8 Hilos</text:p>
          </table:table-cell>
          <table:table-cell table:style-name="ce2" office:value-type="string">
            <text:p>4 Hilos</text:p>
          </table:table-cell>
          <table:table-cell table:style-name="ce2" office:value-type="string">
            <text:p>2 Hilos</text:p>
          </table:table-cell>
          <table:table-cell table:style-name="ce2" office:value-type="string">
            <text:p>1 Hilo</text:p>
          </table:table-cell>
          <table:table-cell table:number-columns-repeated="5"/>
        </table:table-row>
        <table:table-row table:style-name="ro1">
          <table:table-cell office:value-type="float" office:value="68.7531">
            <text:p>68.7531</text:p>
          </table:table-cell>
          <table:table-cell office:value-type="float" office:value="52.9796">
            <text:p>52.9796</text:p>
          </table:table-cell>
          <table:table-cell office:value-type="float" office:value="82.1872">
            <text:p>82.1872</text:p>
          </table:table-cell>
          <table:table-cell office:value-type="float" office:value="123.55">
            <text:p>123.55</text:p>
          </table:table-cell>
          <table:table-cell table:style-name="ce3" office:value-type="float" office:value="231.949">
            <text:p>231.949</text:p>
          </table:table-cell>
          <table:table-cell/>
          <table:table-cell table:style-name="ce7" office:value-type="string">
            <text:p>Tiempos promedio:</text:p>
          </table:table-cell>
          <table:table-cell table:style-name="ce3" table:formula="of:=AVERAGE([.A3:.A12])" office:value-type="float" office:value="72.2531">
            <text:p>72.2531</text:p>
          </table:table-cell>
          <table:table-cell table:style-name="ce3" table:formula="of:=AVERAGE([.B3:.B12])" office:value-type="float" office:value="56.4796">
            <text:p>56.4796</text:p>
          </table:table-cell>
          <table:table-cell table:style-name="ce3" table:formula="of:=AVERAGE([.C3:.C12])" office:value-type="float" office:value="83.08085">
            <text:p>83.08085</text:p>
          </table:table-cell>
          <table:table-cell table:style-name="ce3" table:formula="of:=AVERAGE([.D3:.D12])" office:value-type="float" office:value="143.3299">
            <text:p>143.3299</text:p>
          </table:table-cell>
          <table:table-cell table:style-name="ce3" table:formula="of:=AVERAGE([.E3:.E12])" office:value-type="float" office:value="229.3054">
            <text:p>229.3054</text:p>
          </table:table-cell>
          <table:table-cell table:number-columns-repeated="5"/>
        </table:table-row>
        <table:table-row table:style-name="ro1">
          <table:table-cell office:value-type="float" office:value="69.7531">
            <text:p>69.7531</text:p>
          </table:table-cell>
          <table:table-cell office:value-type="float" office:value="53.9796">
            <text:p>53.9796</text:p>
          </table:table-cell>
          <table:table-cell office:value-type="float" office:value="82.5984">
            <text:p>82.5984</text:p>
          </table:table-cell>
          <table:table-cell office:value-type="float" office:value="123.227">
            <text:p>123.227</text:p>
          </table:table-cell>
          <table:table-cell table:style-name="ce3" office:value-type="float" office:value="228.839">
            <text:p>228.839</text:p>
          </table:table-cell>
          <table:table-cell table:number-columns-repeated="12"/>
        </table:table-row>
        <table:table-row table:style-name="ro1">
          <table:table-cell office:value-type="float" office:value="70.7531">
            <text:p>70.7531</text:p>
          </table:table-cell>
          <table:table-cell office:value-type="float" office:value="54.9796">
            <text:p>54.9796</text:p>
          </table:table-cell>
          <table:table-cell office:value-type="float" office:value="84.3509">
            <text:p>84.3509</text:p>
          </table:table-cell>
          <table:table-cell office:value-type="float" office:value="120.333">
            <text:p>120.333</text:p>
          </table:table-cell>
          <table:table-cell table:style-name="ce3" office:value-type="float" office:value="228.599">
            <text:p>228.599</text:p>
          </table:table-cell>
          <table:table-cell table:number-columns-repeated="12"/>
        </table:table-row>
        <table:table-row table:style-name="ro1">
          <table:table-cell office:value-type="float" office:value="71.7531">
            <text:p>71.7531</text:p>
          </table:table-cell>
          <table:table-cell office:value-type="float" office:value="55.9796">
            <text:p>55.9796</text:p>
          </table:table-cell>
          <table:table-cell office:value-type="float" office:value="82.0168">
            <text:p>82.0168</text:p>
          </table:table-cell>
          <table:table-cell office:value-type="float" office:value="156.487">
            <text:p>156.487</text:p>
          </table:table-cell>
          <table:table-cell table:style-name="ce3" office:value-type="float" office:value="228.196">
            <text:p>228.196</text:p>
          </table:table-cell>
          <table:table-cell/>
          <table:table-cell table:style-name="ce1" office:value-type="string" table:number-columns-spanned="6" table:number-rows-spanned="1">
            <text:p>4 Millon elementos</text:p>
          </table:table-cell>
          <table:covered-table-cell table:number-columns-repeated="5" table:style-name="ce3"/>
          <table:table-cell table:number-columns-repeated="5"/>
        </table:table-row>
        <table:table-row table:style-name="ro1">
          <table:table-cell office:value-type="float" office:value="72.7531">
            <text:p>72.7531</text:p>
          </table:table-cell>
          <table:table-cell office:value-type="float" office:value="56.9796">
            <text:p>56.9796</text:p>
          </table:table-cell>
          <table:table-cell office:value-type="float" office:value="84.7052">
            <text:p>84.7052</text:p>
          </table:table-cell>
          <table:table-cell office:value-type="float" office:value="159.56">
            <text:p>159.56</text:p>
          </table:table-cell>
          <table:table-cell table:style-name="ce3" office:value-type="float" office:value="228.329">
            <text:p>228.329</text:p>
          </table:table-cell>
          <table:table-cell/>
          <table:table-cell table:style-name="ce3"/>
          <table:table-cell table:style-name="ce2" office:value-type="string">
            <text:p>16 Hilos</text:p>
          </table:table-cell>
          <table:table-cell table:style-name="ce2" office:value-type="string">
            <text:p>8 Hilos</text:p>
          </table:table-cell>
          <table:table-cell table:style-name="ce2" office:value-type="string">
            <text:p>4 Hilos</text:p>
          </table:table-cell>
          <table:table-cell table:style-name="ce2" office:value-type="string">
            <text:p>2 Hilos</text:p>
          </table:table-cell>
          <table:table-cell table:style-name="ce2" office:value-type="string">
            <text:p>1 Hilo</text:p>
          </table:table-cell>
          <table:table-cell table:number-columns-repeated="5"/>
        </table:table-row>
        <table:table-row table:style-name="ro1">
          <table:table-cell office:value-type="float" office:value="73.7531">
            <text:p>73.7531</text:p>
          </table:table-cell>
          <table:table-cell office:value-type="float" office:value="57.9796">
            <text:p>57.9796</text:p>
          </table:table-cell>
          <table:table-cell office:value-type="float" office:value="82.8074">
            <text:p>82.8074</text:p>
          </table:table-cell>
          <table:table-cell office:value-type="float" office:value="171.043">
            <text:p>171.043</text:p>
          </table:table-cell>
          <table:table-cell table:style-name="ce5" office:value-type="float" office:value="229.391">
            <text:p>229.391</text:p>
          </table:table-cell>
          <table:table-cell/>
          <table:table-cell table:style-name="ce7" office:value-type="string">
            <text:p>Tiempos promedio:</text:p>
          </table:table-cell>
          <table:table-cell table:style-name="ce3" table:formula="of:=AVERAGE([.A17:.A26])" office:value-type="float" office:value="307.1376">
            <text:p>307.1376</text:p>
          </table:table-cell>
          <table:table-cell table:style-name="ce3" table:formula="of:=AVERAGE([.B17:.B26])" office:value-type="float" office:value="249.7975">
            <text:p>249.7975</text:p>
          </table:table-cell>
          <table:table-cell table:style-name="ce3" table:formula="of:=AVERAGE([.C17:.C26])" office:value-type="float" office:value="344.5338">
            <text:p>344.5338</text:p>
          </table:table-cell>
          <table:table-cell table:style-name="ce3" table:formula="of:=AVERAGE([.D17:.D26])" office:value-type="float" office:value="523.4172">
            <text:p>523.4172</text:p>
          </table:table-cell>
          <table:table-cell table:style-name="ce3" table:formula="of:=AVERAGE([.E17:.E26])" office:value-type="float" office:value="951.7981">
            <text:p>951.7981</text:p>
          </table:table-cell>
          <table:table-cell table:number-columns-repeated="5"/>
        </table:table-row>
        <table:table-row table:style-name="ro1">
          <table:table-cell office:value-type="float" office:value="74.7531">
            <text:p>74.7531</text:p>
          </table:table-cell>
          <table:table-cell office:value-type="float" office:value="58.9796">
            <text:p>58.9796</text:p>
          </table:table-cell>
          <table:table-cell office:value-type="float" office:value="82.6581">
            <text:p>82.6581</text:p>
          </table:table-cell>
          <table:table-cell office:value-type="float" office:value="159.856">
            <text:p>159.856</text:p>
          </table:table-cell>
          <table:table-cell table:style-name="ce3" office:value-type="float" office:value="228.382">
            <text:p>228.382</text:p>
          </table:table-cell>
          <table:table-cell table:number-columns-repeated="12"/>
        </table:table-row>
        <table:table-row table:style-name="ro1">
          <table:table-cell office:value-type="float" office:value="75.7531">
            <text:p>75.7531</text:p>
          </table:table-cell>
          <table:table-cell office:value-type="float" office:value="59.9796">
            <text:p>59.9796</text:p>
          </table:table-cell>
          <table:table-cell office:value-type="float" office:value="83.3515">
            <text:p>83.3515</text:p>
          </table:table-cell>
          <table:table-cell office:value-type="float" office:value="151.544">
            <text:p>151.544</text:p>
          </table:table-cell>
          <table:table-cell table:style-name="ce3" office:value-type="float" office:value="229.635">
            <text:p>229.635</text:p>
          </table:table-cell>
          <table:table-cell table:number-columns-repeated="12"/>
        </table:table-row>
        <table:table-row table:style-name="ro1">
          <table:table-cell office:value-type="float" office:value="76.7531">
            <text:p>76.7531</text:p>
          </table:table-cell>
          <table:table-cell office:value-type="float" office:value="60.9796">
            <text:p>60.9796</text:p>
          </table:table-cell>
          <table:table-cell office:value-type="float" office:value="83.1445">
            <text:p>83.1445</text:p>
          </table:table-cell>
          <table:table-cell office:value-type="float" office:value="125.791">
            <text:p>125.791</text:p>
          </table:table-cell>
          <table:table-cell table:style-name="ce3" office:value-type="float" office:value="228.622">
            <text:p>228.622</text:p>
          </table:table-cell>
          <table:table-cell table:number-columns-repeated="12"/>
        </table:table-row>
        <table:table-row table:style-name="ro1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" office:value-type="string" table:number-columns-spanned="6" table:number-rows-spanned="1">
            <text:p>1 Millon elementos Tiempo</text:p>
          </table:table-cell>
          <table:covered-table-cell table:number-columns-repeated="5"/>
          <table:table-cell table:number-columns-repeated="5"/>
        </table:table-row>
        <table:table-row table:style-name="ro1">
          <table:table-cell table:style-name="ce1" office:value-type="string" table:number-columns-spanned="5" table:number-rows-spanned="1">
            <text:p>4 Millon elementos</text:p>
          </table:table-cell>
          <table:covered-table-cell table:number-columns-repeated="4" table:style-name="ce4"/>
          <table:table-cell/>
          <table:table-cell table:style-name="ce3"/>
          <table:table-cell table:style-name="ce2" office:value-type="string">
            <text:p>16 Hilos</text:p>
          </table:table-cell>
          <table:table-cell table:style-name="ce2" office:value-type="string">
            <text:p>8 Hilos</text:p>
          </table:table-cell>
          <table:table-cell table:style-name="ce2" office:value-type="string">
            <text:p>4 Hilos</text:p>
          </table:table-cell>
          <table:table-cell table:style-name="ce2" office:value-type="string">
            <text:p>2 Hilos</text:p>
          </table:table-cell>
          <table:table-cell table:style-name="ce2" office:value-type="string">
            <text:p>1 Hil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6 Hilos</text:p>
          </table:table-cell>
          <table:table-cell table:style-name="ce2" office:value-type="string">
            <text:p>8 Hilos</text:p>
          </table:table-cell>
          <table:table-cell table:style-name="ce2" office:value-type="string">
            <text:p>4 Hilos</text:p>
          </table:table-cell>
          <table:table-cell table:style-name="ce2" office:value-type="string">
            <text:p>2 Hilos</text:p>
          </table:table-cell>
          <table:table-cell table:style-name="ce2" office:value-type="string">
            <text:p>1 Hilo</text:p>
          </table:table-cell>
          <table:table-cell/>
          <table:table-cell table:style-name="ce7" office:value-type="string">
            <text:p>Desviacion:</text:p>
          </table:table-cell>
          <table:table-cell table:style-name="ce3" table:formula="of:=STDEV([.A3:.A12])" office:value-type="float" office:value="3.02765035409749">
            <text:p>3.0276503541</text:p>
          </table:table-cell>
          <table:table-cell table:style-name="ce3" table:formula="of:=STDEV([.B3:.B12])" office:value-type="float" office:value="3.02765035409749">
            <text:p>3.0276503541</text:p>
          </table:table-cell>
          <table:table-cell table:style-name="ce3" table:formula="of:=STDEV([.C3:.C12])" office:value-type="float" office:value="0.866309823010476">
            <text:p>0.866309823</text:p>
          </table:table-cell>
          <table:table-cell table:style-name="ce3" table:formula="of:=STDEV([.D3:.D12])" office:value-type="float" office:value="18.7941717115233">
            <text:p>18.7941717115</text:p>
          </table:table-cell>
          <table:table-cell table:style-name="ce3" table:formula="of:=STDEV([.E3:.E12])" office:value-type="float" office:value="1.27317391672239">
            <text:p>1.2731739167</text:p>
          </table:table-cell>
          <table:table-cell table:number-columns-repeated="5"/>
        </table:table-row>
        <table:table-row table:style-name="ro1">
          <table:table-cell office:value-type="float" office:value="296.394">
            <text:p>296.394</text:p>
          </table:table-cell>
          <table:table-cell office:value-type="float" office:value="243.816">
            <text:p>243.816</text:p>
          </table:table-cell>
          <table:table-cell office:value-type="float" office:value="341.39">
            <text:p>341.39</text:p>
          </table:table-cell>
          <table:table-cell office:value-type="float" office:value="505.954">
            <text:p>505.954</text:p>
          </table:table-cell>
          <table:table-cell table:style-name="ce3" office:value-type="float" office:value="954.24">
            <text:p>954.24</text:p>
          </table:table-cell>
          <table:table-cell table:number-columns-repeated="12"/>
        </table:table-row>
        <table:table-row table:style-name="ro1">
          <table:table-cell office:value-type="float" office:value="314.983">
            <text:p>314.983</text:p>
          </table:table-cell>
          <table:table-cell office:value-type="float" office:value="250.983">
            <text:p>250.983</text:p>
          </table:table-cell>
          <table:table-cell office:value-type="float" office:value="357.157">
            <text:p>357.157</text:p>
          </table:table-cell>
          <table:table-cell office:value-type="float" office:value="502.916">
            <text:p>502.916</text:p>
          </table:table-cell>
          <table:table-cell table:style-name="ce3" office:value-type="float" office:value="954.334">
            <text:p>954.334</text:p>
          </table:table-cell>
          <table:table-cell table:number-columns-repeated="12"/>
        </table:table-row>
        <table:table-row table:style-name="ro1">
          <table:table-cell office:value-type="float" office:value="312.745">
            <text:p>312.745</text:p>
          </table:table-cell>
          <table:table-cell office:value-type="float" office:value="256.235">
            <text:p>256.235</text:p>
          </table:table-cell>
          <table:table-cell office:value-type="float" office:value="343.715">
            <text:p>343.715</text:p>
          </table:table-cell>
          <table:table-cell office:value-type="float" office:value="509.386">
            <text:p>509.386</text:p>
          </table:table-cell>
          <table:table-cell table:style-name="ce3" office:value-type="float" office:value="952.399">
            <text:p>952.399</text:p>
          </table:table-cell>
          <table:table-cell/>
          <table:table-cell table:style-name="ce8" office:value-type="string" table:number-columns-spanned="6" table:number-rows-spanned="1">
            <text:p>4 Millon elementos Tiempo</text:p>
          </table:table-cell>
          <table:covered-table-cell table:number-columns-repeated="5" table:style-name="ce9"/>
          <table:table-cell table:number-columns-repeated="5"/>
        </table:table-row>
        <table:table-row table:style-name="ro1">
          <table:table-cell office:value-type="float" office:value="300.873">
            <text:p>300.873</text:p>
          </table:table-cell>
          <table:table-cell office:value-type="float" office:value="247.09">
            <text:p>247.09</text:p>
          </table:table-cell>
          <table:table-cell office:value-type="float" office:value="338.361">
            <text:p>338.361</text:p>
          </table:table-cell>
          <table:table-cell office:value-type="float" office:value="587.494">
            <text:p>587.494</text:p>
          </table:table-cell>
          <table:table-cell table:style-name="ce3" office:value-type="float" office:value="951.985">
            <text:p>951.985</text:p>
          </table:table-cell>
          <table:table-cell table:style-name="ce6"/>
          <table:table-cell table:style-name="ce7"/>
          <table:table-cell table:style-name="ce10" office:value-type="string">
            <text:p>16 Hilos</text:p>
          </table:table-cell>
          <table:table-cell table:style-name="ce10" office:value-type="string">
            <text:p>8 Hilos</text:p>
          </table:table-cell>
          <table:table-cell table:style-name="ce10" office:value-type="string">
            <text:p>4 Hilos</text:p>
          </table:table-cell>
          <table:table-cell table:style-name="ce10" office:value-type="string">
            <text:p>2 Hilos</text:p>
          </table:table-cell>
          <table:table-cell table:style-name="ce10" office:value-type="string">
            <text:p>1 Hilo</text:p>
          </table:table-cell>
          <table:table-cell table:number-columns-repeated="5"/>
        </table:table-row>
        <table:table-row table:style-name="ro1">
          <table:table-cell office:value-type="float" office:value="311.706">
            <text:p>311.706</text:p>
          </table:table-cell>
          <table:table-cell office:value-type="float" office:value="256.4">
            <text:p>256.4</text:p>
          </table:table-cell>
          <table:table-cell office:value-type="float" office:value="343.579">
            <text:p>343.579</text:p>
          </table:table-cell>
          <table:table-cell office:value-type="float" office:value="504.712">
            <text:p>504.712</text:p>
          </table:table-cell>
          <table:table-cell table:style-name="ce3" office:value-type="float" office:value="950.903">
            <text:p>950.903</text:p>
          </table:table-cell>
          <table:table-cell/>
          <table:table-cell table:style-name="ce7" office:value-type="string">
            <text:p>Desviacion:</text:p>
          </table:table-cell>
          <table:table-cell table:style-name="ce7" table:formula="of:=STDEV([.A17:.A26])" office:value-type="float" office:value="9.8149397937815">
            <text:p>9.8149397938</text:p>
          </table:table-cell>
          <table:table-cell table:style-name="ce7" table:formula="of:=STDEV([.B17:.B26])" office:value-type="float" office:value="5.22332008613508">
            <text:p>5.2233200861</text:p>
          </table:table-cell>
          <table:table-cell table:style-name="ce7" table:formula="of:=STDEV([.C17:.C26])" office:value-type="float" office:value="4.98172591243905">
            <text:p>4.9817259124</text:p>
          </table:table-cell>
          <table:table-cell table:style-name="ce7" table:formula="of:=STDEV([.D17:.D26])" office:value-type="float" office:value="39.270897570027">
            <text:p>39.27089757</text:p>
          </table:table-cell>
          <table:table-cell table:style-name="ce7" table:formula="of:=STDEV([.E17:.E26])" office:value-type="float" office:value="2.19102149946345">
            <text:p>2.1910214995</text:p>
          </table:table-cell>
          <table:table-cell/>
          <table:table-cell table:style-name="ce6"/>
          <table:table-cell table:number-columns-repeated="3"/>
        </table:table-row>
        <table:table-row table:style-name="ro1">
          <table:table-cell office:value-type="float" office:value="298.42">
            <text:p>298.42</text:p>
          </table:table-cell>
          <table:table-cell office:value-type="float" office:value="245.884">
            <text:p>245.884</text:p>
          </table:table-cell>
          <table:table-cell office:value-type="float" office:value="344.447">
            <text:p>344.447</text:p>
          </table:table-cell>
          <table:table-cell office:value-type="float" office:value="504.203">
            <text:p>504.203</text:p>
          </table:table-cell>
          <table:table-cell table:style-name="ce3" office:value-type="float" office:value="949.922">
            <text:p>949.922</text:p>
          </table:table-cell>
          <table:table-cell/>
          <table:table-cell table:style-name="ce9" table:number-columns-repeated="6"/>
          <table:table-cell table:number-columns-repeated="5"/>
        </table:table-row>
        <table:table-row table:style-name="ro1">
          <table:table-cell office:value-type="float" office:value="298.644">
            <text:p>298.644</text:p>
          </table:table-cell>
          <table:table-cell office:value-type="float" office:value="251.535">
            <text:p>251.535</text:p>
          </table:table-cell>
          <table:table-cell office:value-type="float" office:value="343.596">
            <text:p>343.596</text:p>
          </table:table-cell>
          <table:table-cell office:value-type="float" office:value="502.634">
            <text:p>502.634</text:p>
          </table:table-cell>
          <table:table-cell table:style-name="ce5" office:value-type="float" office:value="947.268">
            <text:p>947.268</text:p>
          </table:table-cell>
          <table:table-cell/>
          <table:table-cell table:style-name="ce9" table:number-columns-repeated="6"/>
          <table:table-cell table:number-columns-repeated="5"/>
        </table:table-row>
        <table:table-row table:style-name="ro1">
          <table:table-cell office:value-type="float" office:value="312.695">
            <text:p>312.695</text:p>
          </table:table-cell>
          <table:table-cell office:value-type="float" office:value="241.817">
            <text:p>241.817</text:p>
          </table:table-cell>
          <table:table-cell office:value-type="float" office:value="344.118">
            <text:p>344.118</text:p>
          </table:table-cell>
          <table:table-cell office:value-type="float" office:value="508.14">
            <text:p>508.14</text:p>
          </table:table-cell>
          <table:table-cell table:style-name="ce3" office:value-type="float" office:value="952.607">
            <text:p>952.607</text:p>
          </table:table-cell>
          <table:table-cell/>
          <table:table-cell table:style-name="ce9" table:number-columns-repeated="6"/>
          <table:table-cell table:number-columns-repeated="2"/>
          <table:table-cell table:style-name="ce6"/>
          <table:table-cell table:number-columns-repeated="2"/>
        </table:table-row>
        <table:table-row table:style-name="ro1">
          <table:table-cell office:value-type="float" office:value="325.927">
            <text:p>325.927</text:p>
          </table:table-cell>
          <table:table-cell office:value-type="float" office:value="248.694">
            <text:p>248.694</text:p>
          </table:table-cell>
          <table:table-cell office:value-type="float" office:value="341.901">
            <text:p>341.901</text:p>
          </table:table-cell>
          <table:table-cell office:value-type="float" office:value="607.053">
            <text:p>607.053</text:p>
          </table:table-cell>
          <table:table-cell table:style-name="ce3" office:value-type="float" office:value="953.687">
            <text:p>953.687</text:p>
          </table:table-cell>
          <table:table-cell/>
          <table:table-cell table:style-name="ce9" table:number-columns-repeated="6"/>
          <table:table-cell table:number-columns-repeated="5"/>
        </table:table-row>
        <table:table-row table:style-name="ro1">
          <table:table-cell office:value-type="float" office:value="298.989">
            <text:p>298.989</text:p>
          </table:table-cell>
          <table:table-cell office:value-type="float" office:value="255.521">
            <text:p>255.521</text:p>
          </table:table-cell>
          <table:table-cell office:value-type="float" office:value="347.074">
            <text:p>347.074</text:p>
          </table:table-cell>
          <table:table-cell office:value-type="float" office:value="501.68">
            <text:p>501.68</text:p>
          </table:table-cell>
          <table:table-cell table:style-name="ce3" office:value-type="float" office:value="950.636">
            <text:p>950.636</text:p>
          </table:table-cell>
          <table:table-cell/>
          <table:table-cell table:style-name="ce9" table:number-columns-repeated="6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8" office:value-type="string" table:number-columns-spanned="5" table:number-rows-spanned="1">
            <text:p>1 Millon elementos Promedio</text:p>
          </table:table-cell>
          <table:covered-table-cell table:number-columns-repeated="4" table:style-name="ce9"/>
          <table:table-cell table:style-name="ce9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7"/>
          <table:table-cell table:style-name="ce10" office:value-type="string">
            <text:p>16 Hilos</text:p>
          </table:table-cell>
          <table:table-cell table:style-name="ce10" office:value-type="string">
            <text:p>8 Hilos</text:p>
          </table:table-cell>
          <table:table-cell table:style-name="ce10" office:value-type="string">
            <text:p>4 Hilos</text:p>
          </table:table-cell>
          <table:table-cell table:style-name="ce10" office:value-type="string">
            <text:p>2 Hilos</text:p>
          </table:table-cell>
          <table:table-cell table:style-name="ce9"/>
          <table:table-cell table:number-columns-repeated="5"/>
        </table:table-row>
        <table:table-row table:style-name="ro1">
          <table:table-cell table:style-name="ce1" office:value-type="string" table:number-columns-spanned="4" table:number-rows-spanned="1">
            <text:p>Aceleraciones 1M</text:p>
          </table:table-cell>
          <table:covered-table-cell table:number-columns-repeated="3" table:style-name="Default"/>
          <table:table-cell table:number-columns-repeated="2"/>
          <table:table-cell table:style-name="ce7" office:value-type="string">
            <text:p>promedios:</text:p>
          </table:table-cell>
          <table:table-cell table:style-name="ce7" table:formula="of:=AVERAGE([.A31:.A40])" office:value-type="float" office:value="0.781345061638546">
            <text:p>0.7813450616</text:p>
          </table:table-cell>
          <table:table-cell table:style-name="ce7" table:formula="of:=AVERAGE([.B31:.B40])" office:value-type="float" office:value="1.47467956745029">
            <text:p>1.4746795675</text:p>
          </table:table-cell>
          <table:table-cell table:style-name="ce7" table:formula="of:=AVERAGE([.C31:.C40])" office:value-type="float" office:value="1.72539480208925">
            <text:p>1.7253948021</text:p>
          </table:table-cell>
          <table:table-cell table:style-name="ce7" table:formula="of:=AVERAGE([.D31:.D40])" office:value-type="float" office:value="1.62545617271426">
            <text:p>1.6254561727</text:p>
          </table:table-cell>
          <table:table-cell table:style-name="ce9"/>
          <table:table-cell table:number-columns-repeated="5"/>
        </table:table-row>
        <table:table-row table:style-name="ro1">
          <table:table-cell table:style-name="ce2" office:value-type="string">
            <text:p>16 Hilos</text:p>
          </table:table-cell>
          <table:table-cell table:style-name="ce2" office:value-type="string">
            <text:p>8 Hilos</text:p>
          </table:table-cell>
          <table:table-cell table:style-name="ce2" office:value-type="string">
            <text:p>4 Hilos</text:p>
          </table:table-cell>
          <table:table-cell table:style-name="ce2" office:value-type="string">
            <text:p>2 Hilos</text:p>
          </table:table-cell>
          <table:table-cell table:number-columns-repeated="2"/>
          <table:table-cell table:style-name="ce9" table:number-columns-repeated="6"/>
          <table:table-cell table:number-columns-repeated="5"/>
        </table:table-row>
        <table:table-row table:style-name="ro1">
          <table:table-cell table:formula="of:=[.B3]/[.A3]" office:value-type="float" office:value="0.767191464302002">
            <text:p>0.7671914643</text:p>
          </table:table-cell>
          <table:table-cell table:formula="of:=[.C3]/[.B3]" office:value-type="float" office:value="1.59655903469823">
            <text:p>1.5965590347</text:p>
          </table:table-cell>
          <table:table-cell table:formula="of:=[.D3]/[.C3]" office:value-type="float" office:value="1.70997186357146">
            <text:p>1.7099718636</text:p>
          </table:table-cell>
          <table:table-cell table:formula="of:=[.E3]/[.D3]" office:value-type="float" office:value="1.62860444795219">
            <text:p>1.628604448</text:p>
          </table:table-cell>
          <table:table-cell table:number-columns-repeated="2"/>
          <table:table-cell table:style-name="ce9" table:number-columns-repeated="6"/>
          <table:table-cell table:number-columns-repeated="5"/>
        </table:table-row>
        <table:table-row table:style-name="ro1">
          <table:table-cell table:formula="of:=[.B4]/[.A4]" office:value-type="float" office:value="0.770577617591061">
            <text:p>0.7705776176</text:p>
          </table:table-cell>
          <table:table-cell table:formula="of:=[.C4]/[.B4]" office:value-type="float" office:value="1.55129899055486">
            <text:p>1.5512989906</text:p>
          </table:table-cell>
          <table:table-cell table:formula="of:=[.D4]/[.C4]" office:value-type="float" office:value="1.50327544921837">
            <text:p>1.5032754492</text:p>
          </table:table-cell>
          <table:table-cell table:formula="of:=[.E4]/[.D4]" office:value-type="float" office:value="1.87736948603804">
            <text:p>1.877369486</text:p>
          </table:table-cell>
          <table:table-cell table:number-columns-repeated="2"/>
          <table:table-cell table:style-name="ce8" office:value-type="string" table:number-columns-spanned="5" table:number-rows-spanned="1">
            <text:p>4 Millon elementos Promedio</text:p>
          </table:table-cell>
          <table:covered-table-cell table:number-columns-repeated="4" table:style-name="ce9"/>
          <table:table-cell table:style-name="ce9"/>
          <table:table-cell table:number-columns-repeated="5"/>
        </table:table-row>
        <table:table-row table:style-name="ro1">
          <table:table-cell table:formula="of:=[.B5]/[.A5]" office:value-type="float" office:value="0.773866681194097">
            <text:p>0.7738666812</text:p>
          </table:table-cell>
          <table:table-cell table:formula="of:=[.C5]/[.B5]" office:value-type="float" office:value="1.53017806726986">
            <text:p>1.5301780673</text:p>
          </table:table-cell>
          <table:table-cell table:formula="of:=[.D5]/[.C5]" office:value-type="float" office:value="1.49188119866729">
            <text:p>1.4918811987</text:p>
          </table:table-cell>
          <table:table-cell table:formula="of:=[.E5]/[.D5]" office:value-type="float" office:value="1.85705243169111">
            <text:p>1.8570524317</text:p>
          </table:table-cell>
          <table:table-cell table:number-columns-repeated="2"/>
          <table:table-cell table:style-name="ce7"/>
          <table:table-cell table:style-name="ce10" office:value-type="string">
            <text:p>16 Hilos</text:p>
          </table:table-cell>
          <table:table-cell table:style-name="ce10" office:value-type="string">
            <text:p>8 Hilos</text:p>
          </table:table-cell>
          <table:table-cell table:style-name="ce10" office:value-type="string">
            <text:p>4 Hilos</text:p>
          </table:table-cell>
          <table:table-cell table:style-name="ce10" office:value-type="string">
            <text:p>2 Hilos</text:p>
          </table:table-cell>
          <table:table-cell table:style-name="ce9"/>
          <table:table-cell table:number-columns-repeated="5"/>
        </table:table-row>
        <table:table-row table:style-name="ro1">
          <table:table-cell table:formula="of:=[.B6]/[.A6]" office:value-type="float" office:value="0.777062771807878">
            <text:p>0.7770627718</text:p>
          </table:table-cell>
          <table:table-cell table:formula="of:=[.C6]/[.B6]" office:value-type="float" office:value="1.53422178407991">
            <text:p>1.5342217841</text:p>
          </table:table-cell>
          <table:table-cell table:formula="of:=[.D6]/[.C6]" office:value-type="float" office:value="1.42657636136662">
            <text:p>1.4265763614</text:p>
          </table:table-cell>
          <table:table-cell table:formula="of:=[.E6]/[.D6]" office:value-type="float" office:value="1.89971994382256">
            <text:p>1.8997199438</text:p>
          </table:table-cell>
          <table:table-cell table:number-columns-repeated="2"/>
          <table:table-cell table:style-name="ce7" office:value-type="string">
            <text:p>promedios:</text:p>
          </table:table-cell>
          <table:table-cell table:style-name="ce7" table:formula="of:=AVERAGE([.A45:.A54])" office:value-type="float" office:value="0.813973961842744">
            <text:p>0.8139739618</text:p>
          </table:table-cell>
          <table:table-cell table:style-name="ce7" table:formula="of:=AVERAGE([.B45:.B54])" office:value-type="float" office:value="1.37970134571256">
            <text:p>1.3797013457</text:p>
          </table:table-cell>
          <table:table-cell table:style-name="ce7" table:formula="of:=AVERAGE([.C45:.C54])" office:value-type="float" office:value="1.5201718989703">
            <text:p>1.520171899</text:p>
          </table:table-cell>
          <table:table-cell table:style-name="ce7" table:formula="of:=AVERAGE([.D45:.D54])" office:value-type="float" office:value="1.82670148167041">
            <text:p>1.8267014817</text:p>
          </table:table-cell>
          <table:table-cell table:style-name="ce9"/>
          <table:table-cell table:number-columns-repeated="5"/>
        </table:table-row>
        <table:table-row table:style-name="ro1">
          <table:table-cell table:formula="of:=[.B7]/[.A7]" office:value-type="float" office:value="0.780169776636828">
            <text:p>0.7801697766</text:p>
          </table:table-cell>
          <table:table-cell table:formula="of:=[.C7]/[.B7]" office:value-type="float" office:value="1.4651194363661">
            <text:p>1.4651194364</text:p>
          </table:table-cell>
          <table:table-cell table:formula="of:=[.D7]/[.C7]" office:value-type="float" office:value="1.90798714409731">
            <text:p>1.9079871441</text:p>
          </table:table-cell>
          <table:table-cell table:formula="of:=[.E7]/[.D7]" office:value-type="float" office:value="1.45824253771879">
            <text:p>1.4582425377</text:p>
          </table:table-cell>
          <table:table-cell table:number-columns-repeated="13"/>
        </table:table-row>
        <table:table-row table:style-name="ro1">
          <table:table-cell table:formula="of:=[.B8]/[.A8]" office:value-type="float" office:value="0.783191369165025">
            <text:p>0.7831913692</text:p>
          </table:table-cell>
          <table:table-cell table:formula="of:=[.C8]/[.B8]" office:value-type="float" office:value="1.48658818243722">
            <text:p>1.4865881824</text:p>
          </table:table-cell>
          <table:table-cell table:formula="of:=[.D8]/[.C8]" office:value-type="float" office:value="1.88370961877193">
            <text:p>1.8837096188</text:p>
          </table:table-cell>
          <table:table-cell table:formula="of:=[.E8]/[.D8]" office:value-type="float" office:value="1.43099147656054">
            <text:p>1.4309914766</text:p>
          </table:table-cell>
          <table:table-cell table:number-columns-repeated="13"/>
        </table:table-row>
        <table:table-row table:style-name="ro1">
          <table:table-cell table:formula="of:=[.B9]/[.A9]" office:value-type="float" office:value="0.786131023645108">
            <text:p>0.7861310236</text:p>
          </table:table-cell>
          <table:table-cell table:formula="of:=[.C9]/[.B9]" office:value-type="float" office:value="1.42821613119097">
            <text:p>1.4282161312</text:p>
          </table:table-cell>
          <table:table-cell table:formula="of:=[.D9]/[.C9]" office:value-type="float" office:value="2.06555211249236">
            <text:p>2.0655521125</text:p>
          </table:table-cell>
          <table:table-cell table:formula="of:=[.E9]/[.D9]" office:value-type="float" office:value="1.34113059289185">
            <text:p>1.3411305929</text:p>
          </table:table-cell>
          <table:table-cell table:number-columns-repeated="13"/>
        </table:table-row>
        <table:table-row table:style-name="ro1">
          <table:table-cell table:formula="of:=[.B10]/[.A10]" office:value-type="float" office:value="0.788992028424239">
            <text:p>0.7889920284</text:p>
          </table:table-cell>
          <table:table-cell table:formula="of:=[.C10]/[.B10]" office:value-type="float" office:value="1.40146932159594">
            <text:p>1.4014693216</text:p>
          </table:table-cell>
          <table:table-cell table:formula="of:=[.D10]/[.C10]" office:value-type="float" office:value="1.93394234805784">
            <text:p>1.9339423481</text:p>
          </table:table-cell>
          <table:table-cell table:formula="of:=[.E10]/[.D10]" office:value-type="float" office:value="1.42867330597538">
            <text:p>1.428673306</text:p>
          </table:table-cell>
          <table:table-cell table:number-columns-repeated="2"/>
          <table:table-cell table:style-name="ce8" office:value-type="string" table:number-columns-spanned="5" table:number-rows-spanned="1">
            <text:p>1 Millon elementos Aceleracion</text:p>
          </table:table-cell>
          <table:covered-table-cell table:number-columns-repeated="4" table:style-name="ce9"/>
          <table:table-cell table:number-columns-repeated="6"/>
        </table:table-row>
        <table:table-row table:style-name="ro1">
          <table:table-cell table:formula="of:=[.B11]/[.A11]" office:value-type="float" office:value="0.791777498214594">
            <text:p>0.7917774982</text:p>
          </table:table-cell>
          <table:table-cell table:formula="of:=[.C11]/[.B11]" office:value-type="float" office:value="1.38966415247851">
            <text:p>1.3896641525</text:p>
          </table:table-cell>
          <table:table-cell table:formula="of:=[.D11]/[.C11]" office:value-type="float" office:value="1.81813164730089">
            <text:p>1.8181316473</text:p>
          </table:table-cell>
          <table:table-cell table:formula="of:=[.E11]/[.D11]" office:value-type="float" office:value="1.51530248640659">
            <text:p>1.5153024864</text:p>
          </table:table-cell>
          <table:table-cell table:number-columns-repeated="2"/>
          <table:table-cell table:style-name="ce7"/>
          <table:table-cell table:style-name="ce10" office:value-type="string">
            <text:p>16 Hilos</text:p>
          </table:table-cell>
          <table:table-cell table:style-name="ce10" office:value-type="string">
            <text:p>8 Hilos</text:p>
          </table:table-cell>
          <table:table-cell table:style-name="ce10" office:value-type="string">
            <text:p>4 Hilos</text:p>
          </table:table-cell>
          <table:table-cell table:style-name="ce10" office:value-type="string">
            <text:p>2 Hilos</text:p>
          </table:table-cell>
          <table:table-cell table:number-columns-repeated="6"/>
        </table:table-row>
        <table:table-row table:style-name="ro1">
          <table:table-cell table:formula="of:=[.B12]/[.A12]" office:value-type="float" office:value="0.794490385404629">
            <text:p>0.7944903854</text:p>
          </table:table-cell>
          <table:table-cell table:formula="of:=[.C12]/[.B12]" office:value-type="float" office:value="1.36348057383125">
            <text:p>1.3634805738</text:p>
          </table:table-cell>
          <table:table-cell table:formula="of:=[.D12]/[.C12]" office:value-type="float" office:value="1.51292027734847">
            <text:p>1.5129202773</text:p>
          </table:table-cell>
          <table:table-cell table:formula="of:=[.E12]/[.D12]" office:value-type="float" office:value="1.81747501808555">
            <text:p>1.8174750181</text:p>
          </table:table-cell>
          <table:table-cell table:number-columns-repeated="2"/>
          <table:table-cell table:style-name="ce7" office:value-type="string">
            <text:p>Desviacion:</text:p>
          </table:table-cell>
          <table:table-cell table:style-name="ce7" table:formula="of:=STDEV([.A31:.A40])" office:value-type="float" office:value="0.00917928403551675">
            <text:p>0.009179284</text:p>
          </table:table-cell>
          <table:table-cell table:style-name="ce7" table:formula="of:=STDEV([.B31:.B40])" office:value-type="float" office:value="0.0779566394905617">
            <text:p>0.0779566395</text:p>
          </table:table-cell>
          <table:table-cell table:style-name="ce7" table:formula="of:=STDEV([.C31:.C40])" office:value-type="float" office:value="0.227240475381967">
            <text:p>0.2272404754</text:p>
          </table:table-cell>
          <table:table-cell table:style-name="ce7" table:formula="of:=STDEV([.D31:.D40])" office:value-type="float" office:value="0.217734342140991">
            <text:p>0.2177343421</text:p>
          </table:table-cell>
          <table:table-cell table:style-name="ce6"/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ce9" table:number-columns-repeated="5"/>
          <table:table-cell table:number-columns-repeated="6"/>
        </table:table-row>
        <table:table-row table:style-name="ro1">
          <table:table-cell table:style-name="ce1" office:value-type="string" table:number-columns-spanned="4" table:number-rows-spanned="1">
            <text:p>Aceleraciones 4M</text:p>
          </table:table-cell>
          <table:covered-table-cell table:number-columns-repeated="3" table:style-name="Default"/>
          <table:table-cell table:number-columns-repeated="2"/>
          <table:table-cell table:style-name="ce8" office:value-type="string" table:number-columns-spanned="5" table:number-rows-spanned="1">
            <text:p>4 Millon elementos Aceleracion</text:p>
          </table:table-cell>
          <table:covered-table-cell table:number-columns-repeated="4" table:style-name="ce9"/>
          <table:table-cell table:number-columns-repeated="6"/>
        </table:table-row>
        <table:table-row table:style-name="ro1">
          <table:table-cell table:style-name="ce2" office:value-type="string">
            <text:p>16 Hilos</text:p>
          </table:table-cell>
          <table:table-cell table:style-name="ce2" office:value-type="string">
            <text:p>8 Hilos</text:p>
          </table:table-cell>
          <table:table-cell table:style-name="ce2" office:value-type="string">
            <text:p>4 Hilos</text:p>
          </table:table-cell>
          <table:table-cell table:style-name="ce2" office:value-type="string">
            <text:p>2 Hilos</text:p>
          </table:table-cell>
          <table:table-cell table:number-columns-repeated="2"/>
          <table:table-cell table:style-name="ce7"/>
          <table:table-cell table:style-name="ce10" office:value-type="string">
            <text:p>16 Hilos</text:p>
          </table:table-cell>
          <table:table-cell table:style-name="ce10" office:value-type="string">
            <text:p>8 Hilos</text:p>
          </table:table-cell>
          <table:table-cell table:style-name="ce10" office:value-type="string">
            <text:p>4 Hilos</text:p>
          </table:table-cell>
          <table:table-cell table:style-name="ce10" office:value-type="string">
            <text:p>2 Hilos</text:p>
          </table:table-cell>
          <table:table-cell table:number-columns-repeated="6"/>
        </table:table-row>
        <table:table-row table:style-name="ro1">
          <table:table-cell table:formula="of:=[.B17]/[.A17]" office:value-type="float" office:value="0.822607745096055">
            <text:p>0.8226077451</text:p>
          </table:table-cell>
          <table:table-cell table:formula="of:=[.C17]/[.B17]" office:value-type="float" office:value="1.40019522918922">
            <text:p>1.4001952292</text:p>
          </table:table-cell>
          <table:table-cell table:formula="of:=[.D17]/[.C17]" office:value-type="float" office:value="1.48204106740092">
            <text:p>1.4820410674</text:p>
          </table:table-cell>
          <table:table-cell table:formula="of:=[.E17]/[.D17]" office:value-type="float" office:value="1.88602125884962">
            <text:p>1.8860212588</text:p>
          </table:table-cell>
          <table:table-cell table:number-columns-repeated="2"/>
          <table:table-cell table:style-name="ce7" office:value-type="string">
            <text:p>Desviacion:</text:p>
          </table:table-cell>
          <table:table-cell table:style-name="ce7" table:formula="of:=STDEV([.A45:.A54])" office:value-type="float" office:value="0.0285229152021257">
            <text:p>0.0285229152</text:p>
          </table:table-cell>
          <table:table-cell table:style-name="ce7" table:formula="of:=STDEV([.B45:.B54])" office:value-type="float" office:value="0.0306276640435493">
            <text:p>0.030627664</text:p>
          </table:table-cell>
          <table:table-cell table:style-name="ce7" table:formula="of:=STDEV([.C45:.C54])" office:value-type="float" office:value="0.126465020138183">
            <text:p>0.1264650201</text:p>
          </table:table-cell>
          <table:table-cell table:style-name="ce7" table:formula="of:=STDEV([.D45:.D54])" office:value-type="float" office:value="0.122568144457282">
            <text:p>0.1225681445</text:p>
          </table:table-cell>
          <table:table-cell table:number-columns-repeated="6"/>
        </table:table-row>
        <table:table-row table:style-name="ro1">
          <table:table-cell table:formula="of:=[.B18]/[.A18]" office:value-type="float" office:value="0.79681443125502">
            <text:p>0.7968144313</text:p>
          </table:table-cell>
          <table:table-cell table:formula="of:=[.C18]/[.B18]" office:value-type="float" office:value="1.42303263567652">
            <text:p>1.4230326357</text:p>
          </table:table-cell>
          <table:table-cell table:formula="of:=[.D18]/[.C18]" office:value-type="float" office:value="1.40810903888206">
            <text:p>1.4081090389</text:p>
          </table:table-cell>
          <table:table-cell table:formula="of:=[.E18]/[.D18]" office:value-type="float" office:value="1.89760118986073">
            <text:p>1.8976011899</text:p>
          </table:table-cell>
          <table:table-cell table:number-columns-repeated="13"/>
        </table:table-row>
        <table:table-row table:style-name="ro1">
          <table:table-cell table:formula="of:=[.B19]/[.A19]" office:value-type="float" office:value="0.819309661225599">
            <text:p>0.8193096612</text:p>
          </table:table-cell>
          <table:table-cell table:formula="of:=[.C19]/[.B19]" office:value-type="float" office:value="1.34140535055711">
            <text:p>1.3414053506</text:p>
          </table:table-cell>
          <table:table-cell table:formula="of:=[.D19]/[.C19]" office:value-type="float" office:value="1.48200107647324">
            <text:p>1.4820010765</text:p>
          </table:table-cell>
          <table:table-cell table:formula="of:=[.E19]/[.D19]" office:value-type="float" office:value="1.86969999175478">
            <text:p>1.8696999918</text:p>
          </table:table-cell>
          <table:table-cell/>
          <table:table-cell table:style-name="ce6"/>
          <table:table-cell table:number-columns-repeated="11"/>
        </table:table-row>
        <table:table-row table:style-name="ro1">
          <table:table-cell table:formula="of:=[.B20]/[.A20]" office:value-type="float" office:value="0.82124351470554">
            <text:p>0.8212435147</text:p>
          </table:table-cell>
          <table:table-cell table:formula="of:=[.C20]/[.B20]" office:value-type="float" office:value="1.36938362539965">
            <text:p>1.3693836254</text:p>
          </table:table-cell>
          <table:table-cell table:formula="of:=[.D20]/[.C20]" office:value-type="float" office:value="1.73629348536031">
            <text:p>1.7362934854</text:p>
          </table:table-cell>
          <table:table-cell table:formula="of:=[.E20]/[.D20]" office:value-type="float" office:value="1.62041654893497">
            <text:p>1.6204165489</text:p>
          </table:table-cell>
          <table:table-cell table:number-columns-repeated="13"/>
        </table:table-row>
        <table:table-row table:style-name="ro1">
          <table:table-cell table:formula="of:=[.B21]/[.A21]" office:value-type="float" office:value="0.822569985819971">
            <text:p>0.8225699858</text:p>
          </table:table-cell>
          <table:table-cell table:formula="of:=[.C21]/[.B21]" office:value-type="float" office:value="1.34001170046802">
            <text:p>1.3400117005</text:p>
          </table:table-cell>
          <table:table-cell table:formula="of:=[.D21]/[.C21]" office:value-type="float" office:value="1.46898384359929">
            <text:p>1.4689838436</text:p>
          </table:table-cell>
          <table:table-cell table:formula="of:=[.E21]/[.D21]" office:value-type="float" office:value="1.88405070614529">
            <text:p>1.8840507061</text:p>
          </table:table-cell>
          <table:table-cell/>
          <table:table-cell table:style-name="ce6"/>
          <table:table-cell table:number-columns-repeated="11"/>
        </table:table-row>
        <table:table-row table:style-name="ro1">
          <table:table-cell table:formula="of:=[.B22]/[.A22]" office:value-type="float" office:value="0.823952818175725">
            <text:p>0.8239528182</text:p>
          </table:table-cell>
          <table:table-cell table:formula="of:=[.C22]/[.B22]" office:value-type="float" office:value="1.40085162108962">
            <text:p>1.4008516211</text:p>
          </table:table-cell>
          <table:table-cell table:formula="of:=[.D22]/[.C22]" office:value-type="float" office:value="1.4638043008068">
            <text:p>1.4638043008</text:p>
          </table:table-cell>
          <table:table-cell table:formula="of:=[.E22]/[.D22]" office:value-type="float" office:value="1.88400703684825">
            <text:p>1.8840070368</text:p>
          </table:table-cell>
          <table:table-cell table:number-columns-repeated="13"/>
        </table:table-row>
        <table:table-row table:style-name="ro1">
          <table:table-cell table:formula="of:=[.B23]/[.A23]" office:value-type="float" office:value="0.842257001647446">
            <text:p>0.8422570016</text:p>
          </table:table-cell>
          <table:table-cell table:formula="of:=[.C23]/[.B23]" office:value-type="float" office:value="1.3659967797722">
            <text:p>1.3659967798</text:p>
          </table:table-cell>
          <table:table-cell table:formula="of:=[.D23]/[.C23]" office:value-type="float" office:value="1.46286336278653">
            <text:p>1.4628633628</text:p>
          </table:table-cell>
          <table:table-cell table:formula="of:=[.E23]/[.D23]" office:value-type="float" office:value="1.88460788565835">
            <text:p>1.8846078857</text:p>
          </table:table-cell>
          <table:table-cell table:number-columns-repeated="13"/>
        </table:table-row>
        <table:table-row table:style-name="ro1">
          <table:table-cell table:formula="of:=[.B24]/[.A24]" office:value-type="float" office:value="0.773331840931259">
            <text:p>0.7733318409</text:p>
          </table:table-cell>
          <table:table-cell table:formula="of:=[.C24]/[.B24]" office:value-type="float" office:value="1.42305131566432">
            <text:p>1.4230513157</text:p>
          </table:table-cell>
          <table:table-cell table:formula="of:=[.D24]/[.C24]" office:value-type="float" office:value="1.47664463933883">
            <text:p>1.4766446393</text:p>
          </table:table-cell>
          <table:table-cell table:formula="of:=[.E24]/[.D24]" office:value-type="float" office:value="1.87469398197347">
            <text:p>1.874693982</text:p>
          </table:table-cell>
          <table:table-cell table:number-columns-repeated="13"/>
        </table:table-row>
        <table:table-row table:style-name="ro1">
          <table:table-cell table:formula="of:=[.B25]/[.A25]" office:value-type="float" office:value="0.763035894540802">
            <text:p>0.7630358945</text:p>
          </table:table-cell>
          <table:table-cell table:formula="of:=[.C25]/[.B25]" office:value-type="float" office:value="1.37478588144467">
            <text:p>1.3747858814</text:p>
          </table:table-cell>
          <table:table-cell table:formula="of:=[.D25]/[.C25]" office:value-type="float" office:value="1.77552273903849">
            <text:p>1.775522739</text:p>
          </table:table-cell>
          <table:table-cell table:formula="of:=[.E25]/[.D25]" office:value-type="float" office:value="1.57101109787778">
            <text:p>1.5710110979</text:p>
          </table:table-cell>
          <table:table-cell table:number-columns-repeated="13"/>
        </table:table-row>
        <table:table-row table:style-name="ro1">
          <table:table-cell table:formula="of:=[.B26]/[.A26]" office:value-type="float" office:value="0.854616725030018">
            <text:p>0.854616725</text:p>
          </table:table-cell>
          <table:table-cell table:formula="of:=[.C26]/[.B26]" office:value-type="float" office:value="1.35829931786429">
            <text:p>1.3582993179</text:p>
          </table:table-cell>
          <table:table-cell table:formula="of:=[.D26]/[.C26]" office:value-type="float" office:value="1.44545543601653">
            <text:p>1.445455436</text:p>
          </table:table-cell>
          <table:table-cell table:formula="of:=[.E26]/[.D26]" office:value-type="float" office:value="1.89490511880083">
            <text:p>1.8949051188</text:p>
          </table:table-cell>
          <table:table-cell table:number-columns-repeated="13"/>
        </table:table-row>
        <table:table-row table:style-name="ro1" table:number-rows-repeated="8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1" office:value-type="string" table:number-columns-spanned="10" table:number-rows-spanned="1">
            <text:p>Tabla de datos</text:p>
          </table:table-cell>
          <table:covered-table-cell table:number-columns-repeated="8" table:style-name="ce15"/>
          <table:covered-table-cell table:style-name="ce1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1" office:value-type="string" table:number-columns-spanned="2" table:number-rows-spanned="1">
            <text:p>1 hilo</text:p>
          </table:table-cell>
          <table:covered-table-cell table:style-name="ce11"/>
          <table:table-cell table:style-name="ce11" office:value-type="string" table:number-columns-spanned="4" table:number-rows-spanned="1">
            <text:p>2 hilos</text:p>
          </table:table-cell>
          <table:covered-table-cell table:number-columns-repeated="3" table:style-name="ce11"/>
          <table:table-cell table:style-name="ce11" office:value-type="string" table:number-columns-spanned="4" table:number-rows-spanned="1">
            <text:p>4 hilos</text:p>
          </table:table-cell>
          <table:covered-table-cell table:number-columns-repeated="3" table:style-name="ce11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1" office:value-type="string">
            <text:p>CP == 1000000</text:p>
          </table:table-cell>
          <table:table-cell table:style-name="ce11" office:value-type="string">
            <text:p>CP == 4000000</text:p>
          </table:table-cell>
          <table:table-cell table:style-name="ce11" office:value-type="string" table:number-columns-spanned="2" table:number-rows-spanned="1">
            <text:p>CP == 1000000</text:p>
          </table:table-cell>
          <table:covered-table-cell table:style-name="ce11"/>
          <table:table-cell table:style-name="ce11" office:value-type="string" table:number-columns-spanned="2" table:number-rows-spanned="1">
            <text:p>CP == 4000000</text:p>
          </table:table-cell>
          <table:covered-table-cell table:style-name="ce11"/>
          <table:table-cell table:style-name="ce11" office:value-type="string" table:number-columns-spanned="2" table:number-rows-spanned="1">
            <text:p>CP == 1000000</text:p>
          </table:table-cell>
          <table:covered-table-cell table:style-name="ce11"/>
          <table:table-cell table:style-name="ce11" office:value-type="string" table:number-columns-spanned="2" table:number-rows-spanned="1">
            <text:p>CP == 4000000</text:p>
          </table:table-cell>
          <table:covered-table-cell table:style-name="ce11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" office:value-type="string">
            <text:p>Tp = 229.3054</text:p>
          </table:table-cell>
          <table:table-cell table:style-name="ce12" office:value-type="string">
            <text:p>Tp = 951.7981</text:p>
          </table:table-cell>
          <table:table-cell table:style-name="ce12" office:value-type="string">
            <text:p>Tp = 143.3299</text:p>
          </table:table-cell>
          <table:table-cell table:style-name="ce12" office:value-type="string">
            <text:p>Ac = 1.6254</text:p>
          </table:table-cell>
          <table:table-cell table:style-name="ce12" office:value-type="string">
            <text:p>Tp = 523.4172</text:p>
          </table:table-cell>
          <table:table-cell table:style-name="ce12" office:value-type="string">
            <text:p>Ac = 1.8267</text:p>
          </table:table-cell>
          <table:table-cell table:style-name="ce12" office:value-type="string">
            <text:p>Tp = 83.0808</text:p>
          </table:table-cell>
          <table:table-cell table:style-name="ce12" office:value-type="string">
            <text:p>Ac = 1.7253</text:p>
          </table:table-cell>
          <table:table-cell table:style-name="ce12" office:value-type="string">
            <text:p>Tp = 344.5338</text:p>
          </table:table-cell>
          <table:table-cell table:style-name="ce12" office:value-type="string">
            <text:p>Ac = 1.5201</text:p>
          </table:table-cell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" office:value-type="string">
            <text:p>De-tp = 1.2731</text:p>
          </table:table-cell>
          <table:table-cell table:style-name="ce12" office:value-type="string">
            <text:p>De-tp = 2.1910</text:p>
          </table:table-cell>
          <table:table-cell table:style-name="ce12" office:value-type="string">
            <text:p>De-tp = 18.7941</text:p>
          </table:table-cell>
          <table:table-cell table:style-name="ce12" office:value-type="string">
            <text:p>De-ac = 0.2177</text:p>
          </table:table-cell>
          <table:table-cell table:style-name="ce12" office:value-type="string">
            <text:p>De-tp = 39.2708</text:p>
          </table:table-cell>
          <table:table-cell table:style-name="ce12" office:value-type="string">
            <text:p>De-ac = 0.1225</text:p>
          </table:table-cell>
          <table:table-cell table:style-name="ce12" office:value-type="string">
            <text:p>De-tp = 0.8663</text:p>
          </table:table-cell>
          <table:table-cell table:style-name="ce12" office:value-type="string">
            <text:p>De-ac = 0.2272</text:p>
          </table:table-cell>
          <table:table-cell table:style-name="ce12" office:value-type="string">
            <text:p>De-tp = 4.9817</text:p>
          </table:table-cell>
          <table:table-cell table:style-name="ce12" office:value-type="string">
            <text:p>De-ac = 0.1264</text:p>
          </table:table-cell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3"/>
          <table:table-cell table:style-name="ce16" table:number-columns-repeated="2"/>
          <table:table-cell table:style-name="ce17"/>
          <table:table-cell table:style-name="ce16" table:number-columns-repeated="5"/>
          <table:table-cell table:style-name="ce13"/>
        </table:table-row>
        <table:table-row table:style-name="ro1" table:number-rows-repeated="2">
          <table:table-cell table:style-name="Default" table:number-columns-repeated="4"/>
          <table:table-cell table:number-columns-repeated="3"/>
          <table:table-cell table:style-name="ce14"/>
          <table:table-cell table:number-columns-repeated="8"/>
          <table:table-cell table:style-name="ce14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1" office:value-type="string" table:number-columns-spanned="4" table:number-rows-spanned="1">
            <text:p>8 hilos</text:p>
          </table:table-cell>
          <table:covered-table-cell table:number-columns-repeated="3" table:style-name="ce11"/>
          <table:table-cell table:style-name="ce11" office:value-type="string" table:number-columns-spanned="4" table:number-rows-spanned="1">
            <text:p>16 hilos</text:p>
          </table:table-cell>
          <table:covered-table-cell table:number-columns-repeated="3" table:style-name="ce11"/>
          <table:table-cell/>
          <table:table-cell table:style-name="ce14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1" office:value-type="string" table:number-columns-spanned="2" table:number-rows-spanned="1">
            <text:p>CP == 1000000</text:p>
          </table:table-cell>
          <table:covered-table-cell table:style-name="ce11"/>
          <table:table-cell table:style-name="ce11" office:value-type="string" table:number-columns-spanned="2" table:number-rows-spanned="1">
            <text:p>CP == 4000000</text:p>
          </table:table-cell>
          <table:covered-table-cell table:style-name="ce11"/>
          <table:table-cell table:style-name="ce11" office:value-type="string" table:number-columns-spanned="2" table:number-rows-spanned="1">
            <text:p>CP == 1000000</text:p>
          </table:table-cell>
          <table:covered-table-cell table:style-name="ce11"/>
          <table:table-cell table:style-name="ce11" office:value-type="string" table:number-columns-spanned="2" table:number-rows-spanned="1">
            <text:p>CP == 4000000</text:p>
          </table:table-cell>
          <table:covered-table-cell table:style-name="ce11"/>
          <table:table-cell/>
          <table:table-cell table:style-name="ce14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" office:value-type="string">
            <text:p>Tp = 56.4796</text:p>
          </table:table-cell>
          <table:table-cell table:style-name="ce12" office:value-type="string">
            <text:p>Ac = 1.4746</text:p>
          </table:table-cell>
          <table:table-cell table:style-name="ce12" office:value-type="string">
            <text:p>Tp = 249.7975</text:p>
          </table:table-cell>
          <table:table-cell table:style-name="ce12" office:value-type="string">
            <text:p>Ac = 1.3797</text:p>
          </table:table-cell>
          <table:table-cell table:style-name="ce12" office:value-type="string">
            <text:p>Tp = 72.2531</text:p>
          </table:table-cell>
          <table:table-cell table:style-name="ce12" office:value-type="string">
            <text:p>Ac = 0.7813</text:p>
          </table:table-cell>
          <table:table-cell table:style-name="ce12" office:value-type="string">
            <text:p>Tp = 307.1376</text:p>
          </table:table-cell>
          <table:table-cell table:style-name="ce12" office:value-type="string">
            <text:p>Ac = 0.8139</text:p>
          </table:table-cell>
          <table:table-cell/>
          <table:table-cell table:style-name="ce14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" office:value-type="string">
            <text:p>De-tp = 3.0276</text:p>
          </table:table-cell>
          <table:table-cell table:style-name="ce12" office:value-type="string">
            <text:p>De-ac = 0.0779</text:p>
          </table:table-cell>
          <table:table-cell table:style-name="ce12" office:value-type="string">
            <text:p>De-tp = 5.2233</text:p>
          </table:table-cell>
          <table:table-cell table:style-name="ce12" office:value-type="string">
            <text:p>De-ac = 0.0306</text:p>
          </table:table-cell>
          <table:table-cell table:style-name="ce12" office:value-type="string">
            <text:p>De-tp = 3.0276</text:p>
          </table:table-cell>
          <table:table-cell table:style-name="ce12" office:value-type="string">
            <text:p>De-ac = 0.0091</text:p>
          </table:table-cell>
          <table:table-cell table:style-name="ce12" office:value-type="string">
            <text:p>De-tp = 9.8149</text:p>
          </table:table-cell>
          <table:table-cell table:style-name="ce12" office:value-type="string">
            <text:p>De-ac = 0.0285</text:p>
          </table:table-cell>
          <table:table-cell table:style-name="ce14" table:number-columns-repeated="2"/>
        </table:table-row>
        <table:table-row table:style-name="ro1">
          <table:table-cell table:style-name="Default" table:number-columns-repeated="4"/>
          <table:table-cell table:number-columns-repeated="10"/>
          <table:table-cell table:style-name="ce6"/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column table:style-name="co1" table:number-columns-repeated="3" table:default-cell-style-name="ce9"/>
        <table:table-row table:style-name="ro1">
          <table:table-cell office:value-type="string">
            <text:p>Infected</text:p>
          </table:table-cell>
          <table:table-cell table:style-name="Default" office:value-type="string">
            <text:p>Dead</text:p>
          </table:table-cell>
          <table:table-cell table:style-name="Default" office:value-type="string">
            <text:p>Immune</text:p>
          </table:table-cell>
          <table:table-cell table:style-name="Default"/>
        </table:table-row>
        <table:table-row table:style-name="ro1">
          <table:table-cell office:value-type="float" office:value="37809">
            <text:p>3780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111">
            <text:p>47111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Hoja2.O30" table:end-x="0.3291in" table:end-y="0.0732in" draw:z-index="0" draw:style-name="gr1" draw:text-style-name="P1" svg:width="9.2413in" svg:height="4.7906in" svg:x="0.8669in" svg:y="0.0835in">
              <draw:object draw:notify-on-update-of-ranges="Hoja2.A1:Hoja2.A1 Hoja2.A2:Hoja2.A366 Hoja2.B1:Hoja2.B1 Hoja2.B2:Hoja2.B366 Hoja2.C1:Hoja2.C1 Hoja2.C2:Hoja2.C36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2333">
            <text:p>5233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72">
            <text:p>5327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7">
            <text:p>5328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343">
            <text:p>343</text:p>
          </table:table-cell>
          <table:table-cell office:value-type="float" office:value="1378">
            <text:p>1378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828">
            <text:p>828</text:p>
          </table:table-cell>
          <table:table-cell office:value-type="float" office:value="3176">
            <text:p>3176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1364">
            <text:p>1364</text:p>
          </table:table-cell>
          <table:table-cell office:value-type="float" office:value="5193">
            <text:p>5193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1964">
            <text:p>1964</text:p>
          </table:table-cell>
          <table:table-cell office:value-type="float" office:value="7300">
            <text:p>730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2501">
            <text:p>2501</text:p>
          </table:table-cell>
          <table:table-cell office:value-type="float" office:value="9266">
            <text:p>9266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3028">
            <text:p>3028</text:p>
          </table:table-cell>
          <table:table-cell office:value-type="float" office:value="11229">
            <text:p>11229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3585">
            <text:p>3585</text:p>
          </table:table-cell>
          <table:table-cell office:value-type="float" office:value="13267">
            <text:p>13267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4136">
            <text:p>4136</text:p>
          </table:table-cell>
          <table:table-cell office:value-type="float" office:value="15298">
            <text:p>15298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4638">
            <text:p>4638</text:p>
          </table:table-cell>
          <table:table-cell office:value-type="float" office:value="17181">
            <text:p>17181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5208">
            <text:p>5208</text:p>
          </table:table-cell>
          <table:table-cell office:value-type="float" office:value="19194">
            <text:p>19194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5747">
            <text:p>5747</text:p>
          </table:table-cell>
          <table:table-cell office:value-type="float" office:value="21197">
            <text:p>21197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6311">
            <text:p>6311</text:p>
          </table:table-cell>
          <table:table-cell office:value-type="float" office:value="23286">
            <text:p>23286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6814">
            <text:p>6814</text:p>
          </table:table-cell>
          <table:table-cell office:value-type="float" office:value="25340">
            <text:p>2534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7426">
            <text:p>7426</text:p>
          </table:table-cell>
          <table:table-cell office:value-type="float" office:value="27485">
            <text:p>27485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7916">
            <text:p>7916</text:p>
          </table:table-cell>
          <table:table-cell office:value-type="float" office:value="29424">
            <text:p>29424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8454">
            <text:p>8454</text:p>
          </table:table-cell>
          <table:table-cell office:value-type="float" office:value="31341">
            <text:p>31341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9050">
            <text:p>9050</text:p>
          </table:table-cell>
          <table:table-cell office:value-type="float" office:value="33431">
            <text:p>33431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9605">
            <text:p>9605</text:p>
          </table:table-cell>
          <table:table-cell office:value-type="float" office:value="35512">
            <text:p>35512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10123">
            <text:p>10123</text:p>
          </table:table-cell>
          <table:table-cell office:value-type="float" office:value="37512">
            <text:p>37512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10615">
            <text:p>10615</text:p>
          </table:table-cell>
          <table:table-cell office:value-type="float" office:value="39392">
            <text:p>39392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11168">
            <text:p>11168</text:p>
          </table:table-cell>
          <table:table-cell office:value-type="float" office:value="41472">
            <text:p>41472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11695">
            <text:p>11695</text:p>
          </table:table-cell>
          <table:table-cell office:value-type="float" office:value="43648">
            <text:p>43648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12196">
            <text:p>12196</text:p>
          </table:table-cell>
          <table:table-cell office:value-type="float" office:value="45454">
            <text:p>45454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12720">
            <text:p>12720</text:p>
          </table:table-cell>
          <table:table-cell office:value-type="float" office:value="47518">
            <text:p>47518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13293">
            <text:p>13293</text:p>
          </table:table-cell>
          <table:table-cell office:value-type="float" office:value="49437">
            <text:p>49437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13897">
            <text:p>13897</text:p>
          </table:table-cell>
          <table:table-cell office:value-type="float" office:value="51609">
            <text:p>51609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14416">
            <text:p>14416</text:p>
          </table:table-cell>
          <table:table-cell office:value-type="float" office:value="53531">
            <text:p>53531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15011">
            <text:p>15011</text:p>
          </table:table-cell>
          <table:table-cell office:value-type="float" office:value="55650">
            <text:p>55650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15565">
            <text:p>15565</text:p>
          </table:table-cell>
          <table:table-cell office:value-type="float" office:value="57659">
            <text:p>57659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16108">
            <text:p>16108</text:p>
          </table:table-cell>
          <table:table-cell office:value-type="float" office:value="59775">
            <text:p>59775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16612">
            <text:p>16612</text:p>
          </table:table-cell>
          <table:table-cell office:value-type="float" office:value="61708">
            <text:p>61708</text:p>
          </table:table-cell>
          <table:table-cell/>
        </table:table-row>
        <table:table-row table:style-name="ro1">
          <table:table-cell office:value-type="float" office:value="53288">
            <text:p>53288</text:p>
          </table:table-cell>
          <table:table-cell office:value-type="float" office:value="17141">
            <text:p>17141</text:p>
          </table:table-cell>
          <table:table-cell office:value-type="float" office:value="63672">
            <text:p>63672</text:p>
          </table:table-cell>
          <table:table-cell/>
        </table:table-row>
        <table:table-row table:style-name="ro1">
          <table:table-cell office:value-type="float" office:value="53620">
            <text:p>53620</text:p>
          </table:table-cell>
          <table:table-cell office:value-type="float" office:value="17639">
            <text:p>17639</text:p>
          </table:table-cell>
          <table:table-cell office:value-type="float" office:value="65500">
            <text:p>65500</text:p>
          </table:table-cell>
          <table:table-cell/>
        </table:table-row>
        <table:table-row table:style-name="ro1">
          <table:table-cell office:value-type="float" office:value="54322">
            <text:p>54322</text:p>
          </table:table-cell>
          <table:table-cell office:value-type="float" office:value="18190">
            <text:p>18190</text:p>
          </table:table-cell>
          <table:table-cell office:value-type="float" office:value="67616">
            <text:p>67616</text:p>
          </table:table-cell>
          <table:table-cell/>
        </table:table-row>
        <table:table-row table:style-name="ro1">
          <table:table-cell office:value-type="float" office:value="55131">
            <text:p>55131</text:p>
          </table:table-cell>
          <table:table-cell office:value-type="float" office:value="18683">
            <text:p>18683</text:p>
          </table:table-cell>
          <table:table-cell office:value-type="float" office:value="69504">
            <text:p>69504</text:p>
          </table:table-cell>
          <table:table-cell/>
        </table:table-row>
        <table:table-row table:style-name="ro1">
          <table:table-cell office:value-type="float" office:value="55986">
            <text:p>55986</text:p>
          </table:table-cell>
          <table:table-cell office:value-type="float" office:value="19211">
            <text:p>19211</text:p>
          </table:table-cell>
          <table:table-cell office:value-type="float" office:value="71578">
            <text:p>71578</text:p>
          </table:table-cell>
          <table:table-cell/>
        </table:table-row>
        <table:table-row table:style-name="ro1">
          <table:table-cell office:value-type="float" office:value="56854">
            <text:p>56854</text:p>
          </table:table-cell>
          <table:table-cell office:value-type="float" office:value="19745">
            <text:p>19745</text:p>
          </table:table-cell>
          <table:table-cell office:value-type="float" office:value="73634">
            <text:p>73634</text:p>
          </table:table-cell>
          <table:table-cell/>
        </table:table-row>
        <table:table-row table:style-name="ro1">
          <table:table-cell office:value-type="float" office:value="57762">
            <text:p>57762</text:p>
          </table:table-cell>
          <table:table-cell office:value-type="float" office:value="20330">
            <text:p>20330</text:p>
          </table:table-cell>
          <table:table-cell office:value-type="float" office:value="75749">
            <text:p>75749</text:p>
          </table:table-cell>
          <table:table-cell/>
        </table:table-row>
        <table:table-row table:style-name="ro1">
          <table:table-cell office:value-type="float" office:value="58577">
            <text:p>58577</text:p>
          </table:table-cell>
          <table:table-cell office:value-type="float" office:value="20868">
            <text:p>20868</text:p>
          </table:table-cell>
          <table:table-cell office:value-type="float" office:value="77716">
            <text:p>77716</text:p>
          </table:table-cell>
          <table:table-cell/>
        </table:table-row>
        <table:table-row table:style-name="ro1">
          <table:table-cell office:value-type="float" office:value="59382">
            <text:p>59382</text:p>
          </table:table-cell>
          <table:table-cell office:value-type="float" office:value="21350">
            <text:p>21350</text:p>
          </table:table-cell>
          <table:table-cell office:value-type="float" office:value="79550">
            <text:p>79550</text:p>
          </table:table-cell>
          <table:table-cell/>
        </table:table-row>
        <table:table-row table:style-name="ro1">
          <table:table-cell office:value-type="float" office:value="60124">
            <text:p>60124</text:p>
          </table:table-cell>
          <table:table-cell office:value-type="float" office:value="21887">
            <text:p>21887</text:p>
          </table:table-cell>
          <table:table-cell office:value-type="float" office:value="81594">
            <text:p>81594</text:p>
          </table:table-cell>
          <table:table-cell/>
        </table:table-row>
        <table:table-row table:style-name="ro1">
          <table:table-cell office:value-type="float" office:value="60964">
            <text:p>60964</text:p>
          </table:table-cell>
          <table:table-cell office:value-type="float" office:value="22474">
            <text:p>22474</text:p>
          </table:table-cell>
          <table:table-cell office:value-type="float" office:value="83715">
            <text:p>83715</text:p>
          </table:table-cell>
          <table:table-cell/>
        </table:table-row>
        <table:table-row table:style-name="ro1">
          <table:table-cell office:value-type="float" office:value="61736">
            <text:p>61736</text:p>
          </table:table-cell>
          <table:table-cell office:value-type="float" office:value="22962">
            <text:p>22962</text:p>
          </table:table-cell>
          <table:table-cell office:value-type="float" office:value="85696">
            <text:p>85696</text:p>
          </table:table-cell>
          <table:table-cell/>
        </table:table-row>
        <table:table-row table:style-name="ro1">
          <table:table-cell office:value-type="float" office:value="62596">
            <text:p>62596</text:p>
          </table:table-cell>
          <table:table-cell office:value-type="float" office:value="23420">
            <text:p>23420</text:p>
          </table:table-cell>
          <table:table-cell office:value-type="float" office:value="87628">
            <text:p>87628</text:p>
          </table:table-cell>
          <table:table-cell/>
        </table:table-row>
        <table:table-row table:style-name="ro1">
          <table:table-cell office:value-type="float" office:value="63375">
            <text:p>63375</text:p>
          </table:table-cell>
          <table:table-cell office:value-type="float" office:value="23941">
            <text:p>23941</text:p>
          </table:table-cell>
          <table:table-cell office:value-type="float" office:value="89677">
            <text:p>89677</text:p>
          </table:table-cell>
          <table:table-cell/>
        </table:table-row>
        <table:table-row table:style-name="ro1">
          <table:table-cell office:value-type="float" office:value="64025">
            <text:p>64025</text:p>
          </table:table-cell>
          <table:table-cell office:value-type="float" office:value="24454">
            <text:p>24454</text:p>
          </table:table-cell>
          <table:table-cell office:value-type="float" office:value="91712">
            <text:p>91712</text:p>
          </table:table-cell>
          <table:table-cell/>
        </table:table-row>
        <table:table-row table:style-name="ro1">
          <table:table-cell office:value-type="float" office:value="64707">
            <text:p>64707</text:p>
          </table:table-cell>
          <table:table-cell office:value-type="float" office:value="25000">
            <text:p>25000</text:p>
          </table:table-cell>
          <table:table-cell office:value-type="float" office:value="93869">
            <text:p>93869</text:p>
          </table:table-cell>
          <table:table-cell/>
        </table:table-row>
        <table:table-row table:style-name="ro1">
          <table:table-cell office:value-type="float" office:value="65427">
            <text:p>65427</text:p>
          </table:table-cell>
          <table:table-cell office:value-type="float" office:value="25538">
            <text:p>25538</text:p>
          </table:table-cell>
          <table:table-cell office:value-type="float" office:value="95885">
            <text:p>95885</text:p>
          </table:table-cell>
          <table:table-cell/>
        </table:table-row>
        <table:table-row table:style-name="ro1">
          <table:table-cell office:value-type="float" office:value="66110">
            <text:p>66110</text:p>
          </table:table-cell>
          <table:table-cell office:value-type="float" office:value="26107">
            <text:p>26107</text:p>
          </table:table-cell>
          <table:table-cell office:value-type="float" office:value="98113">
            <text:p>98113</text:p>
          </table:table-cell>
          <table:table-cell/>
        </table:table-row>
        <table:table-row table:style-name="ro1">
          <table:table-cell office:value-type="float" office:value="66793">
            <text:p>66793</text:p>
          </table:table-cell>
          <table:table-cell office:value-type="float" office:value="26661">
            <text:p>26661</text:p>
          </table:table-cell>
          <table:table-cell office:value-type="float" office:value="100219">
            <text:p>100219</text:p>
          </table:table-cell>
          <table:table-cell/>
        </table:table-row>
        <table:table-row table:style-name="ro1">
          <table:table-cell office:value-type="float" office:value="67437">
            <text:p>67437</text:p>
          </table:table-cell>
          <table:table-cell office:value-type="float" office:value="27223">
            <text:p>27223</text:p>
          </table:table-cell>
          <table:table-cell office:value-type="float" office:value="102261">
            <text:p>102261</text:p>
          </table:table-cell>
          <table:table-cell/>
        </table:table-row>
        <table:table-row table:style-name="ro1">
          <table:table-cell office:value-type="float" office:value="68060">
            <text:p>68060</text:p>
          </table:table-cell>
          <table:table-cell office:value-type="float" office:value="27759">
            <text:p>27759</text:p>
          </table:table-cell>
          <table:table-cell office:value-type="float" office:value="104292">
            <text:p>104292</text:p>
          </table:table-cell>
          <table:table-cell/>
        </table:table-row>
        <table:table-row table:style-name="ro1">
          <table:table-cell office:value-type="float" office:value="68678">
            <text:p>68678</text:p>
          </table:table-cell>
          <table:table-cell office:value-type="float" office:value="28280">
            <text:p>28280</text:p>
          </table:table-cell>
          <table:table-cell office:value-type="float" office:value="106256">
            <text:p>106256</text:p>
          </table:table-cell>
          <table:table-cell/>
        </table:table-row>
        <table:table-row table:style-name="ro1">
          <table:table-cell office:value-type="float" office:value="69316">
            <text:p>69316</text:p>
          </table:table-cell>
          <table:table-cell office:value-type="float" office:value="28824">
            <text:p>28824</text:p>
          </table:table-cell>
          <table:table-cell office:value-type="float" office:value="108443">
            <text:p>108443</text:p>
          </table:table-cell>
          <table:table-cell/>
        </table:table-row>
        <table:table-row table:style-name="ro1">
          <table:table-cell office:value-type="float" office:value="69856">
            <text:p>69856</text:p>
          </table:table-cell>
          <table:table-cell office:value-type="float" office:value="29366">
            <text:p>29366</text:p>
          </table:table-cell>
          <table:table-cell office:value-type="float" office:value="110539">
            <text:p>110539</text:p>
          </table:table-cell>
          <table:table-cell/>
        </table:table-row>
        <table:table-row table:style-name="ro1">
          <table:table-cell office:value-type="float" office:value="70398">
            <text:p>70398</text:p>
          </table:table-cell>
          <table:table-cell office:value-type="float" office:value="29903">
            <text:p>29903</text:p>
          </table:table-cell>
          <table:table-cell office:value-type="float" office:value="112540">
            <text:p>112540</text:p>
          </table:table-cell>
          <table:table-cell/>
        </table:table-row>
        <table:table-row table:style-name="ro1">
          <table:table-cell office:value-type="float" office:value="70957">
            <text:p>70957</text:p>
          </table:table-cell>
          <table:table-cell office:value-type="float" office:value="30433">
            <text:p>30433</text:p>
          </table:table-cell>
          <table:table-cell office:value-type="float" office:value="114373">
            <text:p>114373</text:p>
          </table:table-cell>
          <table:table-cell/>
        </table:table-row>
        <table:table-row table:style-name="ro1">
          <table:table-cell office:value-type="float" office:value="71503">
            <text:p>71503</text:p>
          </table:table-cell>
          <table:table-cell office:value-type="float" office:value="30954">
            <text:p>30954</text:p>
          </table:table-cell>
          <table:table-cell office:value-type="float" office:value="116237">
            <text:p>116237</text:p>
          </table:table-cell>
          <table:table-cell/>
        </table:table-row>
        <table:table-row table:style-name="ro1">
          <table:table-cell office:value-type="float" office:value="71969">
            <text:p>71969</text:p>
          </table:table-cell>
          <table:table-cell office:value-type="float" office:value="31432">
            <text:p>31432</text:p>
          </table:table-cell>
          <table:table-cell office:value-type="float" office:value="118177">
            <text:p>118177</text:p>
          </table:table-cell>
          <table:table-cell/>
        </table:table-row>
        <table:table-row table:style-name="ro1">
          <table:table-cell office:value-type="float" office:value="72425">
            <text:p>72425</text:p>
          </table:table-cell>
          <table:table-cell office:value-type="float" office:value="31954">
            <text:p>31954</text:p>
          </table:table-cell>
          <table:table-cell office:value-type="float" office:value="120183">
            <text:p>120183</text:p>
          </table:table-cell>
          <table:table-cell/>
        </table:table-row>
        <table:table-row table:style-name="ro1">
          <table:table-cell office:value-type="float" office:value="72900">
            <text:p>72900</text:p>
          </table:table-cell>
          <table:table-cell office:value-type="float" office:value="32126">
            <text:p>32126</text:p>
          </table:table-cell>
          <table:table-cell office:value-type="float" office:value="120841">
            <text:p>120841</text:p>
          </table:table-cell>
          <table:table-cell/>
        </table:table-row>
        <table:table-row table:style-name="ro1">
          <table:table-cell office:value-type="float" office:value="73387">
            <text:p>73387</text:p>
          </table:table-cell>
          <table:table-cell office:value-type="float" office:value="32193">
            <text:p>32193</text:p>
          </table:table-cell>
          <table:table-cell office:value-type="float" office:value="121035">
            <text:p>121035</text:p>
          </table:table-cell>
          <table:table-cell/>
        </table:table-row>
        <table:table-row table:style-name="ro1">
          <table:table-cell office:value-type="float" office:value="73833">
            <text:p>73833</text:p>
          </table:table-cell>
          <table:table-cell office:value-type="float" office:value="32221">
            <text:p>32221</text:p>
          </table:table-cell>
          <table:table-cell office:value-type="float" office:value="121132">
            <text:p>121132</text:p>
          </table:table-cell>
          <table:table-cell/>
        </table:table-row>
        <table:table-row table:style-name="ro1">
          <table:table-cell office:value-type="float" office:value="74298">
            <text:p>74298</text:p>
          </table:table-cell>
          <table:table-cell office:value-type="float" office:value="32224">
            <text:p>32224</text:p>
          </table:table-cell>
          <table:table-cell office:value-type="float" office:value="121145">
            <text:p>121145</text:p>
          </table:table-cell>
          <table:table-cell/>
        </table:table-row>
        <table:table-row table:style-name="ro1">
          <table:table-cell office:value-type="float" office:value="74748">
            <text:p>74748</text:p>
          </table:table-cell>
          <table:table-cell office:value-type="float" office:value="32224">
            <text:p>32224</text:p>
          </table:table-cell>
          <table:table-cell office:value-type="float" office:value="121145">
            <text:p>121145</text:p>
          </table:table-cell>
          <table:table-cell/>
        </table:table-row>
        <table:table-row table:style-name="ro1">
          <table:table-cell office:value-type="float" office:value="75245">
            <text:p>75245</text:p>
          </table:table-cell>
          <table:table-cell office:value-type="float" office:value="32224">
            <text:p>32224</text:p>
          </table:table-cell>
          <table:table-cell office:value-type="float" office:value="121145">
            <text:p>121145</text:p>
          </table:table-cell>
          <table:table-cell/>
        </table:table-row>
        <table:table-row table:style-name="ro1">
          <table:table-cell office:value-type="float" office:value="75733">
            <text:p>75733</text:p>
          </table:table-cell>
          <table:table-cell office:value-type="float" office:value="32224">
            <text:p>32224</text:p>
          </table:table-cell>
          <table:table-cell office:value-type="float" office:value="121145">
            <text:p>121145</text:p>
          </table:table-cell>
          <table:table-cell/>
        </table:table-row>
        <table:table-row table:style-name="ro1">
          <table:table-cell office:value-type="float" office:value="76236">
            <text:p>76236</text:p>
          </table:table-cell>
          <table:table-cell office:value-type="float" office:value="32224">
            <text:p>32224</text:p>
          </table:table-cell>
          <table:table-cell office:value-type="float" office:value="121145">
            <text:p>121145</text:p>
          </table:table-cell>
          <table:table-cell/>
        </table:table-row>
        <table:table-row table:style-name="ro1">
          <table:table-cell office:value-type="float" office:value="76729">
            <text:p>76729</text:p>
          </table:table-cell>
          <table:table-cell office:value-type="float" office:value="32224">
            <text:p>32224</text:p>
          </table:table-cell>
          <table:table-cell office:value-type="float" office:value="121145">
            <text:p>121145</text:p>
          </table:table-cell>
          <table:table-cell/>
        </table:table-row>
        <table:table-row table:style-name="ro1">
          <table:table-cell office:value-type="float" office:value="77241">
            <text:p>77241</text:p>
          </table:table-cell>
          <table:table-cell office:value-type="float" office:value="32224">
            <text:p>32224</text:p>
          </table:table-cell>
          <table:table-cell office:value-type="float" office:value="121145">
            <text:p>121145</text:p>
          </table:table-cell>
          <table:table-cell/>
        </table:table-row>
        <table:table-row table:style-name="ro1">
          <table:table-cell office:value-type="float" office:value="77778">
            <text:p>77778</text:p>
          </table:table-cell>
          <table:table-cell office:value-type="float" office:value="32224">
            <text:p>32224</text:p>
          </table:table-cell>
          <table:table-cell office:value-type="float" office:value="121145">
            <text:p>121145</text:p>
          </table:table-cell>
          <table:table-cell/>
        </table:table-row>
        <table:table-row table:style-name="ro1">
          <table:table-cell office:value-type="float" office:value="78294">
            <text:p>78294</text:p>
          </table:table-cell>
          <table:table-cell office:value-type="float" office:value="32224">
            <text:p>32224</text:p>
          </table:table-cell>
          <table:table-cell office:value-type="float" office:value="121145">
            <text:p>121145</text:p>
          </table:table-cell>
          <table:table-cell/>
        </table:table-row>
        <table:table-row table:style-name="ro1">
          <table:table-cell office:value-type="float" office:value="78790">
            <text:p>78790</text:p>
          </table:table-cell>
          <table:table-cell office:value-type="float" office:value="32224">
            <text:p>32224</text:p>
          </table:table-cell>
          <table:table-cell office:value-type="float" office:value="121145">
            <text:p>121145</text:p>
          </table:table-cell>
          <table:table-cell/>
        </table:table-row>
        <table:table-row table:style-name="ro1">
          <table:table-cell office:value-type="float" office:value="79384">
            <text:p>79384</text:p>
          </table:table-cell>
          <table:table-cell office:value-type="float" office:value="32224">
            <text:p>32224</text:p>
          </table:table-cell>
          <table:table-cell office:value-type="float" office:value="121148">
            <text:p>121148</text:p>
          </table:table-cell>
          <table:table-cell/>
        </table:table-row>
        <table:table-row table:style-name="ro1">
          <table:table-cell office:value-type="float" office:value="79951">
            <text:p>79951</text:p>
          </table:table-cell>
          <table:table-cell office:value-type="float" office:value="32227">
            <text:p>32227</text:p>
          </table:table-cell>
          <table:table-cell office:value-type="float" office:value="121160">
            <text:p>121160</text:p>
          </table:table-cell>
          <table:table-cell/>
        </table:table-row>
        <table:table-row table:style-name="ro1">
          <table:table-cell office:value-type="float" office:value="80518">
            <text:p>80518</text:p>
          </table:table-cell>
          <table:table-cell office:value-type="float" office:value="32235">
            <text:p>32235</text:p>
          </table:table-cell>
          <table:table-cell office:value-type="float" office:value="121184">
            <text:p>121184</text:p>
          </table:table-cell>
          <table:table-cell/>
        </table:table-row>
        <table:table-row table:style-name="ro1">
          <table:table-cell office:value-type="float" office:value="81164">
            <text:p>81164</text:p>
          </table:table-cell>
          <table:table-cell office:value-type="float" office:value="32243">
            <text:p>32243</text:p>
          </table:table-cell>
          <table:table-cell office:value-type="float" office:value="121217">
            <text:p>121217</text:p>
          </table:table-cell>
          <table:table-cell/>
        </table:table-row>
        <table:table-row table:style-name="ro1">
          <table:table-cell office:value-type="float" office:value="81730">
            <text:p>81730</text:p>
          </table:table-cell>
          <table:table-cell office:value-type="float" office:value="32267">
            <text:p>32267</text:p>
          </table:table-cell>
          <table:table-cell office:value-type="float" office:value="121257">
            <text:p>121257</text:p>
          </table:table-cell>
          <table:table-cell/>
        </table:table-row>
        <table:table-row table:style-name="ro1">
          <table:table-cell office:value-type="float" office:value="82330">
            <text:p>82330</text:p>
          </table:table-cell>
          <table:table-cell office:value-type="float" office:value="32282">
            <text:p>32282</text:p>
          </table:table-cell>
          <table:table-cell office:value-type="float" office:value="121310">
            <text:p>121310</text:p>
          </table:table-cell>
          <table:table-cell/>
        </table:table-row>
        <table:table-row table:style-name="ro1">
          <table:table-cell office:value-type="float" office:value="83019">
            <text:p>83019</text:p>
          </table:table-cell>
          <table:table-cell office:value-type="float" office:value="32295">
            <text:p>32295</text:p>
          </table:table-cell>
          <table:table-cell office:value-type="float" office:value="121379">
            <text:p>121379</text:p>
          </table:table-cell>
          <table:table-cell/>
        </table:table-row>
        <table:table-row table:style-name="ro1">
          <table:table-cell office:value-type="float" office:value="83726">
            <text:p>83726</text:p>
          </table:table-cell>
          <table:table-cell office:value-type="float" office:value="32321">
            <text:p>32321</text:p>
          </table:table-cell>
          <table:table-cell office:value-type="float" office:value="121475">
            <text:p>121475</text:p>
          </table:table-cell>
          <table:table-cell/>
        </table:table-row>
        <table:table-row table:style-name="ro1">
          <table:table-cell office:value-type="float" office:value="84400">
            <text:p>84400</text:p>
          </table:table-cell>
          <table:table-cell office:value-type="float" office:value="32344">
            <text:p>32344</text:p>
          </table:table-cell>
          <table:table-cell office:value-type="float" office:value="121588">
            <text:p>121588</text:p>
          </table:table-cell>
          <table:table-cell/>
        </table:table-row>
        <table:table-row table:style-name="ro1">
          <table:table-cell office:value-type="float" office:value="85107">
            <text:p>85107</text:p>
          </table:table-cell>
          <table:table-cell office:value-type="float" office:value="32374">
            <text:p>32374</text:p>
          </table:table-cell>
          <table:table-cell office:value-type="float" office:value="121679">
            <text:p>121679</text:p>
          </table:table-cell>
          <table:table-cell/>
        </table:table-row>
        <table:table-row table:style-name="ro1">
          <table:table-cell office:value-type="float" office:value="85781">
            <text:p>85781</text:p>
          </table:table-cell>
          <table:table-cell office:value-type="float" office:value="32401">
            <text:p>32401</text:p>
          </table:table-cell>
          <table:table-cell office:value-type="float" office:value="121788">
            <text:p>121788</text:p>
          </table:table-cell>
          <table:table-cell/>
        </table:table-row>
        <table:table-row table:style-name="ro1">
          <table:table-cell office:value-type="float" office:value="86396">
            <text:p>86396</text:p>
          </table:table-cell>
          <table:table-cell office:value-type="float" office:value="32422">
            <text:p>32422</text:p>
          </table:table-cell>
          <table:table-cell office:value-type="float" office:value="121925">
            <text:p>121925</text:p>
          </table:table-cell>
          <table:table-cell/>
        </table:table-row>
        <table:table-row table:style-name="ro1">
          <table:table-cell office:value-type="float" office:value="87109">
            <text:p>87109</text:p>
          </table:table-cell>
          <table:table-cell office:value-type="float" office:value="32449">
            <text:p>32449</text:p>
          </table:table-cell>
          <table:table-cell office:value-type="float" office:value="122077">
            <text:p>122077</text:p>
          </table:table-cell>
          <table:table-cell/>
        </table:table-row>
        <table:table-row table:style-name="ro1">
          <table:table-cell office:value-type="float" office:value="87894">
            <text:p>87894</text:p>
          </table:table-cell>
          <table:table-cell office:value-type="float" office:value="32490">
            <text:p>32490</text:p>
          </table:table-cell>
          <table:table-cell office:value-type="float" office:value="122244">
            <text:p>122244</text:p>
          </table:table-cell>
          <table:table-cell/>
        </table:table-row>
        <table:table-row table:style-name="ro1">
          <table:table-cell office:value-type="float" office:value="88584">
            <text:p>88584</text:p>
          </table:table-cell>
          <table:table-cell office:value-type="float" office:value="32521">
            <text:p>32521</text:p>
          </table:table-cell>
          <table:table-cell office:value-type="float" office:value="122394">
            <text:p>122394</text:p>
          </table:table-cell>
          <table:table-cell/>
        </table:table-row>
        <table:table-row table:style-name="ro1">
          <table:table-cell office:value-type="float" office:value="89211">
            <text:p>89211</text:p>
          </table:table-cell>
          <table:table-cell office:value-type="float" office:value="32553">
            <text:p>32553</text:p>
          </table:table-cell>
          <table:table-cell office:value-type="float" office:value="122570">
            <text:p>122570</text:p>
          </table:table-cell>
          <table:table-cell/>
        </table:table-row>
        <table:table-row table:style-name="ro1">
          <table:table-cell office:value-type="float" office:value="89964">
            <text:p>89964</text:p>
          </table:table-cell>
          <table:table-cell office:value-type="float" office:value="32598">
            <text:p>32598</text:p>
          </table:table-cell>
          <table:table-cell office:value-type="float" office:value="122743">
            <text:p>122743</text:p>
          </table:table-cell>
          <table:table-cell/>
        </table:table-row>
        <table:table-row table:style-name="ro1">
          <table:table-cell office:value-type="float" office:value="90804">
            <text:p>90804</text:p>
          </table:table-cell>
          <table:table-cell office:value-type="float" office:value="32638">
            <text:p>32638</text:p>
          </table:table-cell>
          <table:table-cell office:value-type="float" office:value="122930">
            <text:p>122930</text:p>
          </table:table-cell>
          <table:table-cell/>
        </table:table-row>
        <table:table-row table:style-name="ro1">
          <table:table-cell office:value-type="float" office:value="91620">
            <text:p>91620</text:p>
          </table:table-cell>
          <table:table-cell office:value-type="float" office:value="32689">
            <text:p>32689</text:p>
          </table:table-cell>
          <table:table-cell office:value-type="float" office:value="123103">
            <text:p>123103</text:p>
          </table:table-cell>
          <table:table-cell/>
        </table:table-row>
        <table:table-row table:style-name="ro1">
          <table:table-cell office:value-type="float" office:value="92126">
            <text:p>92126</text:p>
          </table:table-cell>
          <table:table-cell office:value-type="float" office:value="32757">
            <text:p>32757</text:p>
          </table:table-cell>
          <table:table-cell office:value-type="float" office:value="123305">
            <text:p>123305</text:p>
          </table:table-cell>
          <table:table-cell/>
        </table:table-row>
        <table:table-row table:style-name="ro1">
          <table:table-cell office:value-type="float" office:value="92288">
            <text:p>92288</text:p>
          </table:table-cell>
          <table:table-cell office:value-type="float" office:value="32815">
            <text:p>32815</text:p>
          </table:table-cell>
          <table:table-cell office:value-type="float" office:value="123494">
            <text:p>123494</text:p>
          </table:table-cell>
          <table:table-cell/>
        </table:table-row>
        <table:table-row table:style-name="ro1">
          <table:table-cell office:value-type="float" office:value="92363">
            <text:p>92363</text:p>
          </table:table-cell>
          <table:table-cell office:value-type="float" office:value="32857">
            <text:p>32857</text:p>
          </table:table-cell>
          <table:table-cell office:value-type="float" office:value="123737">
            <text:p>123737</text:p>
          </table:table-cell>
          <table:table-cell/>
        </table:table-row>
        <table:table-row table:style-name="ro1">
          <table:table-cell office:value-type="float" office:value="92375">
            <text:p>92375</text:p>
          </table:table-cell>
          <table:table-cell office:value-type="float" office:value="32903">
            <text:p>32903</text:p>
          </table:table-cell>
          <table:table-cell office:value-type="float" office:value="123955">
            <text:p>123955</text:p>
          </table:table-cell>
          <table:table-cell/>
        </table:table-row>
        <table:table-row table:style-name="ro1">
          <table:table-cell office:value-type="float" office:value="92376">
            <text:p>92376</text:p>
          </table:table-cell>
          <table:table-cell office:value-type="float" office:value="32965">
            <text:p>32965</text:p>
          </table:table-cell>
          <table:table-cell office:value-type="float" office:value="124165">
            <text:p>124165</text:p>
          </table:table-cell>
          <table:table-cell/>
        </table:table-row>
        <table:table-row table:style-name="ro1">
          <table:table-cell office:value-type="float" office:value="92376">
            <text:p>92376</text:p>
          </table:table-cell>
          <table:table-cell office:value-type="float" office:value="33027">
            <text:p>33027</text:p>
          </table:table-cell>
          <table:table-cell office:value-type="float" office:value="124410">
            <text:p>124410</text:p>
          </table:table-cell>
          <table:table-cell/>
        </table:table-row>
        <table:table-row table:style-name="ro1">
          <table:table-cell office:value-type="float" office:value="92376">
            <text:p>92376</text:p>
          </table:table-cell>
          <table:table-cell office:value-type="float" office:value="33087">
            <text:p>33087</text:p>
          </table:table-cell>
          <table:table-cell office:value-type="float" office:value="124637">
            <text:p>124637</text:p>
          </table:table-cell>
          <table:table-cell/>
        </table:table-row>
        <table:table-row table:style-name="ro1">
          <table:table-cell office:value-type="float" office:value="92376">
            <text:p>92376</text:p>
          </table:table-cell>
          <table:table-cell office:value-type="float" office:value="33158">
            <text:p>33158</text:p>
          </table:table-cell>
          <table:table-cell office:value-type="float" office:value="124888">
            <text:p>124888</text:p>
          </table:table-cell>
          <table:table-cell/>
        </table:table-row>
        <table:table-row table:style-name="ro1">
          <table:table-cell office:value-type="float" office:value="92376">
            <text:p>92376</text:p>
          </table:table-cell>
          <table:table-cell office:value-type="float" office:value="33227">
            <text:p>33227</text:p>
          </table:table-cell>
          <table:table-cell office:value-type="float" office:value="125143">
            <text:p>125143</text:p>
          </table:table-cell>
          <table:table-cell/>
        </table:table-row>
        <table:table-row table:style-name="ro1">
          <table:table-cell office:value-type="float" office:value="92376">
            <text:p>92376</text:p>
          </table:table-cell>
          <table:table-cell office:value-type="float" office:value="33298">
            <text:p>33298</text:p>
          </table:table-cell>
          <table:table-cell office:value-type="float" office:value="125400">
            <text:p>125400</text:p>
          </table:table-cell>
          <table:table-cell/>
        </table:table-row>
        <table:table-row table:style-name="ro1">
          <table:table-cell office:value-type="float" office:value="92376">
            <text:p>92376</text:p>
          </table:table-cell>
          <table:table-cell office:value-type="float" office:value="33356">
            <text:p>33356</text:p>
          </table:table-cell>
          <table:table-cell office:value-type="float" office:value="125683">
            <text:p>125683</text:p>
          </table:table-cell>
          <table:table-cell/>
        </table:table-row>
        <table:table-row table:style-name="ro1">
          <table:table-cell office:value-type="float" office:value="92376">
            <text:p>92376</text:p>
          </table:table-cell>
          <table:table-cell office:value-type="float" office:value="33425">
            <text:p>33425</text:p>
          </table:table-cell>
          <table:table-cell office:value-type="float" office:value="125947">
            <text:p>125947</text:p>
          </table:table-cell>
          <table:table-cell/>
        </table:table-row>
        <table:table-row table:style-name="ro1">
          <table:table-cell office:value-type="float" office:value="92376">
            <text:p>92376</text:p>
          </table:table-cell>
          <table:table-cell office:value-type="float" office:value="33487">
            <text:p>33487</text:p>
          </table:table-cell>
          <table:table-cell office:value-type="float" office:value="126203">
            <text:p>126203</text:p>
          </table:table-cell>
          <table:table-cell/>
        </table:table-row>
        <table:table-row table:style-name="ro1">
          <table:table-cell office:value-type="float" office:value="92379">
            <text:p>92379</text:p>
          </table:table-cell>
          <table:table-cell office:value-type="float" office:value="33560">
            <text:p>33560</text:p>
          </table:table-cell>
          <table:table-cell office:value-type="float" office:value="126502">
            <text:p>126502</text:p>
          </table:table-cell>
          <table:table-cell/>
        </table:table-row>
        <table:table-row table:style-name="ro1">
          <table:table-cell office:value-type="float" office:value="92391">
            <text:p>92391</text:p>
          </table:table-cell>
          <table:table-cell office:value-type="float" office:value="33638">
            <text:p>33638</text:p>
          </table:table-cell>
          <table:table-cell office:value-type="float" office:value="126779">
            <text:p>126779</text:p>
          </table:table-cell>
          <table:table-cell/>
        </table:table-row>
        <table:table-row table:style-name="ro1">
          <table:table-cell office:value-type="float" office:value="92415">
            <text:p>92415</text:p>
          </table:table-cell>
          <table:table-cell office:value-type="float" office:value="33716">
            <text:p>33716</text:p>
          </table:table-cell>
          <table:table-cell office:value-type="float" office:value="127059">
            <text:p>127059</text:p>
          </table:table-cell>
          <table:table-cell/>
        </table:table-row>
        <table:table-row table:style-name="ro1">
          <table:table-cell office:value-type="float" office:value="92447">
            <text:p>92447</text:p>
          </table:table-cell>
          <table:table-cell office:value-type="float" office:value="33807">
            <text:p>33807</text:p>
          </table:table-cell>
          <table:table-cell office:value-type="float" office:value="127353">
            <text:p>127353</text:p>
          </table:table-cell>
          <table:table-cell/>
        </table:table-row>
        <table:table-row table:style-name="ro1">
          <table:table-cell office:value-type="float" office:value="92485">
            <text:p>92485</text:p>
          </table:table-cell>
          <table:table-cell office:value-type="float" office:value="33883">
            <text:p>33883</text:p>
          </table:table-cell>
          <table:table-cell office:value-type="float" office:value="127655">
            <text:p>127655</text:p>
          </table:table-cell>
          <table:table-cell/>
        </table:table-row>
        <table:table-row table:style-name="ro1">
          <table:table-cell office:value-type="float" office:value="92534">
            <text:p>92534</text:p>
          </table:table-cell>
          <table:table-cell office:value-type="float" office:value="33981">
            <text:p>33981</text:p>
          </table:table-cell>
          <table:table-cell office:value-type="float" office:value="127977">
            <text:p>127977</text:p>
          </table:table-cell>
          <table:table-cell/>
        </table:table-row>
        <table:table-row table:style-name="ro1">
          <table:table-cell office:value-type="float" office:value="92600">
            <text:p>92600</text:p>
          </table:table-cell>
          <table:table-cell office:value-type="float" office:value="34054">
            <text:p>34054</text:p>
          </table:table-cell>
          <table:table-cell office:value-type="float" office:value="128311">
            <text:p>128311</text:p>
          </table:table-cell>
          <table:table-cell/>
        </table:table-row>
        <table:table-row table:style-name="ro1">
          <table:table-cell office:value-type="float" office:value="92696">
            <text:p>92696</text:p>
          </table:table-cell>
          <table:table-cell office:value-type="float" office:value="34145">
            <text:p>34145</text:p>
          </table:table-cell>
          <table:table-cell office:value-type="float" office:value="128638">
            <text:p>128638</text:p>
          </table:table-cell>
          <table:table-cell/>
        </table:table-row>
        <table:table-row table:style-name="ro1">
          <table:table-cell office:value-type="float" office:value="92803">
            <text:p>92803</text:p>
          </table:table-cell>
          <table:table-cell office:value-type="float" office:value="34227">
            <text:p>34227</text:p>
          </table:table-cell>
          <table:table-cell office:value-type="float" office:value="129004">
            <text:p>129004</text:p>
          </table:table-cell>
          <table:table-cell/>
        </table:table-row>
        <table:table-row table:style-name="ro1">
          <table:table-cell office:value-type="float" office:value="92894">
            <text:p>92894</text:p>
          </table:table-cell>
          <table:table-cell office:value-type="float" office:value="34302">
            <text:p>34302</text:p>
          </table:table-cell>
          <table:table-cell office:value-type="float" office:value="129345">
            <text:p>129345</text:p>
          </table:table-cell>
          <table:table-cell/>
        </table:table-row>
        <table:table-row table:style-name="ro1">
          <table:table-cell office:value-type="float" office:value="93001">
            <text:p>93001</text:p>
          </table:table-cell>
          <table:table-cell office:value-type="float" office:value="34399">
            <text:p>34399</text:p>
          </table:table-cell>
          <table:table-cell office:value-type="float" office:value="129717">
            <text:p>129717</text:p>
          </table:table-cell>
          <table:table-cell/>
        </table:table-row>
        <table:table-row table:style-name="ro1">
          <table:table-cell office:value-type="float" office:value="93129">
            <text:p>93129</text:p>
          </table:table-cell>
          <table:table-cell office:value-type="float" office:value="34490">
            <text:p>34490</text:p>
          </table:table-cell>
          <table:table-cell office:value-type="float" office:value="130091">
            <text:p>130091</text:p>
          </table:table-cell>
          <table:table-cell/>
        </table:table-row>
        <table:table-row table:style-name="ro1">
          <table:table-cell office:value-type="float" office:value="93273">
            <text:p>93273</text:p>
          </table:table-cell>
          <table:table-cell office:value-type="float" office:value="34563">
            <text:p>34563</text:p>
          </table:table-cell>
          <table:table-cell office:value-type="float" office:value="130436">
            <text:p>130436</text:p>
          </table:table-cell>
          <table:table-cell/>
        </table:table-row>
        <table:table-row table:style-name="ro1">
          <table:table-cell office:value-type="float" office:value="93432">
            <text:p>93432</text:p>
          </table:table-cell>
          <table:table-cell office:value-type="float" office:value="34659">
            <text:p>34659</text:p>
          </table:table-cell>
          <table:table-cell office:value-type="float" office:value="130819">
            <text:p>130819</text:p>
          </table:table-cell>
          <table:table-cell/>
        </table:table-row>
        <table:table-row table:style-name="ro1">
          <table:table-cell office:value-type="float" office:value="93585">
            <text:p>93585</text:p>
          </table:table-cell>
          <table:table-cell office:value-type="float" office:value="34755">
            <text:p>34755</text:p>
          </table:table-cell>
          <table:table-cell office:value-type="float" office:value="131222">
            <text:p>131222</text:p>
          </table:table-cell>
          <table:table-cell/>
        </table:table-row>
        <table:table-row table:style-name="ro1">
          <table:table-cell office:value-type="float" office:value="93753">
            <text:p>93753</text:p>
          </table:table-cell>
          <table:table-cell office:value-type="float" office:value="34846">
            <text:p>34846</text:p>
          </table:table-cell>
          <table:table-cell office:value-type="float" office:value="131599">
            <text:p>131599</text:p>
          </table:table-cell>
          <table:table-cell/>
        </table:table-row>
        <table:table-row table:style-name="ro1">
          <table:table-cell office:value-type="float" office:value="93921">
            <text:p>93921</text:p>
          </table:table-cell>
          <table:table-cell office:value-type="float" office:value="34932">
            <text:p>34932</text:p>
          </table:table-cell>
          <table:table-cell office:value-type="float" office:value="132020">
            <text:p>132020</text:p>
          </table:table-cell>
          <table:table-cell/>
        </table:table-row>
        <table:table-row table:style-name="ro1">
          <table:table-cell office:value-type="float" office:value="94108">
            <text:p>94108</text:p>
          </table:table-cell>
          <table:table-cell office:value-type="float" office:value="35040">
            <text:p>35040</text:p>
          </table:table-cell>
          <table:table-cell office:value-type="float" office:value="132441">
            <text:p>132441</text:p>
          </table:table-cell>
          <table:table-cell/>
        </table:table-row>
        <table:table-row table:style-name="ro1">
          <table:table-cell office:value-type="float" office:value="94270">
            <text:p>94270</text:p>
          </table:table-cell>
          <table:table-cell office:value-type="float" office:value="35138">
            <text:p>35138</text:p>
          </table:table-cell>
          <table:table-cell office:value-type="float" office:value="132871">
            <text:p>132871</text:p>
          </table:table-cell>
          <table:table-cell/>
        </table:table-row>
        <table:table-row table:style-name="ro1">
          <table:table-cell office:value-type="float" office:value="94466">
            <text:p>94466</text:p>
          </table:table-cell>
          <table:table-cell office:value-type="float" office:value="35261">
            <text:p>35261</text:p>
          </table:table-cell>
          <table:table-cell office:value-type="float" office:value="133333">
            <text:p>133333</text:p>
          </table:table-cell>
          <table:table-cell/>
        </table:table-row>
        <table:table-row table:style-name="ro1">
          <table:table-cell office:value-type="float" office:value="94655">
            <text:p>94655</text:p>
          </table:table-cell>
          <table:table-cell office:value-type="float" office:value="35363">
            <text:p>35363</text:p>
          </table:table-cell>
          <table:table-cell office:value-type="float" office:value="133756">
            <text:p>133756</text:p>
          </table:table-cell>
          <table:table-cell/>
        </table:table-row>
        <table:table-row table:style-name="ro1">
          <table:table-cell office:value-type="float" office:value="94889">
            <text:p>94889</text:p>
          </table:table-cell>
          <table:table-cell office:value-type="float" office:value="35475">
            <text:p>35475</text:p>
          </table:table-cell>
          <table:table-cell office:value-type="float" office:value="134188">
            <text:p>134188</text:p>
          </table:table-cell>
          <table:table-cell/>
        </table:table-row>
        <table:table-row table:style-name="ro1">
          <table:table-cell office:value-type="float" office:value="95101">
            <text:p>95101</text:p>
          </table:table-cell>
          <table:table-cell office:value-type="float" office:value="35591">
            <text:p>35591</text:p>
          </table:table-cell>
          <table:table-cell office:value-type="float" office:value="134668">
            <text:p>134668</text:p>
          </table:table-cell>
          <table:table-cell/>
        </table:table-row>
        <table:table-row table:style-name="ro1">
          <table:table-cell office:value-type="float" office:value="95307">
            <text:p>95307</text:p>
          </table:table-cell>
          <table:table-cell office:value-type="float" office:value="35709">
            <text:p>35709</text:p>
          </table:table-cell>
          <table:table-cell office:value-type="float" office:value="135136">
            <text:p>135136</text:p>
          </table:table-cell>
          <table:table-cell/>
        </table:table-row>
        <table:table-row table:style-name="ro1">
          <table:table-cell office:value-type="float" office:value="95546">
            <text:p>95546</text:p>
          </table:table-cell>
          <table:table-cell office:value-type="float" office:value="35826">
            <text:p>35826</text:p>
          </table:table-cell>
          <table:table-cell office:value-type="float" office:value="135655">
            <text:p>135655</text:p>
          </table:table-cell>
          <table:table-cell/>
        </table:table-row>
        <table:table-row table:style-name="ro1">
          <table:table-cell office:value-type="float" office:value="95770">
            <text:p>95770</text:p>
          </table:table-cell>
          <table:table-cell office:value-type="float" office:value="35945">
            <text:p>35945</text:p>
          </table:table-cell>
          <table:table-cell office:value-type="float" office:value="136141">
            <text:p>136141</text:p>
          </table:table-cell>
          <table:table-cell/>
        </table:table-row>
        <table:table-row table:style-name="ro1">
          <table:table-cell office:value-type="float" office:value="96006">
            <text:p>96006</text:p>
          </table:table-cell>
          <table:table-cell office:value-type="float" office:value="36075">
            <text:p>36075</text:p>
          </table:table-cell>
          <table:table-cell office:value-type="float" office:value="136640">
            <text:p>136640</text:p>
          </table:table-cell>
          <table:table-cell/>
        </table:table-row>
        <table:table-row table:style-name="ro1">
          <table:table-cell office:value-type="float" office:value="96244">
            <text:p>96244</text:p>
          </table:table-cell>
          <table:table-cell office:value-type="float" office:value="36197">
            <text:p>36197</text:p>
          </table:table-cell>
          <table:table-cell office:value-type="float" office:value="137148">
            <text:p>137148</text:p>
          </table:table-cell>
          <table:table-cell/>
        </table:table-row>
        <table:table-row table:style-name="ro1">
          <table:table-cell office:value-type="float" office:value="96493">
            <text:p>96493</text:p>
          </table:table-cell>
          <table:table-cell office:value-type="float" office:value="36334">
            <text:p>36334</text:p>
          </table:table-cell>
          <table:table-cell office:value-type="float" office:value="137651">
            <text:p>137651</text:p>
          </table:table-cell>
          <table:table-cell/>
        </table:table-row>
        <table:table-row table:style-name="ro1">
          <table:table-cell office:value-type="float" office:value="96760">
            <text:p>96760</text:p>
          </table:table-cell>
          <table:table-cell office:value-type="float" office:value="36458">
            <text:p>36458</text:p>
          </table:table-cell>
          <table:table-cell office:value-type="float" office:value="138145">
            <text:p>138145</text:p>
          </table:table-cell>
          <table:table-cell/>
        </table:table-row>
        <table:table-row table:style-name="ro1">
          <table:table-cell office:value-type="float" office:value="97013">
            <text:p>97013</text:p>
          </table:table-cell>
          <table:table-cell office:value-type="float" office:value="36575">
            <text:p>36575</text:p>
          </table:table-cell>
          <table:table-cell office:value-type="float" office:value="138679">
            <text:p>138679</text:p>
          </table:table-cell>
          <table:table-cell/>
        </table:table-row>
        <table:table-row table:style-name="ro1">
          <table:table-cell office:value-type="float" office:value="97253">
            <text:p>97253</text:p>
          </table:table-cell>
          <table:table-cell office:value-type="float" office:value="36701">
            <text:p>36701</text:p>
          </table:table-cell>
          <table:table-cell office:value-type="float" office:value="139117">
            <text:p>139117</text:p>
          </table:table-cell>
          <table:table-cell/>
        </table:table-row>
        <table:table-row table:style-name="ro1">
          <table:table-cell office:value-type="float" office:value="97528">
            <text:p>97528</text:p>
          </table:table-cell>
          <table:table-cell office:value-type="float" office:value="36803">
            <text:p>36803</text:p>
          </table:table-cell>
          <table:table-cell office:value-type="float" office:value="139549">
            <text:p>139549</text:p>
          </table:table-cell>
          <table:table-cell/>
        </table:table-row>
        <table:table-row table:style-name="ro1">
          <table:table-cell office:value-type="float" office:value="97788">
            <text:p>97788</text:p>
          </table:table-cell>
          <table:table-cell office:value-type="float" office:value="36910">
            <text:p>36910</text:p>
          </table:table-cell>
          <table:table-cell office:value-type="float" office:value="140010">
            <text:p>140010</text:p>
          </table:table-cell>
          <table:table-cell/>
        </table:table-row>
        <table:table-row table:style-name="ro1">
          <table:table-cell office:value-type="float" office:value="98043">
            <text:p>98043</text:p>
          </table:table-cell>
          <table:table-cell office:value-type="float" office:value="37028">
            <text:p>37028</text:p>
          </table:table-cell>
          <table:table-cell office:value-type="float" office:value="140399">
            <text:p>140399</text:p>
          </table:table-cell>
          <table:table-cell/>
        </table:table-row>
        <table:table-row table:style-name="ro1">
          <table:table-cell office:value-type="float" office:value="98305">
            <text:p>98305</text:p>
          </table:table-cell>
          <table:table-cell office:value-type="float" office:value="37130">
            <text:p>37130</text:p>
          </table:table-cell>
          <table:table-cell office:value-type="float" office:value="140833">
            <text:p>140833</text:p>
          </table:table-cell>
          <table:table-cell/>
        </table:table-row>
        <table:table-row table:style-name="ro1">
          <table:table-cell office:value-type="float" office:value="98602">
            <text:p>98602</text:p>
          </table:table-cell>
          <table:table-cell office:value-type="float" office:value="37238">
            <text:p>37238</text:p>
          </table:table-cell>
          <table:table-cell office:value-type="float" office:value="141258">
            <text:p>141258</text:p>
          </table:table-cell>
          <table:table-cell/>
        </table:table-row>
        <table:table-row table:style-name="ro1">
          <table:table-cell office:value-type="float" office:value="98896">
            <text:p>98896</text:p>
          </table:table-cell>
          <table:table-cell office:value-type="float" office:value="37340">
            <text:p>37340</text:p>
          </table:table-cell>
          <table:table-cell office:value-type="float" office:value="141687">
            <text:p>141687</text:p>
          </table:table-cell>
          <table:table-cell/>
        </table:table-row>
        <table:table-row table:style-name="ro1">
          <table:table-cell office:value-type="float" office:value="99218">
            <text:p>99218</text:p>
          </table:table-cell>
          <table:table-cell office:value-type="float" office:value="37453">
            <text:p>37453</text:p>
          </table:table-cell>
          <table:table-cell office:value-type="float" office:value="142113">
            <text:p>142113</text:p>
          </table:table-cell>
          <table:table-cell/>
        </table:table-row>
        <table:table-row table:style-name="ro1">
          <table:table-cell office:value-type="float" office:value="99504">
            <text:p>99504</text:p>
          </table:table-cell>
          <table:table-cell office:value-type="float" office:value="37544">
            <text:p>37544</text:p>
          </table:table-cell>
          <table:table-cell office:value-type="float" office:value="142494">
            <text:p>142494</text:p>
          </table:table-cell>
          <table:table-cell/>
        </table:table-row>
        <table:table-row table:style-name="ro1">
          <table:table-cell office:value-type="float" office:value="99825">
            <text:p>99825</text:p>
          </table:table-cell>
          <table:table-cell office:value-type="float" office:value="37654">
            <text:p>37654</text:p>
          </table:table-cell>
          <table:table-cell office:value-type="float" office:value="142904">
            <text:p>142904</text:p>
          </table:table-cell>
          <table:table-cell/>
        </table:table-row>
        <table:table-row table:style-name="ro1">
          <table:table-cell office:value-type="float" office:value="100129">
            <text:p>100129</text:p>
          </table:table-cell>
          <table:table-cell office:value-type="float" office:value="37732">
            <text:p>37732</text:p>
          </table:table-cell>
          <table:table-cell office:value-type="float" office:value="143277">
            <text:p>143277</text:p>
          </table:table-cell>
          <table:table-cell/>
        </table:table-row>
        <table:table-row table:style-name="ro1">
          <table:table-cell office:value-type="float" office:value="100472">
            <text:p>100472</text:p>
          </table:table-cell>
          <table:table-cell office:value-type="float" office:value="37825">
            <text:p>37825</text:p>
          </table:table-cell>
          <table:table-cell office:value-type="float" office:value="143648">
            <text:p>143648</text:p>
          </table:table-cell>
          <table:table-cell/>
        </table:table-row>
        <table:table-row table:style-name="ro1">
          <table:table-cell office:value-type="float" office:value="100798">
            <text:p>100798</text:p>
          </table:table-cell>
          <table:table-cell office:value-type="float" office:value="37921">
            <text:p>37921</text:p>
          </table:table-cell>
          <table:table-cell office:value-type="float" office:value="143976">
            <text:p>143976</text:p>
          </table:table-cell>
          <table:table-cell/>
        </table:table-row>
        <table:table-row table:style-name="ro1">
          <table:table-cell office:value-type="float" office:value="101102">
            <text:p>101102</text:p>
          </table:table-cell>
          <table:table-cell office:value-type="float" office:value="38010">
            <text:p>38010</text:p>
          </table:table-cell>
          <table:table-cell office:value-type="float" office:value="144343">
            <text:p>144343</text:p>
          </table:table-cell>
          <table:table-cell/>
        </table:table-row>
        <table:table-row table:style-name="ro1">
          <table:table-cell office:value-type="float" office:value="101428">
            <text:p>101428</text:p>
          </table:table-cell>
          <table:table-cell office:value-type="float" office:value="38101">
            <text:p>38101</text:p>
          </table:table-cell>
          <table:table-cell office:value-type="float" office:value="144688">
            <text:p>144688</text:p>
          </table:table-cell>
          <table:table-cell/>
        </table:table-row>
        <table:table-row table:style-name="ro1">
          <table:table-cell office:value-type="float" office:value="101780">
            <text:p>101780</text:p>
          </table:table-cell>
          <table:table-cell office:value-type="float" office:value="38172">
            <text:p>38172</text:p>
          </table:table-cell>
          <table:table-cell office:value-type="float" office:value="145028">
            <text:p>145028</text:p>
          </table:table-cell>
          <table:table-cell/>
        </table:table-row>
        <table:table-row table:style-name="ro1">
          <table:table-cell office:value-type="float" office:value="102103">
            <text:p>102103</text:p>
          </table:table-cell>
          <table:table-cell office:value-type="float" office:value="38244">
            <text:p>38244</text:p>
          </table:table-cell>
          <table:table-cell office:value-type="float" office:value="145334">
            <text:p>145334</text:p>
          </table:table-cell>
          <table:table-cell/>
        </table:table-row>
        <table:table-row table:style-name="ro1">
          <table:table-cell office:value-type="float" office:value="102465">
            <text:p>102465</text:p>
          </table:table-cell>
          <table:table-cell office:value-type="float" office:value="38317">
            <text:p>38317</text:p>
          </table:table-cell>
          <table:table-cell office:value-type="float" office:value="145652">
            <text:p>145652</text:p>
          </table:table-cell>
          <table:table-cell/>
        </table:table-row>
        <table:table-row table:style-name="ro1">
          <table:table-cell office:value-type="float" office:value="102820">
            <text:p>102820</text:p>
          </table:table-cell>
          <table:table-cell office:value-type="float" office:value="38394">
            <text:p>38394</text:p>
          </table:table-cell>
          <table:table-cell office:value-type="float" office:value="145935">
            <text:p>145935</text:p>
          </table:table-cell>
          <table:table-cell/>
        </table:table-row>
        <table:table-row table:style-name="ro1">
          <table:table-cell office:value-type="float" office:value="103177">
            <text:p>103177</text:p>
          </table:table-cell>
          <table:table-cell office:value-type="float" office:value="38460">
            <text:p>38460</text:p>
          </table:table-cell>
          <table:table-cell office:value-type="float" office:value="146232">
            <text:p>146232</text:p>
          </table:table-cell>
          <table:table-cell/>
        </table:table-row>
        <table:table-row table:style-name="ro1">
          <table:table-cell office:value-type="float" office:value="103576">
            <text:p>103576</text:p>
          </table:table-cell>
          <table:table-cell office:value-type="float" office:value="38548">
            <text:p>38548</text:p>
          </table:table-cell>
          <table:table-cell office:value-type="float" office:value="146524">
            <text:p>146524</text:p>
          </table:table-cell>
          <table:table-cell/>
        </table:table-row>
        <table:table-row table:style-name="ro1">
          <table:table-cell office:value-type="float" office:value="103934">
            <text:p>103934</text:p>
          </table:table-cell>
          <table:table-cell office:value-type="float" office:value="38626">
            <text:p>38626</text:p>
          </table:table-cell>
          <table:table-cell office:value-type="float" office:value="146832">
            <text:p>146832</text:p>
          </table:table-cell>
          <table:table-cell/>
        </table:table-row>
        <table:table-row table:style-name="ro1">
          <table:table-cell office:value-type="float" office:value="104304">
            <text:p>104304</text:p>
          </table:table-cell>
          <table:table-cell office:value-type="float" office:value="38703">
            <text:p>38703</text:p>
          </table:table-cell>
          <table:table-cell office:value-type="float" office:value="147134">
            <text:p>147134</text:p>
          </table:table-cell>
          <table:table-cell/>
        </table:table-row>
        <table:table-row table:style-name="ro1">
          <table:table-cell office:value-type="float" office:value="104701">
            <text:p>104701</text:p>
          </table:table-cell>
          <table:table-cell office:value-type="float" office:value="38776">
            <text:p>38776</text:p>
          </table:table-cell>
          <table:table-cell office:value-type="float" office:value="147444">
            <text:p>147444</text:p>
          </table:table-cell>
          <table:table-cell/>
        </table:table-row>
        <table:table-row table:style-name="ro1">
          <table:table-cell office:value-type="float" office:value="105104">
            <text:p>105104</text:p>
          </table:table-cell>
          <table:table-cell office:value-type="float" office:value="38867">
            <text:p>38867</text:p>
          </table:table-cell>
          <table:table-cell office:value-type="float" office:value="147728">
            <text:p>147728</text:p>
          </table:table-cell>
          <table:table-cell/>
        </table:table-row>
        <table:table-row table:style-name="ro1">
          <table:table-cell office:value-type="float" office:value="105534">
            <text:p>105534</text:p>
          </table:table-cell>
          <table:table-cell office:value-type="float" office:value="38947">
            <text:p>38947</text:p>
          </table:table-cell>
          <table:table-cell office:value-type="float" office:value="147990">
            <text:p>147990</text:p>
          </table:table-cell>
          <table:table-cell/>
        </table:table-row>
        <table:table-row table:style-name="ro1">
          <table:table-cell office:value-type="float" office:value="105953">
            <text:p>105953</text:p>
          </table:table-cell>
          <table:table-cell office:value-type="float" office:value="39030">
            <text:p>39030</text:p>
          </table:table-cell>
          <table:table-cell office:value-type="float" office:value="148279">
            <text:p>148279</text:p>
          </table:table-cell>
          <table:table-cell/>
        </table:table-row>
        <table:table-row table:style-name="ro1">
          <table:table-cell office:value-type="float" office:value="106375">
            <text:p>106375</text:p>
          </table:table-cell>
          <table:table-cell office:value-type="float" office:value="39097">
            <text:p>39097</text:p>
          </table:table-cell>
          <table:table-cell office:value-type="float" office:value="148563">
            <text:p>148563</text:p>
          </table:table-cell>
          <table:table-cell/>
        </table:table-row>
        <table:table-row table:style-name="ro1">
          <table:table-cell office:value-type="float" office:value="106802">
            <text:p>106802</text:p>
          </table:table-cell>
          <table:table-cell office:value-type="float" office:value="39166">
            <text:p>39166</text:p>
          </table:table-cell>
          <table:table-cell office:value-type="float" office:value="148836">
            <text:p>148836</text:p>
          </table:table-cell>
          <table:table-cell/>
        </table:table-row>
        <table:table-row table:style-name="ro1">
          <table:table-cell office:value-type="float" office:value="107226">
            <text:p>107226</text:p>
          </table:table-cell>
          <table:table-cell office:value-type="float" office:value="39226">
            <text:p>39226</text:p>
          </table:table-cell>
          <table:table-cell office:value-type="float" office:value="149088">
            <text:p>149088</text:p>
          </table:table-cell>
          <table:table-cell/>
        </table:table-row>
        <table:table-row table:style-name="ro1">
          <table:table-cell office:value-type="float" office:value="107633">
            <text:p>107633</text:p>
          </table:table-cell>
          <table:table-cell office:value-type="float" office:value="39289">
            <text:p>39289</text:p>
          </table:table-cell>
          <table:table-cell office:value-type="float" office:value="149331">
            <text:p>149331</text:p>
          </table:table-cell>
          <table:table-cell/>
        </table:table-row>
        <table:table-row table:style-name="ro1">
          <table:table-cell office:value-type="float" office:value="108097">
            <text:p>108097</text:p>
          </table:table-cell>
          <table:table-cell office:value-type="float" office:value="39364">
            <text:p>39364</text:p>
          </table:table-cell>
          <table:table-cell office:value-type="float" office:value="149579">
            <text:p>149579</text:p>
          </table:table-cell>
          <table:table-cell/>
        </table:table-row>
        <table:table-row table:style-name="ro1">
          <table:table-cell office:value-type="float" office:value="108463">
            <text:p>108463</text:p>
          </table:table-cell>
          <table:table-cell office:value-type="float" office:value="39429">
            <text:p>39429</text:p>
          </table:table-cell>
          <table:table-cell office:value-type="float" office:value="149819">
            <text:p>149819</text:p>
          </table:table-cell>
          <table:table-cell/>
        </table:table-row>
        <table:table-row table:style-name="ro1">
          <table:table-cell office:value-type="float" office:value="108799">
            <text:p>108799</text:p>
          </table:table-cell>
          <table:table-cell office:value-type="float" office:value="39497">
            <text:p>39497</text:p>
          </table:table-cell>
          <table:table-cell office:value-type="float" office:value="150043">
            <text:p>150043</text:p>
          </table:table-cell>
          <table:table-cell/>
        </table:table-row>
        <table:table-row table:style-name="ro1">
          <table:table-cell office:value-type="float" office:value="109169">
            <text:p>109169</text:p>
          </table:table-cell>
          <table:table-cell office:value-type="float" office:value="39567">
            <text:p>39567</text:p>
          </table:table-cell>
          <table:table-cell office:value-type="float" office:value="150326">
            <text:p>150326</text:p>
          </table:table-cell>
          <table:table-cell/>
        </table:table-row>
        <table:table-row table:style-name="ro1">
          <table:table-cell office:value-type="float" office:value="109503">
            <text:p>109503</text:p>
          </table:table-cell>
          <table:table-cell office:value-type="float" office:value="39627">
            <text:p>39627</text:p>
          </table:table-cell>
          <table:table-cell office:value-type="float" office:value="150597">
            <text:p>150597</text:p>
          </table:table-cell>
          <table:table-cell/>
        </table:table-row>
        <table:table-row table:style-name="ro1">
          <table:table-cell office:value-type="float" office:value="109858">
            <text:p>109858</text:p>
          </table:table-cell>
          <table:table-cell office:value-type="float" office:value="39685">
            <text:p>39685</text:p>
          </table:table-cell>
          <table:table-cell office:value-type="float" office:value="150844">
            <text:p>150844</text:p>
          </table:table-cell>
          <table:table-cell/>
        </table:table-row>
        <table:table-row table:style-name="ro1">
          <table:table-cell office:value-type="float" office:value="110208">
            <text:p>110208</text:p>
          </table:table-cell>
          <table:table-cell office:value-type="float" office:value="39753">
            <text:p>39753</text:p>
          </table:table-cell>
          <table:table-cell office:value-type="float" office:value="151086">
            <text:p>151086</text:p>
          </table:table-cell>
          <table:table-cell/>
        </table:table-row>
        <table:table-row table:style-name="ro1">
          <table:table-cell office:value-type="float" office:value="110588">
            <text:p>110588</text:p>
          </table:table-cell>
          <table:table-cell office:value-type="float" office:value="39808">
            <text:p>39808</text:p>
          </table:table-cell>
          <table:table-cell office:value-type="float" office:value="151330">
            <text:p>151330</text:p>
          </table:table-cell>
          <table:table-cell/>
        </table:table-row>
        <table:table-row table:style-name="ro1">
          <table:table-cell office:value-type="float" office:value="110926">
            <text:p>110926</text:p>
          </table:table-cell>
          <table:table-cell office:value-type="float" office:value="39865">
            <text:p>39865</text:p>
          </table:table-cell>
          <table:table-cell office:value-type="float" office:value="151552">
            <text:p>151552</text:p>
          </table:table-cell>
          <table:table-cell/>
        </table:table-row>
        <table:table-row table:style-name="ro1">
          <table:table-cell office:value-type="float" office:value="111249">
            <text:p>111249</text:p>
          </table:table-cell>
          <table:table-cell office:value-type="float" office:value="39924">
            <text:p>39924</text:p>
          </table:table-cell>
          <table:table-cell office:value-type="float" office:value="151786">
            <text:p>151786</text:p>
          </table:table-cell>
          <table:table-cell/>
        </table:table-row>
        <table:table-row table:style-name="ro1">
          <table:table-cell office:value-type="float" office:value="111582">
            <text:p>111582</text:p>
          </table:table-cell>
          <table:table-cell office:value-type="float" office:value="39996">
            <text:p>39996</text:p>
          </table:table-cell>
          <table:table-cell office:value-type="float" office:value="152001">
            <text:p>152001</text:p>
          </table:table-cell>
          <table:table-cell/>
        </table:table-row>
        <table:table-row table:style-name="ro1">
          <table:table-cell office:value-type="float" office:value="111904">
            <text:p>111904</text:p>
          </table:table-cell>
          <table:table-cell office:value-type="float" office:value="40044">
            <text:p>40044</text:p>
          </table:table-cell>
          <table:table-cell office:value-type="float" office:value="152207">
            <text:p>152207</text:p>
          </table:table-cell>
          <table:table-cell/>
        </table:table-row>
        <table:table-row table:style-name="ro1">
          <table:table-cell office:value-type="float" office:value="112233">
            <text:p>112233</text:p>
          </table:table-cell>
          <table:table-cell office:value-type="float" office:value="40099">
            <text:p>40099</text:p>
          </table:table-cell>
          <table:table-cell office:value-type="float" office:value="152395">
            <text:p>152395</text:p>
          </table:table-cell>
          <table:table-cell/>
        </table:table-row>
        <table:table-row table:style-name="ro1">
          <table:table-cell office:value-type="float" office:value="112512">
            <text:p>112512</text:p>
          </table:table-cell>
          <table:table-cell office:value-type="float" office:value="40150">
            <text:p>40150</text:p>
          </table:table-cell>
          <table:table-cell office:value-type="float" office:value="152565">
            <text:p>152565</text:p>
          </table:table-cell>
          <table:table-cell/>
        </table:table-row>
        <table:table-row table:style-name="ro1">
          <table:table-cell office:value-type="float" office:value="112824">
            <text:p>112824</text:p>
          </table:table-cell>
          <table:table-cell office:value-type="float" office:value="40195">
            <text:p>40195</text:p>
          </table:table-cell>
          <table:table-cell office:value-type="float" office:value="152752">
            <text:p>152752</text:p>
          </table:table-cell>
          <table:table-cell/>
        </table:table-row>
        <table:table-row table:style-name="ro1">
          <table:table-cell office:value-type="float" office:value="113114">
            <text:p>113114</text:p>
          </table:table-cell>
          <table:table-cell office:value-type="float" office:value="40244">
            <text:p>40244</text:p>
          </table:table-cell>
          <table:table-cell office:value-type="float" office:value="152940">
            <text:p>152940</text:p>
          </table:table-cell>
          <table:table-cell/>
        </table:table-row>
        <table:table-row table:style-name="ro1">
          <table:table-cell office:value-type="float" office:value="113408">
            <text:p>113408</text:p>
          </table:table-cell>
          <table:table-cell office:value-type="float" office:value="40301">
            <text:p>40301</text:p>
          </table:table-cell>
          <table:table-cell office:value-type="float" office:value="153156">
            <text:p>153156</text:p>
          </table:table-cell>
          <table:table-cell/>
        </table:table-row>
        <table:table-row table:style-name="ro1">
          <table:table-cell office:value-type="float" office:value="113674">
            <text:p>113674</text:p>
          </table:table-cell>
          <table:table-cell office:value-type="float" office:value="40346">
            <text:p>40346</text:p>
          </table:table-cell>
          <table:table-cell office:value-type="float" office:value="153307">
            <text:p>153307</text:p>
          </table:table-cell>
          <table:table-cell/>
        </table:table-row>
        <table:table-row table:style-name="ro1">
          <table:table-cell office:value-type="float" office:value="113949">
            <text:p>113949</text:p>
          </table:table-cell>
          <table:table-cell office:value-type="float" office:value="40390">
            <text:p>40390</text:p>
          </table:table-cell>
          <table:table-cell office:value-type="float" office:value="153472">
            <text:p>153472</text:p>
          </table:table-cell>
          <table:table-cell/>
        </table:table-row>
        <table:table-row table:style-name="ro1">
          <table:table-cell office:value-type="float" office:value="114183">
            <text:p>114183</text:p>
          </table:table-cell>
          <table:table-cell office:value-type="float" office:value="40433">
            <text:p>40433</text:p>
          </table:table-cell>
          <table:table-cell office:value-type="float" office:value="153646">
            <text:p>153646</text:p>
          </table:table-cell>
          <table:table-cell/>
        </table:table-row>
        <table:table-row table:style-name="ro1">
          <table:table-cell office:value-type="float" office:value="114443">
            <text:p>114443</text:p>
          </table:table-cell>
          <table:table-cell office:value-type="float" office:value="40466">
            <text:p>40466</text:p>
          </table:table-cell>
          <table:table-cell office:value-type="float" office:value="153807">
            <text:p>153807</text:p>
          </table:table-cell>
          <table:table-cell/>
        </table:table-row>
        <table:table-row table:style-name="ro1">
          <table:table-cell office:value-type="float" office:value="114698">
            <text:p>114698</text:p>
          </table:table-cell>
          <table:table-cell office:value-type="float" office:value="40508">
            <text:p>40508</text:p>
          </table:table-cell>
          <table:table-cell office:value-type="float" office:value="153983">
            <text:p>153983</text:p>
          </table:table-cell>
          <table:table-cell/>
        </table:table-row>
        <table:table-row table:style-name="ro1">
          <table:table-cell office:value-type="float" office:value="114973">
            <text:p>114973</text:p>
          </table:table-cell>
          <table:table-cell office:value-type="float" office:value="40567">
            <text:p>40567</text:p>
          </table:table-cell>
          <table:table-cell office:value-type="float" office:value="154130">
            <text:p>154130</text:p>
          </table:table-cell>
          <table:table-cell/>
        </table:table-row>
        <table:table-row table:style-name="ro1">
          <table:table-cell office:value-type="float" office:value="115241">
            <text:p>115241</text:p>
          </table:table-cell>
          <table:table-cell office:value-type="float" office:value="40608">
            <text:p>40608</text:p>
          </table:table-cell>
          <table:table-cell office:value-type="float" office:value="154274">
            <text:p>154274</text:p>
          </table:table-cell>
          <table:table-cell/>
        </table:table-row>
        <table:table-row table:style-name="ro1">
          <table:table-cell office:value-type="float" office:value="115513">
            <text:p>115513</text:p>
          </table:table-cell>
          <table:table-cell office:value-type="float" office:value="40636">
            <text:p>40636</text:p>
          </table:table-cell>
          <table:table-cell office:value-type="float" office:value="154438">
            <text:p>154438</text:p>
          </table:table-cell>
          <table:table-cell/>
        </table:table-row>
        <table:table-row table:style-name="ro1">
          <table:table-cell office:value-type="float" office:value="115773">
            <text:p>115773</text:p>
          </table:table-cell>
          <table:table-cell office:value-type="float" office:value="40672">
            <text:p>40672</text:p>
          </table:table-cell>
          <table:table-cell office:value-type="float" office:value="154569">
            <text:p>154569</text:p>
          </table:table-cell>
          <table:table-cell/>
        </table:table-row>
        <table:table-row table:style-name="ro1">
          <table:table-cell office:value-type="float" office:value="116014">
            <text:p>116014</text:p>
          </table:table-cell>
          <table:table-cell office:value-type="float" office:value="40711">
            <text:p>40711</text:p>
          </table:table-cell>
          <table:table-cell office:value-type="float" office:value="154709">
            <text:p>154709</text:p>
          </table:table-cell>
          <table:table-cell/>
        </table:table-row>
        <table:table-row table:style-name="ro1">
          <table:table-cell office:value-type="float" office:value="116272">
            <text:p>116272</text:p>
          </table:table-cell>
          <table:table-cell office:value-type="float" office:value="40744">
            <text:p>40744</text:p>
          </table:table-cell>
          <table:table-cell office:value-type="float" office:value="154854">
            <text:p>154854</text:p>
          </table:table-cell>
          <table:table-cell/>
        </table:table-row>
        <table:table-row table:style-name="ro1">
          <table:table-cell office:value-type="float" office:value="116527">
            <text:p>116527</text:p>
          </table:table-cell>
          <table:table-cell office:value-type="float" office:value="40781">
            <text:p>40781</text:p>
          </table:table-cell>
          <table:table-cell office:value-type="float" office:value="154998">
            <text:p>154998</text:p>
          </table:table-cell>
          <table:table-cell/>
        </table:table-row>
        <table:table-row table:style-name="ro1">
          <table:table-cell office:value-type="float" office:value="116775">
            <text:p>116775</text:p>
          </table:table-cell>
          <table:table-cell office:value-type="float" office:value="40821">
            <text:p>40821</text:p>
          </table:table-cell>
          <table:table-cell office:value-type="float" office:value="155136">
            <text:p>155136</text:p>
          </table:table-cell>
          <table:table-cell/>
        </table:table-row>
        <table:table-row table:style-name="ro1">
          <table:table-cell office:value-type="float" office:value="116996">
            <text:p>116996</text:p>
          </table:table-cell>
          <table:table-cell office:value-type="float" office:value="40859">
            <text:p>40859</text:p>
          </table:table-cell>
          <table:table-cell office:value-type="float" office:value="155293">
            <text:p>155293</text:p>
          </table:table-cell>
          <table:table-cell/>
        </table:table-row>
        <table:table-row table:style-name="ro1">
          <table:table-cell office:value-type="float" office:value="117221">
            <text:p>117221</text:p>
          </table:table-cell>
          <table:table-cell office:value-type="float" office:value="40902">
            <text:p>40902</text:p>
          </table:table-cell>
          <table:table-cell office:value-type="float" office:value="155437">
            <text:p>155437</text:p>
          </table:table-cell>
          <table:table-cell/>
        </table:table-row>
        <table:table-row table:style-name="ro1">
          <table:table-cell office:value-type="float" office:value="117450">
            <text:p>117450</text:p>
          </table:table-cell>
          <table:table-cell office:value-type="float" office:value="40946">
            <text:p>40946</text:p>
          </table:table-cell>
          <table:table-cell office:value-type="float" office:value="155588">
            <text:p>155588</text:p>
          </table:table-cell>
          <table:table-cell/>
        </table:table-row>
        <table:table-row table:style-name="ro1">
          <table:table-cell office:value-type="float" office:value="117663">
            <text:p>117663</text:p>
          </table:table-cell>
          <table:table-cell office:value-type="float" office:value="41003">
            <text:p>41003</text:p>
          </table:table-cell>
          <table:table-cell office:value-type="float" office:value="155763">
            <text:p>155763</text:p>
          </table:table-cell>
          <table:table-cell/>
        </table:table-row>
        <table:table-row table:style-name="ro1">
          <table:table-cell office:value-type="float" office:value="117864">
            <text:p>117864</text:p>
          </table:table-cell>
          <table:table-cell office:value-type="float" office:value="41046">
            <text:p>41046</text:p>
          </table:table-cell>
          <table:table-cell office:value-type="float" office:value="155932">
            <text:p>155932</text:p>
          </table:table-cell>
          <table:table-cell/>
        </table:table-row>
        <table:table-row table:style-name="ro1">
          <table:table-cell office:value-type="float" office:value="118131">
            <text:p>118131</text:p>
          </table:table-cell>
          <table:table-cell office:value-type="float" office:value="41082">
            <text:p>41082</text:p>
          </table:table-cell>
          <table:table-cell office:value-type="float" office:value="156108">
            <text:p>156108</text:p>
          </table:table-cell>
          <table:table-cell/>
        </table:table-row>
        <table:table-row table:style-name="ro1">
          <table:table-cell office:value-type="float" office:value="118376">
            <text:p>118376</text:p>
          </table:table-cell>
          <table:table-cell office:value-type="float" office:value="41124">
            <text:p>41124</text:p>
          </table:table-cell>
          <table:table-cell office:value-type="float" office:value="156290">
            <text:p>156290</text:p>
          </table:table-cell>
          <table:table-cell/>
        </table:table-row>
        <table:table-row table:style-name="ro1">
          <table:table-cell office:value-type="float" office:value="118605">
            <text:p>118605</text:p>
          </table:table-cell>
          <table:table-cell office:value-type="float" office:value="41180">
            <text:p>41180</text:p>
          </table:table-cell>
          <table:table-cell office:value-type="float" office:value="156468">
            <text:p>156468</text:p>
          </table:table-cell>
          <table:table-cell/>
        </table:table-row>
        <table:table-row table:style-name="ro1">
          <table:table-cell office:value-type="float" office:value="118816">
            <text:p>118816</text:p>
          </table:table-cell>
          <table:table-cell office:value-type="float" office:value="41220">
            <text:p>41220</text:p>
          </table:table-cell>
          <table:table-cell office:value-type="float" office:value="156652">
            <text:p>156652</text:p>
          </table:table-cell>
          <table:table-cell/>
        </table:table-row>
        <table:table-row table:style-name="ro1">
          <table:table-cell office:value-type="float" office:value="119035">
            <text:p>119035</text:p>
          </table:table-cell>
          <table:table-cell office:value-type="float" office:value="41267">
            <text:p>41267</text:p>
          </table:table-cell>
          <table:table-cell office:value-type="float" office:value="156862">
            <text:p>156862</text:p>
          </table:table-cell>
          <table:table-cell/>
        </table:table-row>
        <table:table-row table:style-name="ro1">
          <table:table-cell office:value-type="float" office:value="119240">
            <text:p>119240</text:p>
          </table:table-cell>
          <table:table-cell office:value-type="float" office:value="41323">
            <text:p>41323</text:p>
          </table:table-cell>
          <table:table-cell office:value-type="float" office:value="157057">
            <text:p>157057</text:p>
          </table:table-cell>
          <table:table-cell/>
        </table:table-row>
        <table:table-row table:style-name="ro1">
          <table:table-cell office:value-type="float" office:value="119451">
            <text:p>119451</text:p>
          </table:table-cell>
          <table:table-cell office:value-type="float" office:value="41368">
            <text:p>41368</text:p>
          </table:table-cell>
          <table:table-cell office:value-type="float" office:value="157269">
            <text:p>157269</text:p>
          </table:table-cell>
          <table:table-cell/>
        </table:table-row>
        <table:table-row table:style-name="ro1">
          <table:table-cell office:value-type="float" office:value="119651">
            <text:p>119651</text:p>
          </table:table-cell>
          <table:table-cell office:value-type="float" office:value="41426">
            <text:p>41426</text:p>
          </table:table-cell>
          <table:table-cell office:value-type="float" office:value="157492">
            <text:p>157492</text:p>
          </table:table-cell>
          <table:table-cell/>
        </table:table-row>
        <table:table-row table:style-name="ro1">
          <table:table-cell office:value-type="float" office:value="119832">
            <text:p>119832</text:p>
          </table:table-cell>
          <table:table-cell office:value-type="float" office:value="41486">
            <text:p>41486</text:p>
          </table:table-cell>
          <table:table-cell office:value-type="float" office:value="157704">
            <text:p>157704</text:p>
          </table:table-cell>
          <table:table-cell/>
        </table:table-row>
        <table:table-row table:style-name="ro1">
          <table:table-cell office:value-type="float" office:value="120002">
            <text:p>120002</text:p>
          </table:table-cell>
          <table:table-cell office:value-type="float" office:value="41540">
            <text:p>41540</text:p>
          </table:table-cell>
          <table:table-cell office:value-type="float" office:value="157916">
            <text:p>157916</text:p>
          </table:table-cell>
          <table:table-cell/>
        </table:table-row>
        <table:table-row table:style-name="ro1">
          <table:table-cell office:value-type="float" office:value="120159">
            <text:p>120159</text:p>
          </table:table-cell>
          <table:table-cell office:value-type="float" office:value="41595">
            <text:p>41595</text:p>
          </table:table-cell>
          <table:table-cell office:value-type="float" office:value="158137">
            <text:p>158137</text:p>
          </table:table-cell>
          <table:table-cell/>
        </table:table-row>
        <table:table-row table:style-name="ro1">
          <table:table-cell office:value-type="float" office:value="120319">
            <text:p>120319</text:p>
          </table:table-cell>
          <table:table-cell office:value-type="float" office:value="41658">
            <text:p>41658</text:p>
          </table:table-cell>
          <table:table-cell office:value-type="float" office:value="158351">
            <text:p>158351</text:p>
          </table:table-cell>
          <table:table-cell/>
        </table:table-row>
        <table:table-row table:style-name="ro1">
          <table:table-cell office:value-type="float" office:value="120492">
            <text:p>120492</text:p>
          </table:table-cell>
          <table:table-cell office:value-type="float" office:value="41704">
            <text:p>41704</text:p>
          </table:table-cell>
          <table:table-cell office:value-type="float" office:value="158593">
            <text:p>158593</text:p>
          </table:table-cell>
          <table:table-cell/>
        </table:table-row>
        <table:table-row table:style-name="ro1">
          <table:table-cell office:value-type="float" office:value="120691">
            <text:p>120691</text:p>
          </table:table-cell>
          <table:table-cell office:value-type="float" office:value="41773">
            <text:p>41773</text:p>
          </table:table-cell>
          <table:table-cell office:value-type="float" office:value="158837">
            <text:p>158837</text:p>
          </table:table-cell>
          <table:table-cell/>
        </table:table-row>
        <table:table-row table:style-name="ro1">
          <table:table-cell office:value-type="float" office:value="120825">
            <text:p>120825</text:p>
          </table:table-cell>
          <table:table-cell office:value-type="float" office:value="41835">
            <text:p>41835</text:p>
          </table:table-cell>
          <table:table-cell office:value-type="float" office:value="159058">
            <text:p>159058</text:p>
          </table:table-cell>
          <table:table-cell/>
        </table:table-row>
        <table:table-row table:style-name="ro1">
          <table:table-cell office:value-type="float" office:value="120975">
            <text:p>120975</text:p>
          </table:table-cell>
          <table:table-cell office:value-type="float" office:value="41907">
            <text:p>41907</text:p>
          </table:table-cell>
          <table:table-cell office:value-type="float" office:value="159279">
            <text:p>159279</text:p>
          </table:table-cell>
          <table:table-cell/>
        </table:table-row>
        <table:table-row table:style-name="ro1">
          <table:table-cell office:value-type="float" office:value="121139">
            <text:p>121139</text:p>
          </table:table-cell>
          <table:table-cell office:value-type="float" office:value="41956">
            <text:p>41956</text:p>
          </table:table-cell>
          <table:table-cell office:value-type="float" office:value="159524">
            <text:p>159524</text:p>
          </table:table-cell>
          <table:table-cell/>
        </table:table-row>
        <table:table-row table:style-name="ro1">
          <table:table-cell office:value-type="float" office:value="121290">
            <text:p>121290</text:p>
          </table:table-cell>
          <table:table-cell office:value-type="float" office:value="42009">
            <text:p>42009</text:p>
          </table:table-cell>
          <table:table-cell office:value-type="float" office:value="159789">
            <text:p>159789</text:p>
          </table:table-cell>
          <table:table-cell/>
        </table:table-row>
        <table:table-row table:style-name="ro1">
          <table:table-cell office:value-type="float" office:value="121447">
            <text:p>121447</text:p>
          </table:table-cell>
          <table:table-cell office:value-type="float" office:value="42071">
            <text:p>42071</text:p>
          </table:table-cell>
          <table:table-cell office:value-type="float" office:value="160046">
            <text:p>160046</text:p>
          </table:table-cell>
          <table:table-cell/>
        </table:table-row>
        <table:table-row table:style-name="ro1">
          <table:table-cell office:value-type="float" office:value="121588">
            <text:p>121588</text:p>
          </table:table-cell>
          <table:table-cell office:value-type="float" office:value="42138">
            <text:p>42138</text:p>
          </table:table-cell>
          <table:table-cell office:value-type="float" office:value="160327">
            <text:p>160327</text:p>
          </table:table-cell>
          <table:table-cell/>
        </table:table-row>
        <table:table-row table:style-name="ro1">
          <table:table-cell office:value-type="float" office:value="121721">
            <text:p>121721</text:p>
          </table:table-cell>
          <table:table-cell office:value-type="float" office:value="42202">
            <text:p>42202</text:p>
          </table:table-cell>
          <table:table-cell office:value-type="float" office:value="160589">
            <text:p>160589</text:p>
          </table:table-cell>
          <table:table-cell/>
        </table:table-row>
        <table:table-row table:style-name="ro1">
          <table:table-cell office:value-type="float" office:value="121874">
            <text:p>121874</text:p>
          </table:table-cell>
          <table:table-cell office:value-type="float" office:value="42264">
            <text:p>42264</text:p>
          </table:table-cell>
          <table:table-cell office:value-type="float" office:value="160833">
            <text:p>160833</text:p>
          </table:table-cell>
          <table:table-cell/>
        </table:table-row>
        <table:table-row table:style-name="ro1">
          <table:table-cell office:value-type="float" office:value="121994">
            <text:p>121994</text:p>
          </table:table-cell>
          <table:table-cell office:value-type="float" office:value="42324">
            <text:p>42324</text:p>
          </table:table-cell>
          <table:table-cell office:value-type="float" office:value="161074">
            <text:p>161074</text:p>
          </table:table-cell>
          <table:table-cell/>
        </table:table-row>
        <table:table-row table:style-name="ro1">
          <table:table-cell office:value-type="float" office:value="122115">
            <text:p>122115</text:p>
          </table:table-cell>
          <table:table-cell office:value-type="float" office:value="42382">
            <text:p>42382</text:p>
          </table:table-cell>
          <table:table-cell office:value-type="float" office:value="161318">
            <text:p>161318</text:p>
          </table:table-cell>
          <table:table-cell/>
        </table:table-row>
        <table:table-row table:style-name="ro1">
          <table:table-cell office:value-type="float" office:value="122250">
            <text:p>122250</text:p>
          </table:table-cell>
          <table:table-cell office:value-type="float" office:value="42440">
            <text:p>42440</text:p>
          </table:table-cell>
          <table:table-cell office:value-type="float" office:value="161579">
            <text:p>161579</text:p>
          </table:table-cell>
          <table:table-cell/>
        </table:table-row>
        <table:table-row table:style-name="ro1">
          <table:table-cell office:value-type="float" office:value="122384">
            <text:p>122384</text:p>
          </table:table-cell>
          <table:table-cell office:value-type="float" office:value="42510">
            <text:p>42510</text:p>
          </table:table-cell>
          <table:table-cell office:value-type="float" office:value="161856">
            <text:p>161856</text:p>
          </table:table-cell>
          <table:table-cell/>
        </table:table-row>
        <table:table-row table:style-name="ro1">
          <table:table-cell office:value-type="float" office:value="122506">
            <text:p>122506</text:p>
          </table:table-cell>
          <table:table-cell office:value-type="float" office:value="42564">
            <text:p>42564</text:p>
          </table:table-cell>
          <table:table-cell office:value-type="float" office:value="162094">
            <text:p>162094</text:p>
          </table:table-cell>
          <table:table-cell/>
        </table:table-row>
        <table:table-row table:style-name="ro1">
          <table:table-cell office:value-type="float" office:value="122648">
            <text:p>122648</text:p>
          </table:table-cell>
          <table:table-cell office:value-type="float" office:value="42636">
            <text:p>42636</text:p>
          </table:table-cell>
          <table:table-cell office:value-type="float" office:value="162341">
            <text:p>162341</text:p>
          </table:table-cell>
          <table:table-cell/>
        </table:table-row>
        <table:table-row table:style-name="ro1">
          <table:table-cell office:value-type="float" office:value="122777">
            <text:p>122777</text:p>
          </table:table-cell>
          <table:table-cell office:value-type="float" office:value="42715">
            <text:p>42715</text:p>
          </table:table-cell>
          <table:table-cell office:value-type="float" office:value="162607">
            <text:p>162607</text:p>
          </table:table-cell>
          <table:table-cell/>
        </table:table-row>
        <table:table-row table:style-name="ro1">
          <table:table-cell office:value-type="float" office:value="122914">
            <text:p>122914</text:p>
          </table:table-cell>
          <table:table-cell office:value-type="float" office:value="42779">
            <text:p>42779</text:p>
          </table:table-cell>
          <table:table-cell office:value-type="float" office:value="162868">
            <text:p>162868</text:p>
          </table:table-cell>
          <table:table-cell/>
        </table:table-row>
        <table:table-row table:style-name="ro1">
          <table:table-cell office:value-type="float" office:value="123070">
            <text:p>123070</text:p>
          </table:table-cell>
          <table:table-cell office:value-type="float" office:value="42830">
            <text:p>42830</text:p>
          </table:table-cell>
          <table:table-cell office:value-type="float" office:value="163120">
            <text:p>163120</text:p>
          </table:table-cell>
          <table:table-cell/>
        </table:table-row>
        <table:table-row table:style-name="ro1">
          <table:table-cell office:value-type="float" office:value="123235">
            <text:p>123235</text:p>
          </table:table-cell>
          <table:table-cell office:value-type="float" office:value="42894">
            <text:p>42894</text:p>
          </table:table-cell>
          <table:table-cell office:value-type="float" office:value="163360">
            <text:p>163360</text:p>
          </table:table-cell>
          <table:table-cell/>
        </table:table-row>
        <table:table-row table:style-name="ro1">
          <table:table-cell office:value-type="float" office:value="123394">
            <text:p>123394</text:p>
          </table:table-cell>
          <table:table-cell office:value-type="float" office:value="42969">
            <text:p>42969</text:p>
          </table:table-cell>
          <table:table-cell office:value-type="float" office:value="163620">
            <text:p>163620</text:p>
          </table:table-cell>
          <table:table-cell/>
        </table:table-row>
        <table:table-row table:style-name="ro1">
          <table:table-cell office:value-type="float" office:value="123559">
            <text:p>123559</text:p>
          </table:table-cell>
          <table:table-cell office:value-type="float" office:value="43047">
            <text:p>43047</text:p>
          </table:table-cell>
          <table:table-cell office:value-type="float" office:value="163864">
            <text:p>163864</text:p>
          </table:table-cell>
          <table:table-cell/>
        </table:table-row>
        <table:table-row table:style-name="ro1">
          <table:table-cell office:value-type="float" office:value="123725">
            <text:p>123725</text:p>
          </table:table-cell>
          <table:table-cell office:value-type="float" office:value="43116">
            <text:p>43116</text:p>
          </table:table-cell>
          <table:table-cell office:value-type="float" office:value="164138">
            <text:p>164138</text:p>
          </table:table-cell>
          <table:table-cell/>
        </table:table-row>
        <table:table-row table:style-name="ro1">
          <table:table-cell office:value-type="float" office:value="123893">
            <text:p>123893</text:p>
          </table:table-cell>
          <table:table-cell office:value-type="float" office:value="43178">
            <text:p>43178</text:p>
          </table:table-cell>
          <table:table-cell office:value-type="float" office:value="164384">
            <text:p>164384</text:p>
          </table:table-cell>
          <table:table-cell/>
        </table:table-row>
        <table:table-row table:style-name="ro1">
          <table:table-cell office:value-type="float" office:value="124081">
            <text:p>124081</text:p>
          </table:table-cell>
          <table:table-cell office:value-type="float" office:value="43238">
            <text:p>43238</text:p>
          </table:table-cell>
          <table:table-cell office:value-type="float" office:value="164631">
            <text:p>164631</text:p>
          </table:table-cell>
          <table:table-cell/>
        </table:table-row>
        <table:table-row table:style-name="ro1">
          <table:table-cell office:value-type="float" office:value="124265">
            <text:p>124265</text:p>
          </table:table-cell>
          <table:table-cell office:value-type="float" office:value="43304">
            <text:p>43304</text:p>
          </table:table-cell>
          <table:table-cell office:value-type="float" office:value="164889">
            <text:p>164889</text:p>
          </table:table-cell>
          <table:table-cell/>
        </table:table-row>
        <table:table-row table:style-name="ro1">
          <table:table-cell office:value-type="float" office:value="124461">
            <text:p>124461</text:p>
          </table:table-cell>
          <table:table-cell office:value-type="float" office:value="43377">
            <text:p>43377</text:p>
          </table:table-cell>
          <table:table-cell office:value-type="float" office:value="165138">
            <text:p>165138</text:p>
          </table:table-cell>
          <table:table-cell/>
        </table:table-row>
        <table:table-row table:style-name="ro1">
          <table:table-cell office:value-type="float" office:value="124667">
            <text:p>124667</text:p>
          </table:table-cell>
          <table:table-cell office:value-type="float" office:value="43440">
            <text:p>43440</text:p>
          </table:table-cell>
          <table:table-cell office:value-type="float" office:value="165395">
            <text:p>165395</text:p>
          </table:table-cell>
          <table:table-cell/>
        </table:table-row>
        <table:table-row table:style-name="ro1">
          <table:table-cell office:value-type="float" office:value="124870">
            <text:p>124870</text:p>
          </table:table-cell>
          <table:table-cell office:value-type="float" office:value="43489">
            <text:p>43489</text:p>
          </table:table-cell>
          <table:table-cell office:value-type="float" office:value="165679">
            <text:p>165679</text:p>
          </table:table-cell>
          <table:table-cell/>
        </table:table-row>
        <table:table-row table:style-name="ro1">
          <table:table-cell office:value-type="float" office:value="125053">
            <text:p>125053</text:p>
          </table:table-cell>
          <table:table-cell office:value-type="float" office:value="43557">
            <text:p>43557</text:p>
          </table:table-cell>
          <table:table-cell office:value-type="float" office:value="165930">
            <text:p>165930</text:p>
          </table:table-cell>
          <table:table-cell/>
        </table:table-row>
        <table:table-row table:style-name="ro1">
          <table:table-cell office:value-type="float" office:value="125259">
            <text:p>125259</text:p>
          </table:table-cell>
          <table:table-cell office:value-type="float" office:value="43616">
            <text:p>43616</text:p>
          </table:table-cell>
          <table:table-cell office:value-type="float" office:value="166187">
            <text:p>166187</text:p>
          </table:table-cell>
          <table:table-cell/>
        </table:table-row>
        <table:table-row table:style-name="ro1">
          <table:table-cell office:value-type="float" office:value="125463">
            <text:p>125463</text:p>
          </table:table-cell>
          <table:table-cell office:value-type="float" office:value="43688">
            <text:p>43688</text:p>
          </table:table-cell>
          <table:table-cell office:value-type="float" office:value="166438">
            <text:p>166438</text:p>
          </table:table-cell>
          <table:table-cell/>
        </table:table-row>
        <table:table-row table:style-name="ro1">
          <table:table-cell office:value-type="float" office:value="125687">
            <text:p>125687</text:p>
          </table:table-cell>
          <table:table-cell office:value-type="float" office:value="43755">
            <text:p>43755</text:p>
          </table:table-cell>
          <table:table-cell office:value-type="float" office:value="166680">
            <text:p>166680</text:p>
          </table:table-cell>
          <table:table-cell/>
        </table:table-row>
        <table:table-row table:style-name="ro1">
          <table:table-cell office:value-type="float" office:value="125902">
            <text:p>125902</text:p>
          </table:table-cell>
          <table:table-cell office:value-type="float" office:value="43817">
            <text:p>43817</text:p>
          </table:table-cell>
          <table:table-cell office:value-type="float" office:value="166936">
            <text:p>166936</text:p>
          </table:table-cell>
          <table:table-cell/>
        </table:table-row>
        <table:table-row table:style-name="ro1">
          <table:table-cell office:value-type="float" office:value="126090">
            <text:p>126090</text:p>
          </table:table-cell>
          <table:table-cell office:value-type="float" office:value="43879">
            <text:p>43879</text:p>
          </table:table-cell>
          <table:table-cell office:value-type="float" office:value="167186">
            <text:p>167186</text:p>
          </table:table-cell>
          <table:table-cell/>
        </table:table-row>
        <table:table-row table:style-name="ro1">
          <table:table-cell office:value-type="float" office:value="126303">
            <text:p>126303</text:p>
          </table:table-cell>
          <table:table-cell office:value-type="float" office:value="43937">
            <text:p>43937</text:p>
          </table:table-cell>
          <table:table-cell office:value-type="float" office:value="167406">
            <text:p>167406</text:p>
          </table:table-cell>
          <table:table-cell/>
        </table:table-row>
        <table:table-row table:style-name="ro1">
          <table:table-cell office:value-type="float" office:value="126527">
            <text:p>126527</text:p>
          </table:table-cell>
          <table:table-cell office:value-type="float" office:value="43991">
            <text:p>43991</text:p>
          </table:table-cell>
          <table:table-cell office:value-type="float" office:value="167641">
            <text:p>167641</text:p>
          </table:table-cell>
          <table:table-cell/>
        </table:table-row>
        <table:table-row table:style-name="ro1">
          <table:table-cell office:value-type="float" office:value="126766">
            <text:p>126766</text:p>
          </table:table-cell>
          <table:table-cell office:value-type="float" office:value="44044">
            <text:p>44044</text:p>
          </table:table-cell>
          <table:table-cell office:value-type="float" office:value="167904">
            <text:p>167904</text:p>
          </table:table-cell>
          <table:table-cell/>
        </table:table-row>
        <table:table-row table:style-name="ro1">
          <table:table-cell office:value-type="float" office:value="127001">
            <text:p>127001</text:p>
          </table:table-cell>
          <table:table-cell office:value-type="float" office:value="44095">
            <text:p>44095</text:p>
          </table:table-cell>
          <table:table-cell office:value-type="float" office:value="168146">
            <text:p>168146</text:p>
          </table:table-cell>
          <table:table-cell/>
        </table:table-row>
        <table:table-row table:style-name="ro1">
          <table:table-cell office:value-type="float" office:value="127236">
            <text:p>127236</text:p>
          </table:table-cell>
          <table:table-cell office:value-type="float" office:value="44163">
            <text:p>44163</text:p>
          </table:table-cell>
          <table:table-cell office:value-type="float" office:value="168406">
            <text:p>168406</text:p>
          </table:table-cell>
          <table:table-cell/>
        </table:table-row>
        <table:table-row table:style-name="ro1">
          <table:table-cell office:value-type="float" office:value="127465">
            <text:p>127465</text:p>
          </table:table-cell>
          <table:table-cell office:value-type="float" office:value="44218">
            <text:p>44218</text:p>
          </table:table-cell>
          <table:table-cell office:value-type="float" office:value="168658">
            <text:p>168658</text:p>
          </table:table-cell>
          <table:table-cell/>
        </table:table-row>
        <table:table-row table:style-name="ro1">
          <table:table-cell office:value-type="float" office:value="127678">
            <text:p>127678</text:p>
          </table:table-cell>
          <table:table-cell office:value-type="float" office:value="44281">
            <text:p>44281</text:p>
          </table:table-cell>
          <table:table-cell office:value-type="float" office:value="168893">
            <text:p>168893</text:p>
          </table:table-cell>
          <table:table-cell/>
        </table:table-row>
        <table:table-row table:style-name="ro1">
          <table:table-cell office:value-type="float" office:value="127904">
            <text:p>127904</text:p>
          </table:table-cell>
          <table:table-cell office:value-type="float" office:value="44330">
            <text:p>44330</text:p>
          </table:table-cell>
          <table:table-cell office:value-type="float" office:value="169118">
            <text:p>169118</text:p>
          </table:table-cell>
          <table:table-cell/>
        </table:table-row>
        <table:table-row table:style-name="ro1">
          <table:table-cell office:value-type="float" office:value="128121">
            <text:p>128121</text:p>
          </table:table-cell>
          <table:table-cell office:value-type="float" office:value="44378">
            <text:p>44378</text:p>
          </table:table-cell>
          <table:table-cell office:value-type="float" office:value="169330">
            <text:p>169330</text:p>
          </table:table-cell>
          <table:table-cell/>
        </table:table-row>
        <table:table-row table:style-name="ro1">
          <table:table-cell office:value-type="float" office:value="128356">
            <text:p>128356</text:p>
          </table:table-cell>
          <table:table-cell office:value-type="float" office:value="44446">
            <text:p>44446</text:p>
          </table:table-cell>
          <table:table-cell office:value-type="float" office:value="169534">
            <text:p>169534</text:p>
          </table:table-cell>
          <table:table-cell/>
        </table:table-row>
        <table:table-row table:style-name="ro1">
          <table:table-cell office:value-type="float" office:value="128601">
            <text:p>128601</text:p>
          </table:table-cell>
          <table:table-cell office:value-type="float" office:value="44500">
            <text:p>44500</text:p>
          </table:table-cell>
          <table:table-cell office:value-type="float" office:value="169768">
            <text:p>169768</text:p>
          </table:table-cell>
          <table:table-cell/>
        </table:table-row>
        <table:table-row table:style-name="ro1">
          <table:table-cell office:value-type="float" office:value="128825">
            <text:p>128825</text:p>
          </table:table-cell>
          <table:table-cell office:value-type="float" office:value="44570">
            <text:p>44570</text:p>
          </table:table-cell>
          <table:table-cell office:value-type="float" office:value="169983">
            <text:p>169983</text:p>
          </table:table-cell>
          <table:table-cell/>
        </table:table-row>
        <table:table-row table:style-name="ro1">
          <table:table-cell office:value-type="float" office:value="129042">
            <text:p>129042</text:p>
          </table:table-cell>
          <table:table-cell office:value-type="float" office:value="44626">
            <text:p>44626</text:p>
          </table:table-cell>
          <table:table-cell office:value-type="float" office:value="170225">
            <text:p>170225</text:p>
          </table:table-cell>
          <table:table-cell/>
        </table:table-row>
        <table:table-row table:style-name="ro1">
          <table:table-cell office:value-type="float" office:value="129274">
            <text:p>129274</text:p>
          </table:table-cell>
          <table:table-cell office:value-type="float" office:value="44680">
            <text:p>44680</text:p>
          </table:table-cell>
          <table:table-cell office:value-type="float" office:value="170448">
            <text:p>170448</text:p>
          </table:table-cell>
          <table:table-cell/>
        </table:table-row>
        <table:table-row table:style-name="ro1">
          <table:table-cell office:value-type="float" office:value="129497">
            <text:p>129497</text:p>
          </table:table-cell>
          <table:table-cell office:value-type="float" office:value="44740">
            <text:p>44740</text:p>
          </table:table-cell>
          <table:table-cell office:value-type="float" office:value="170645">
            <text:p>170645</text:p>
          </table:table-cell>
          <table:table-cell/>
        </table:table-row>
        <table:table-row table:style-name="ro1">
          <table:table-cell office:value-type="float" office:value="129713">
            <text:p>129713</text:p>
          </table:table-cell>
          <table:table-cell office:value-type="float" office:value="44805">
            <text:p>44805</text:p>
          </table:table-cell>
          <table:table-cell office:value-type="float" office:value="170856">
            <text:p>170856</text:p>
          </table:table-cell>
          <table:table-cell/>
        </table:table-row>
        <table:table-row table:style-name="ro1">
          <table:table-cell office:value-type="float" office:value="129929">
            <text:p>129929</text:p>
          </table:table-cell>
          <table:table-cell office:value-type="float" office:value="44845">
            <text:p>44845</text:p>
          </table:table-cell>
          <table:table-cell office:value-type="float" office:value="171052">
            <text:p>171052</text:p>
          </table:table-cell>
          <table:table-cell/>
        </table:table-row>
        <table:table-row table:style-name="ro1">
          <table:table-cell office:value-type="float" office:value="130162">
            <text:p>130162</text:p>
          </table:table-cell>
          <table:table-cell office:value-type="float" office:value="44905">
            <text:p>44905</text:p>
          </table:table-cell>
          <table:table-cell office:value-type="float" office:value="171247">
            <text:p>171247</text:p>
          </table:table-cell>
          <table:table-cell/>
        </table:table-row>
        <table:table-row table:style-name="ro1">
          <table:table-cell office:value-type="float" office:value="130374">
            <text:p>130374</text:p>
          </table:table-cell>
          <table:table-cell office:value-type="float" office:value="44951">
            <text:p>44951</text:p>
          </table:table-cell>
          <table:table-cell office:value-type="float" office:value="171447">
            <text:p>171447</text:p>
          </table:table-cell>
          <table:table-cell/>
        </table:table-row>
        <table:table-row table:style-name="ro1">
          <table:table-cell office:value-type="float" office:value="130607">
            <text:p>130607</text:p>
          </table:table-cell>
          <table:table-cell office:value-type="float" office:value="45007">
            <text:p>45007</text:p>
          </table:table-cell>
          <table:table-cell office:value-type="float" office:value="171619">
            <text:p>171619</text:p>
          </table:table-cell>
          <table:table-cell/>
        </table:table-row>
        <table:table-row table:style-name="ro1">
          <table:table-cell office:value-type="float" office:value="130829">
            <text:p>130829</text:p>
          </table:table-cell>
          <table:table-cell office:value-type="float" office:value="45043">
            <text:p>45043</text:p>
          </table:table-cell>
          <table:table-cell office:value-type="float" office:value="171824">
            <text:p>171824</text:p>
          </table:table-cell>
          <table:table-cell/>
        </table:table-row>
        <table:table-row table:style-name="ro1">
          <table:table-cell office:value-type="float" office:value="131051">
            <text:p>131051</text:p>
          </table:table-cell>
          <table:table-cell office:value-type="float" office:value="45096">
            <text:p>45096</text:p>
          </table:table-cell>
          <table:table-cell office:value-type="float" office:value="172043">
            <text:p>172043</text:p>
          </table:table-cell>
          <table:table-cell/>
        </table:table-row>
        <table:table-row table:style-name="ro1">
          <table:table-cell office:value-type="float" office:value="131264">
            <text:p>131264</text:p>
          </table:table-cell>
          <table:table-cell office:value-type="float" office:value="45142">
            <text:p>45142</text:p>
          </table:table-cell>
          <table:table-cell office:value-type="float" office:value="172204">
            <text:p>172204</text:p>
          </table:table-cell>
          <table:table-cell/>
        </table:table-row>
        <table:table-row table:style-name="ro1">
          <table:table-cell office:value-type="float" office:value="131469">
            <text:p>131469</text:p>
          </table:table-cell>
          <table:table-cell office:value-type="float" office:value="45173">
            <text:p>45173</text:p>
          </table:table-cell>
          <table:table-cell office:value-type="float" office:value="172371">
            <text:p>172371</text:p>
          </table:table-cell>
          <table:table-cell/>
        </table:table-row>
        <table:table-row table:style-name="ro1">
          <table:table-cell office:value-type="float" office:value="131681">
            <text:p>131681</text:p>
          </table:table-cell>
          <table:table-cell office:value-type="float" office:value="45211">
            <text:p>45211</text:p>
          </table:table-cell>
          <table:table-cell office:value-type="float" office:value="172543">
            <text:p>172543</text:p>
          </table:table-cell>
          <table:table-cell/>
        </table:table-row>
        <table:table-row table:style-name="ro1">
          <table:table-cell office:value-type="float" office:value="131921">
            <text:p>131921</text:p>
          </table:table-cell>
          <table:table-cell office:value-type="float" office:value="45262">
            <text:p>45262</text:p>
          </table:table-cell>
          <table:table-cell office:value-type="float" office:value="172713">
            <text:p>172713</text:p>
          </table:table-cell>
          <table:table-cell/>
        </table:table-row>
        <table:table-row table:style-name="ro1">
          <table:table-cell office:value-type="float" office:value="132132">
            <text:p>132132</text:p>
          </table:table-cell>
          <table:table-cell office:value-type="float" office:value="45302">
            <text:p>45302</text:p>
          </table:table-cell>
          <table:table-cell office:value-type="float" office:value="172877">
            <text:p>172877</text:p>
          </table:table-cell>
          <table:table-cell/>
        </table:table-row>
        <table:table-row table:style-name="ro1">
          <table:table-cell office:value-type="float" office:value="132359">
            <text:p>132359</text:p>
          </table:table-cell>
          <table:table-cell office:value-type="float" office:value="45345">
            <text:p>45345</text:p>
          </table:table-cell>
          <table:table-cell office:value-type="float" office:value="173034">
            <text:p>173034</text:p>
          </table:table-cell>
          <table:table-cell/>
        </table:table-row>
        <table:table-row table:style-name="ro1">
          <table:table-cell office:value-type="float" office:value="132568">
            <text:p>132568</text:p>
          </table:table-cell>
          <table:table-cell office:value-type="float" office:value="45381">
            <text:p>45381</text:p>
          </table:table-cell>
          <table:table-cell office:value-type="float" office:value="173176">
            <text:p>173176</text:p>
          </table:table-cell>
          <table:table-cell/>
        </table:table-row>
        <table:table-row table:style-name="ro1">
          <table:table-cell office:value-type="float" office:value="132774">
            <text:p>132774</text:p>
          </table:table-cell>
          <table:table-cell office:value-type="float" office:value="45420">
            <text:p>45420</text:p>
          </table:table-cell>
          <table:table-cell office:value-type="float" office:value="173369">
            <text:p>173369</text:p>
          </table:table-cell>
          <table:table-cell/>
        </table:table-row>
        <table:table-row table:style-name="ro1">
          <table:table-cell office:value-type="float" office:value="132991">
            <text:p>132991</text:p>
          </table:table-cell>
          <table:table-cell office:value-type="float" office:value="45462">
            <text:p>45462</text:p>
          </table:table-cell>
          <table:table-cell office:value-type="float" office:value="173526">
            <text:p>173526</text:p>
          </table:table-cell>
          <table:table-cell/>
        </table:table-row>
        <table:table-row table:style-name="ro1">
          <table:table-cell office:value-type="float" office:value="133204">
            <text:p>133204</text:p>
          </table:table-cell>
          <table:table-cell office:value-type="float" office:value="45501">
            <text:p>45501</text:p>
          </table:table-cell>
          <table:table-cell office:value-type="float" office:value="173686">
            <text:p>173686</text:p>
          </table:table-cell>
          <table:table-cell/>
        </table:table-row>
        <table:table-row table:style-name="ro1">
          <table:table-cell office:value-type="float" office:value="133397">
            <text:p>133397</text:p>
          </table:table-cell>
          <table:table-cell office:value-type="float" office:value="45538">
            <text:p>45538</text:p>
          </table:table-cell>
          <table:table-cell office:value-type="float" office:value="173844">
            <text:p>173844</text:p>
          </table:table-cell>
          <table:table-cell/>
        </table:table-row>
        <table:table-row table:style-name="ro1">
          <table:table-cell office:value-type="float" office:value="133596">
            <text:p>133596</text:p>
          </table:table-cell>
          <table:table-cell office:value-type="float" office:value="45565">
            <text:p>45565</text:p>
          </table:table-cell>
          <table:table-cell office:value-type="float" office:value="174022">
            <text:p>174022</text:p>
          </table:table-cell>
          <table:table-cell/>
        </table:table-row>
        <table:table-row table:style-name="ro1">
          <table:table-cell office:value-type="float" office:value="133825">
            <text:p>133825</text:p>
          </table:table-cell>
          <table:table-cell office:value-type="float" office:value="45602">
            <text:p>45602</text:p>
          </table:table-cell>
          <table:table-cell office:value-type="float" office:value="174174">
            <text:p>174174</text:p>
          </table:table-cell>
          <table:table-cell/>
        </table:table-row>
        <table:table-row table:style-name="ro1">
          <table:table-cell office:value-type="float" office:value="134016">
            <text:p>134016</text:p>
          </table:table-cell>
          <table:table-cell office:value-type="float" office:value="45631">
            <text:p>45631</text:p>
          </table:table-cell>
          <table:table-cell office:value-type="float" office:value="174315">
            <text:p>174315</text:p>
          </table:table-cell>
          <table:table-cell/>
        </table:table-row>
        <table:table-row table:style-name="ro1">
          <table:table-cell office:value-type="float" office:value="134244">
            <text:p>134244</text:p>
          </table:table-cell>
          <table:table-cell office:value-type="float" office:value="45668">
            <text:p>45668</text:p>
          </table:table-cell>
          <table:table-cell office:value-type="float" office:value="174479">
            <text:p>174479</text:p>
          </table:table-cell>
          <table:table-cell/>
        </table:table-row>
        <table:table-row table:style-name="ro1">
          <table:table-cell office:value-type="float" office:value="134455">
            <text:p>134455</text:p>
          </table:table-cell>
          <table:table-cell office:value-type="float" office:value="45706">
            <text:p>45706</text:p>
          </table:table-cell>
          <table:table-cell office:value-type="float" office:value="174642">
            <text:p>174642</text:p>
          </table:table-cell>
          <table:table-cell/>
        </table:table-row>
        <table:table-row table:style-name="ro1">
          <table:table-cell office:value-type="float" office:value="134663">
            <text:p>134663</text:p>
          </table:table-cell>
          <table:table-cell office:value-type="float" office:value="45760">
            <text:p>45760</text:p>
          </table:table-cell>
          <table:table-cell office:value-type="float" office:value="174802">
            <text:p>174802</text:p>
          </table:table-cell>
          <table:table-cell/>
        </table:table-row>
        <table:table-row table:style-name="ro1">
          <table:table-cell office:value-type="float" office:value="134851">
            <text:p>134851</text:p>
          </table:table-cell>
          <table:table-cell office:value-type="float" office:value="45799">
            <text:p>45799</text:p>
          </table:table-cell>
          <table:table-cell office:value-type="float" office:value="174955">
            <text:p>174955</text:p>
          </table:table-cell>
          <table:table-cell/>
        </table:table-row>
        <table:table-row table:style-name="ro1">
          <table:table-cell office:value-type="float" office:value="135037">
            <text:p>135037</text:p>
          </table:table-cell>
          <table:table-cell office:value-type="float" office:value="45838">
            <text:p>45838</text:p>
          </table:table-cell>
          <table:table-cell office:value-type="float" office:value="175099">
            <text:p>175099</text:p>
          </table:table-cell>
          <table:table-cell/>
        </table:table-row>
        <table:table-row table:style-name="ro1">
          <table:table-cell office:value-type="float" office:value="135201">
            <text:p>135201</text:p>
          </table:table-cell>
          <table:table-cell office:value-type="float" office:value="45872">
            <text:p>45872</text:p>
          </table:table-cell>
          <table:table-cell office:value-type="float" office:value="175267">
            <text:p>175267</text:p>
          </table:table-cell>
          <table:table-cell/>
        </table:table-row>
        <table:table-row table:style-name="ro1">
          <table:table-cell office:value-type="float" office:value="135404">
            <text:p>135404</text:p>
          </table:table-cell>
          <table:table-cell office:value-type="float" office:value="45903">
            <text:p>45903</text:p>
          </table:table-cell>
          <table:table-cell office:value-type="float" office:value="175423">
            <text:p>175423</text:p>
          </table:table-cell>
          <table:table-cell/>
        </table:table-row>
        <table:table-row table:style-name="ro1">
          <table:table-cell office:value-type="float" office:value="135592">
            <text:p>135592</text:p>
          </table:table-cell>
          <table:table-cell office:value-type="float" office:value="45941">
            <text:p>45941</text:p>
          </table:table-cell>
          <table:table-cell office:value-type="float" office:value="175576">
            <text:p>175576</text:p>
          </table:table-cell>
          <table:table-cell/>
        </table:table-row>
        <table:table-row table:style-name="ro1">
          <table:table-cell office:value-type="float" office:value="135779">
            <text:p>135779</text:p>
          </table:table-cell>
          <table:table-cell office:value-type="float" office:value="45976">
            <text:p>45976</text:p>
          </table:table-cell>
          <table:table-cell office:value-type="float" office:value="175740">
            <text:p>175740</text:p>
          </table:table-cell>
          <table:table-cell/>
        </table:table-row>
        <table:table-row table:style-name="ro1">
          <table:table-cell office:value-type="float" office:value="135965">
            <text:p>135965</text:p>
          </table:table-cell>
          <table:table-cell office:value-type="float" office:value="46013">
            <text:p>46013</text:p>
          </table:table-cell>
          <table:table-cell office:value-type="float" office:value="175906">
            <text:p>175906</text:p>
          </table:table-cell>
          <table:table-cell/>
        </table:table-row>
        <table:table-row table:style-name="ro1">
          <table:table-cell office:value-type="float" office:value="136143">
            <text:p>136143</text:p>
          </table:table-cell>
          <table:table-cell office:value-type="float" office:value="46049">
            <text:p>46049</text:p>
          </table:table-cell>
          <table:table-cell office:value-type="float" office:value="176038">
            <text:p>176038</text:p>
          </table:table-cell>
          <table:table-cell/>
        </table:table-row>
        <table:table-row table:style-name="ro1">
          <table:table-cell office:value-type="float" office:value="136330">
            <text:p>136330</text:p>
          </table:table-cell>
          <table:table-cell office:value-type="float" office:value="46084">
            <text:p>46084</text:p>
          </table:table-cell>
          <table:table-cell office:value-type="float" office:value="176192">
            <text:p>176192</text:p>
          </table:table-cell>
          <table:table-cell/>
        </table:table-row>
        <table:table-row table:style-name="ro1">
          <table:table-cell office:value-type="float" office:value="136504">
            <text:p>136504</text:p>
          </table:table-cell>
          <table:table-cell office:value-type="float" office:value="46126">
            <text:p>46126</text:p>
          </table:table-cell>
          <table:table-cell office:value-type="float" office:value="176329">
            <text:p>176329</text:p>
          </table:table-cell>
          <table:table-cell/>
        </table:table-row>
        <table:table-row table:style-name="ro1">
          <table:table-cell office:value-type="float" office:value="136669">
            <text:p>136669</text:p>
          </table:table-cell>
          <table:table-cell office:value-type="float" office:value="46164">
            <text:p>46164</text:p>
          </table:table-cell>
          <table:table-cell office:value-type="float" office:value="176487">
            <text:p>176487</text:p>
          </table:table-cell>
          <table:table-cell/>
        </table:table-row>
        <table:table-row table:style-name="ro1">
          <table:table-cell office:value-type="float" office:value="136840">
            <text:p>136840</text:p>
          </table:table-cell>
          <table:table-cell office:value-type="float" office:value="46195">
            <text:p>46195</text:p>
          </table:table-cell>
          <table:table-cell office:value-type="float" office:value="176637">
            <text:p>176637</text:p>
          </table:table-cell>
          <table:table-cell/>
        </table:table-row>
        <table:table-row table:style-name="ro1">
          <table:table-cell office:value-type="float" office:value="136995">
            <text:p>136995</text:p>
          </table:table-cell>
          <table:table-cell office:value-type="float" office:value="46233">
            <text:p>46233</text:p>
          </table:table-cell>
          <table:table-cell office:value-type="float" office:value="176788">
            <text:p>176788</text:p>
          </table:table-cell>
          <table:table-cell/>
        </table:table-row>
        <table:table-row table:style-name="ro1">
          <table:table-cell office:value-type="float" office:value="137166">
            <text:p>137166</text:p>
          </table:table-cell>
          <table:table-cell office:value-type="float" office:value="46273">
            <text:p>46273</text:p>
          </table:table-cell>
          <table:table-cell office:value-type="float" office:value="176932">
            <text:p>176932</text:p>
          </table:table-cell>
          <table:table-cell/>
        </table:table-row>
        <table:table-row table:style-name="ro1">
          <table:table-cell office:value-type="float" office:value="137350">
            <text:p>137350</text:p>
          </table:table-cell>
          <table:table-cell office:value-type="float" office:value="46305">
            <text:p>46305</text:p>
          </table:table-cell>
          <table:table-cell office:value-type="float" office:value="177070">
            <text:p>177070</text:p>
          </table:table-cell>
          <table:table-cell/>
        </table:table-row>
        <table:table-row table:style-name="ro1">
          <table:table-cell office:value-type="float" office:value="137498">
            <text:p>137498</text:p>
          </table:table-cell>
          <table:table-cell office:value-type="float" office:value="46339">
            <text:p>46339</text:p>
          </table:table-cell>
          <table:table-cell office:value-type="float" office:value="177230">
            <text:p>177230</text:p>
          </table:table-cell>
          <table:table-cell/>
        </table:table-row>
        <table:table-row table:style-name="ro1">
          <table:table-cell office:value-type="float" office:value="137646">
            <text:p>137646</text:p>
          </table:table-cell>
          <table:table-cell office:value-type="float" office:value="46368">
            <text:p>46368</text:p>
          </table:table-cell>
          <table:table-cell office:value-type="float" office:value="177381">
            <text:p>177381</text:p>
          </table:table-cell>
          <table:table-cell/>
        </table:table-row>
        <table:table-row table:style-name="ro1">
          <table:table-cell office:value-type="float" office:value="137797">
            <text:p>137797</text:p>
          </table:table-cell>
          <table:table-cell office:value-type="float" office:value="46399">
            <text:p>46399</text:p>
          </table:table-cell>
          <table:table-cell office:value-type="float" office:value="177527">
            <text:p>177527</text:p>
          </table:table-cell>
          <table:table-cell/>
        </table:table-row>
        <table:table-row table:style-name="ro1">
          <table:table-cell office:value-type="float" office:value="137948">
            <text:p>137948</text:p>
          </table:table-cell>
          <table:table-cell office:value-type="float" office:value="46437">
            <text:p>46437</text:p>
          </table:table-cell>
          <table:table-cell office:value-type="float" office:value="177682">
            <text:p>177682</text:p>
          </table:table-cell>
          <table:table-cell/>
        </table:table-row>
        <table:table-row table:style-name="ro1">
          <table:table-cell office:value-type="float" office:value="138087">
            <text:p>138087</text:p>
          </table:table-cell>
          <table:table-cell office:value-type="float" office:value="46468">
            <text:p>46468</text:p>
          </table:table-cell>
          <table:table-cell office:value-type="float" office:value="177835">
            <text:p>177835</text:p>
          </table:table-cell>
          <table:table-cell/>
        </table:table-row>
        <table:table-row table:style-name="ro1">
          <table:table-cell office:value-type="float" office:value="138225">
            <text:p>138225</text:p>
          </table:table-cell>
          <table:table-cell office:value-type="float" office:value="46511">
            <text:p>46511</text:p>
          </table:table-cell>
          <table:table-cell office:value-type="float" office:value="177980">
            <text:p>177980</text:p>
          </table:table-cell>
          <table:table-cell/>
        </table:table-row>
        <table:table-row table:style-name="ro1">
          <table:table-cell office:value-type="float" office:value="138356">
            <text:p>138356</text:p>
          </table:table-cell>
          <table:table-cell office:value-type="float" office:value="46542">
            <text:p>46542</text:p>
          </table:table-cell>
          <table:table-cell office:value-type="float" office:value="178131">
            <text:p>178131</text:p>
          </table:table-cell>
          <table:table-cell/>
        </table:table-row>
        <table:table-row table:style-name="ro1">
          <table:table-cell office:value-type="float" office:value="138528">
            <text:p>138528</text:p>
          </table:table-cell>
          <table:table-cell office:value-type="float" office:value="46584">
            <text:p>46584</text:p>
          </table:table-cell>
          <table:table-cell office:value-type="float" office:value="178274">
            <text:p>178274</text:p>
          </table:table-cell>
          <table:table-cell/>
        </table:table-row>
        <table:table-row table:style-name="ro1">
          <table:table-cell office:value-type="float" office:value="138671">
            <text:p>138671</text:p>
          </table:table-cell>
          <table:table-cell office:value-type="float" office:value="46631">
            <text:p>46631</text:p>
          </table:table-cell>
          <table:table-cell office:value-type="float" office:value="178434">
            <text:p>178434</text:p>
          </table:table-cell>
          <table:table-cell/>
        </table:table-row>
        <table:table-row table:style-name="ro1">
          <table:table-cell office:value-type="float" office:value="138809">
            <text:p>138809</text:p>
          </table:table-cell>
          <table:table-cell office:value-type="float" office:value="46667">
            <text:p>46667</text:p>
          </table:table-cell>
          <table:table-cell office:value-type="float" office:value="178598">
            <text:p>178598</text:p>
          </table:table-cell>
          <table:table-cell/>
        </table:table-row>
        <table:table-row table:style-name="ro1">
          <table:table-cell office:value-type="float" office:value="138948">
            <text:p>138948</text:p>
          </table:table-cell>
          <table:table-cell office:value-type="float" office:value="46710">
            <text:p>46710</text:p>
          </table:table-cell>
          <table:table-cell office:value-type="float" office:value="178749">
            <text:p>178749</text:p>
          </table:table-cell>
          <table:table-cell/>
        </table:table-row>
        <table:table-row table:style-name="ro1">
          <table:table-cell office:value-type="float" office:value="139101">
            <text:p>139101</text:p>
          </table:table-cell>
          <table:table-cell office:value-type="float" office:value="46744">
            <text:p>46744</text:p>
          </table:table-cell>
          <table:table-cell office:value-type="float" office:value="178910">
            <text:p>178910</text:p>
          </table:table-cell>
          <table:table-cell/>
        </table:table-row>
        <table:table-row table:style-name="ro1">
          <table:table-cell office:value-type="float" office:value="139239">
            <text:p>139239</text:p>
          </table:table-cell>
          <table:table-cell office:value-type="float" office:value="46790">
            <text:p>46790</text:p>
          </table:table-cell>
          <table:table-cell office:value-type="float" office:value="179061">
            <text:p>179061</text:p>
          </table:table-cell>
          <table:table-cell/>
        </table:table-row>
        <table:table-row table:style-name="ro1">
          <table:table-cell office:value-type="float" office:value="139357">
            <text:p>139357</text:p>
          </table:table-cell>
          <table:table-cell office:value-type="float" office:value="46836">
            <text:p>46836</text:p>
          </table:table-cell>
          <table:table-cell office:value-type="float" office:value="179225">
            <text:p>179225</text:p>
          </table:table-cell>
          <table:table-cell/>
        </table:table-row>
        <table:table-row table:style-name="ro1">
          <table:table-cell office:value-type="float" office:value="139485">
            <text:p>139485</text:p>
          </table:table-cell>
          <table:table-cell office:value-type="float" office:value="46871">
            <text:p>46871</text:p>
          </table:table-cell>
          <table:table-cell office:value-type="float" office:value="179362">
            <text:p>179362</text:p>
          </table:table-cell>
          <table:table-cell/>
        </table:table-row>
        <table:table-row table:style-name="ro1">
          <table:table-cell office:value-type="float" office:value="139635">
            <text:p>139635</text:p>
          </table:table-cell>
          <table:table-cell office:value-type="float" office:value="46913">
            <text:p>46913</text:p>
          </table:table-cell>
          <table:table-cell office:value-type="float" office:value="179510">
            <text:p>179510</text:p>
          </table:table-cell>
          <table:table-cell/>
        </table:table-row>
        <table:table-row table:style-name="ro1">
          <table:table-cell office:value-type="float" office:value="139779">
            <text:p>139779</text:p>
          </table:table-cell>
          <table:table-cell office:value-type="float" office:value="46938">
            <text:p>46938</text:p>
          </table:table-cell>
          <table:table-cell office:value-type="float" office:value="179702">
            <text:p>179702</text:p>
          </table:table-cell>
          <table:table-cell/>
        </table:table-row>
        <table:table-row table:style-name="ro1">
          <table:table-cell office:value-type="float" office:value="139916">
            <text:p>139916</text:p>
          </table:table-cell>
          <table:table-cell office:value-type="float" office:value="46979">
            <text:p>46979</text:p>
          </table:table-cell>
          <table:table-cell office:value-type="float" office:value="179846">
            <text:p>179846</text:p>
          </table:table-cell>
          <table:table-cell/>
        </table:table-row>
        <table:table-row table:style-name="ro1">
          <table:table-cell office:value-type="float" office:value="140042">
            <text:p>140042</text:p>
          </table:table-cell>
          <table:table-cell office:value-type="float" office:value="47026">
            <text:p>47026</text:p>
          </table:table-cell>
          <table:table-cell office:value-type="float" office:value="180015">
            <text:p>180015</text:p>
          </table:table-cell>
          <table:table-cell/>
        </table:table-row>
        <table:table-row table:style-name="ro1">
          <table:table-cell office:value-type="float" office:value="140191">
            <text:p>140191</text:p>
          </table:table-cell>
          <table:table-cell office:value-type="float" office:value="47063">
            <text:p>47063</text:p>
          </table:table-cell>
          <table:table-cell office:value-type="float" office:value="180189">
            <text:p>180189</text:p>
          </table:table-cell>
          <table:table-cell/>
        </table:table-row>
        <table:table-row table:style-name="ro1">
          <table:table-cell office:value-type="float" office:value="140323">
            <text:p>140323</text:p>
          </table:table-cell>
          <table:table-cell office:value-type="float" office:value="47107">
            <text:p>47107</text:p>
          </table:table-cell>
          <table:table-cell office:value-type="float" office:value="180358">
            <text:p>180358</text:p>
          </table:table-cell>
          <table:table-cell/>
        </table:table-row>
        <table:table-row table:style-name="ro1">
          <table:table-cell office:value-type="float" office:value="140463">
            <text:p>140463</text:p>
          </table:table-cell>
          <table:table-cell office:value-type="float" office:value="47148">
            <text:p>47148</text:p>
          </table:table-cell>
          <table:table-cell office:value-type="float" office:value="180510">
            <text:p>180510</text:p>
          </table:table-cell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1">07/11/2020</text:date>, <text:time>20:06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21:58:27.32</meta:creation-date>
    <dc:date>2020-07-11T20:06:56.37</dc:date>
    <meta:editing-duration>PT10H56M37S</meta:editing-duration>
    <meta:editing-cycles>15</meta:editing-cycles>
    <meta:generator>OpenOffice/4.1.7$Win32 OpenOffice.org_project/417m1$Build-9800</meta:generator>
    <meta:document-statistic meta:table-count="3" meta:cell-count="14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474cm" svg:height="12.169cm" xlink:href=".." xlink:type="simple" chart:class="chart:line" chart:style-name="ch1">
        <chart:legend chart:legend-position="end" svg:x="20.913cm" svg:y="5.248cm" style:legend-expansion="high" chart:style-name="ch2"/>
        <chart:plot-area chart:style-name="ch3" table:cell-range-address="Hoja2.A1:Hoja2.C366" chart:data-source-has-labels="row" svg:x="0.919cm" svg:y="1.107cm" svg:width="19.056cm" svg:height="10.399cm">
          <chartooo:coordinate-region svg:x="2.281cm" svg:y="1.319cm" svg:width="17.606cm" svg:height="9.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2.A2:Hoja2.A366" chart:label-cell-address="Hoja2.A1:Hoja2.A1" chart:class="chart:line">
            <chart:data-point chart:repeated="365"/>
          </chart:series>
          <chart:series chart:style-name="ch7" chart:values-cell-range-address="Hoja2.B2:Hoja2.B366" chart:label-cell-address="Hoja2.B1:Hoja2.B1" chart:class="chart:line">
            <chart:data-point chart:repeated="365"/>
          </chart:series>
          <chart:series chart:style-name="ch8" chart:values-cell-range-address="Hoja2.C2:Hoja2.C366" chart:label-cell-address="Hoja2.C1:Hoja2.C1" chart:class="chart:line">
            <chart:data-point chart:repeated="36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fected</text:p>
                <draw:g>
                  <svg:desc>Hoja2.A1:Hoja2.A1</svg:desc>
                </draw:g>
              </table:table-cell>
              <table:table-cell office:value-type="string">
                <text:p>Dead</text:p>
                <draw:g>
                  <svg:desc>Hoja2.B1:Hoja2.B1</svg:desc>
                </draw:g>
              </table:table-cell>
              <table:table-cell office:value-type="string">
                <text:p>Immune</text:p>
                <draw:g>
                  <svg:desc>Hoja2.C1:Hoja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809">
                <text:p>37809</text:p>
                <draw:g>
                  <svg:desc>Hoja2.A2:Hoja2.A366</svg:desc>
                </draw:g>
              </table:table-cell>
              <table:table-cell office:value-type="float" office:value="0">
                <text:p>0</text:p>
                <draw:g>
                  <svg:desc>Hoja2.B2:Hoja2.B366</svg:desc>
                </draw:g>
              </table:table-cell>
              <table:table-cell office:value-type="float" office:value="0">
                <text:p>0</text:p>
                <draw:g>
                  <svg:desc>Hoja2.C2:Hoja2.C3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111">
                <text:p>47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333">
                <text:p>52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272">
                <text:p>53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287">
                <text:p>53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288">
                <text:p>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288">
                <text:p>53288</text:p>
              </table:table-cell>
              <table:table-cell office:value-type="float" office:value="343">
                <text:p>343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288">
                <text:p>53288</text:p>
              </table:table-cell>
              <table:table-cell office:value-type="float" office:value="828">
                <text:p>828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288">
                <text:p>53288</text:p>
              </table:table-cell>
              <table:table-cell office:value-type="float" office:value="1364">
                <text:p>1364</text:p>
              </table:table-cell>
              <table:table-cell office:value-type="float" office:value="5193">
                <text:p>51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288">
                <text:p>53288</text:p>
              </table:table-cell>
              <table:table-cell office:value-type="float" office:value="1964">
                <text:p>1964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288">
                <text:p>53288</text:p>
              </table:table-cell>
              <table:table-cell office:value-type="float" office:value="2501">
                <text:p>2501</text:p>
              </table:table-cell>
              <table:table-cell office:value-type="float" office:value="9266">
                <text:p>92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288">
                <text:p>53288</text:p>
              </table:table-cell>
              <table:table-cell office:value-type="float" office:value="3028">
                <text:p>3028</text:p>
              </table:table-cell>
              <table:table-cell office:value-type="float" office:value="11229">
                <text:p>112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288">
                <text:p>53288</text:p>
              </table:table-cell>
              <table:table-cell office:value-type="float" office:value="3585">
                <text:p>3585</text:p>
              </table:table-cell>
              <table:table-cell office:value-type="float" office:value="13267">
                <text:p>132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288">
                <text:p>53288</text:p>
              </table:table-cell>
              <table:table-cell office:value-type="float" office:value="4136">
                <text:p>4136</text:p>
              </table:table-cell>
              <table:table-cell office:value-type="float" office:value="15298">
                <text:p>152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288">
                <text:p>53288</text:p>
              </table:table-cell>
              <table:table-cell office:value-type="float" office:value="4638">
                <text:p>4638</text:p>
              </table:table-cell>
              <table:table-cell office:value-type="float" office:value="17181">
                <text:p>171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288">
                <text:p>53288</text:p>
              </table:table-cell>
              <table:table-cell office:value-type="float" office:value="5208">
                <text:p>5208</text:p>
              </table:table-cell>
              <table:table-cell office:value-type="float" office:value="19194">
                <text:p>191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288">
                <text:p>53288</text:p>
              </table:table-cell>
              <table:table-cell office:value-type="float" office:value="5747">
                <text:p>5747</text:p>
              </table:table-cell>
              <table:table-cell office:value-type="float" office:value="21197">
                <text:p>211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288">
                <text:p>53288</text:p>
              </table:table-cell>
              <table:table-cell office:value-type="float" office:value="6311">
                <text:p>6311</text:p>
              </table:table-cell>
              <table:table-cell office:value-type="float" office:value="23286">
                <text:p>232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288">
                <text:p>53288</text:p>
              </table:table-cell>
              <table:table-cell office:value-type="float" office:value="6814">
                <text:p>6814</text:p>
              </table:table-cell>
              <table:table-cell office:value-type="float" office:value="25340">
                <text:p>253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288">
                <text:p>53288</text:p>
              </table:table-cell>
              <table:table-cell office:value-type="float" office:value="7426">
                <text:p>7426</text:p>
              </table:table-cell>
              <table:table-cell office:value-type="float" office:value="27485">
                <text:p>274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288">
                <text:p>53288</text:p>
              </table:table-cell>
              <table:table-cell office:value-type="float" office:value="7916">
                <text:p>7916</text:p>
              </table:table-cell>
              <table:table-cell office:value-type="float" office:value="29424">
                <text:p>294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288">
                <text:p>53288</text:p>
              </table:table-cell>
              <table:table-cell office:value-type="float" office:value="8454">
                <text:p>8454</text:p>
              </table:table-cell>
              <table:table-cell office:value-type="float" office:value="31341">
                <text:p>313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288">
                <text:p>53288</text:p>
              </table:table-cell>
              <table:table-cell office:value-type="float" office:value="9050">
                <text:p>9050</text:p>
              </table:table-cell>
              <table:table-cell office:value-type="float" office:value="33431">
                <text:p>334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288">
                <text:p>53288</text:p>
              </table:table-cell>
              <table:table-cell office:value-type="float" office:value="9605">
                <text:p>9605</text:p>
              </table:table-cell>
              <table:table-cell office:value-type="float" office:value="35512">
                <text:p>355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288">
                <text:p>53288</text:p>
              </table:table-cell>
              <table:table-cell office:value-type="float" office:value="10123">
                <text:p>10123</text:p>
              </table:table-cell>
              <table:table-cell office:value-type="float" office:value="37512">
                <text:p>375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288">
                <text:p>53288</text:p>
              </table:table-cell>
              <table:table-cell office:value-type="float" office:value="10615">
                <text:p>10615</text:p>
              </table:table-cell>
              <table:table-cell office:value-type="float" office:value="39392">
                <text:p>393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288">
                <text:p>53288</text:p>
              </table:table-cell>
              <table:table-cell office:value-type="float" office:value="11168">
                <text:p>11168</text:p>
              </table:table-cell>
              <table:table-cell office:value-type="float" office:value="41472">
                <text:p>414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288">
                <text:p>53288</text:p>
              </table:table-cell>
              <table:table-cell office:value-type="float" office:value="11695">
                <text:p>11695</text:p>
              </table:table-cell>
              <table:table-cell office:value-type="float" office:value="43648">
                <text:p>436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3288">
                <text:p>53288</text:p>
              </table:table-cell>
              <table:table-cell office:value-type="float" office:value="12196">
                <text:p>12196</text:p>
              </table:table-cell>
              <table:table-cell office:value-type="float" office:value="45454">
                <text:p>454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3288">
                <text:p>53288</text:p>
              </table:table-cell>
              <table:table-cell office:value-type="float" office:value="12720">
                <text:p>12720</text:p>
              </table:table-cell>
              <table:table-cell office:value-type="float" office:value="47518">
                <text:p>475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3288">
                <text:p>53288</text:p>
              </table:table-cell>
              <table:table-cell office:value-type="float" office:value="13293">
                <text:p>13293</text:p>
              </table:table-cell>
              <table:table-cell office:value-type="float" office:value="49437">
                <text:p>494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288">
                <text:p>53288</text:p>
              </table:table-cell>
              <table:table-cell office:value-type="float" office:value="13897">
                <text:p>13897</text:p>
              </table:table-cell>
              <table:table-cell office:value-type="float" office:value="51609">
                <text:p>516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288">
                <text:p>53288</text:p>
              </table:table-cell>
              <table:table-cell office:value-type="float" office:value="14416">
                <text:p>14416</text:p>
              </table:table-cell>
              <table:table-cell office:value-type="float" office:value="53531">
                <text:p>535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288">
                <text:p>53288</text:p>
              </table:table-cell>
              <table:table-cell office:value-type="float" office:value="15011">
                <text:p>15011</text:p>
              </table:table-cell>
              <table:table-cell office:value-type="float" office:value="55650">
                <text:p>556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288">
                <text:p>53288</text:p>
              </table:table-cell>
              <table:table-cell office:value-type="float" office:value="15565">
                <text:p>15565</text:p>
              </table:table-cell>
              <table:table-cell office:value-type="float" office:value="57659">
                <text:p>576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3288">
                <text:p>53288</text:p>
              </table:table-cell>
              <table:table-cell office:value-type="float" office:value="16108">
                <text:p>16108</text:p>
              </table:table-cell>
              <table:table-cell office:value-type="float" office:value="59775">
                <text:p>597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3288">
                <text:p>53288</text:p>
              </table:table-cell>
              <table:table-cell office:value-type="float" office:value="16612">
                <text:p>16612</text:p>
              </table:table-cell>
              <table:table-cell office:value-type="float" office:value="61708">
                <text:p>617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288">
                <text:p>53288</text:p>
              </table:table-cell>
              <table:table-cell office:value-type="float" office:value="17141">
                <text:p>17141</text:p>
              </table:table-cell>
              <table:table-cell office:value-type="float" office:value="63672">
                <text:p>636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3620">
                <text:p>53620</text:p>
              </table:table-cell>
              <table:table-cell office:value-type="float" office:value="17639">
                <text:p>17639</text:p>
              </table:table-cell>
              <table:table-cell office:value-type="float" office:value="65500">
                <text:p>655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322">
                <text:p>54322</text:p>
              </table:table-cell>
              <table:table-cell office:value-type="float" office:value="18190">
                <text:p>18190</text:p>
              </table:table-cell>
              <table:table-cell office:value-type="float" office:value="67616">
                <text:p>676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131">
                <text:p>55131</text:p>
              </table:table-cell>
              <table:table-cell office:value-type="float" office:value="18683">
                <text:p>18683</text:p>
              </table:table-cell>
              <table:table-cell office:value-type="float" office:value="69504">
                <text:p>695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986">
                <text:p>55986</text:p>
              </table:table-cell>
              <table:table-cell office:value-type="float" office:value="19211">
                <text:p>19211</text:p>
              </table:table-cell>
              <table:table-cell office:value-type="float" office:value="71578">
                <text:p>715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854">
                <text:p>56854</text:p>
              </table:table-cell>
              <table:table-cell office:value-type="float" office:value="19745">
                <text:p>19745</text:p>
              </table:table-cell>
              <table:table-cell office:value-type="float" office:value="73634">
                <text:p>736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762">
                <text:p>57762</text:p>
              </table:table-cell>
              <table:table-cell office:value-type="float" office:value="20330">
                <text:p>20330</text:p>
              </table:table-cell>
              <table:table-cell office:value-type="float" office:value="75749">
                <text:p>757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577">
                <text:p>58577</text:p>
              </table:table-cell>
              <table:table-cell office:value-type="float" office:value="20868">
                <text:p>20868</text:p>
              </table:table-cell>
              <table:table-cell office:value-type="float" office:value="77716">
                <text:p>777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382">
                <text:p>59382</text:p>
              </table:table-cell>
              <table:table-cell office:value-type="float" office:value="21350">
                <text:p>21350</text:p>
              </table:table-cell>
              <table:table-cell office:value-type="float" office:value="79550">
                <text:p>795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124">
                <text:p>60124</text:p>
              </table:table-cell>
              <table:table-cell office:value-type="float" office:value="21887">
                <text:p>21887</text:p>
              </table:table-cell>
              <table:table-cell office:value-type="float" office:value="81594">
                <text:p>815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0964">
                <text:p>60964</text:p>
              </table:table-cell>
              <table:table-cell office:value-type="float" office:value="22474">
                <text:p>22474</text:p>
              </table:table-cell>
              <table:table-cell office:value-type="float" office:value="83715">
                <text:p>837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736">
                <text:p>61736</text:p>
              </table:table-cell>
              <table:table-cell office:value-type="float" office:value="22962">
                <text:p>22962</text:p>
              </table:table-cell>
              <table:table-cell office:value-type="float" office:value="85696">
                <text:p>856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2596">
                <text:p>62596</text:p>
              </table:table-cell>
              <table:table-cell office:value-type="float" office:value="23420">
                <text:p>23420</text:p>
              </table:table-cell>
              <table:table-cell office:value-type="float" office:value="87628">
                <text:p>876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3375">
                <text:p>63375</text:p>
              </table:table-cell>
              <table:table-cell office:value-type="float" office:value="23941">
                <text:p>23941</text:p>
              </table:table-cell>
              <table:table-cell office:value-type="float" office:value="89677">
                <text:p>896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4025">
                <text:p>64025</text:p>
              </table:table-cell>
              <table:table-cell office:value-type="float" office:value="24454">
                <text:p>24454</text:p>
              </table:table-cell>
              <table:table-cell office:value-type="float" office:value="91712">
                <text:p>917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4707">
                <text:p>64707</text:p>
              </table:table-cell>
              <table:table-cell office:value-type="float" office:value="25000">
                <text:p>25000</text:p>
              </table:table-cell>
              <table:table-cell office:value-type="float" office:value="93869">
                <text:p>938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5427">
                <text:p>65427</text:p>
              </table:table-cell>
              <table:table-cell office:value-type="float" office:value="25538">
                <text:p>25538</text:p>
              </table:table-cell>
              <table:table-cell office:value-type="float" office:value="95885">
                <text:p>958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6110">
                <text:p>66110</text:p>
              </table:table-cell>
              <table:table-cell office:value-type="float" office:value="26107">
                <text:p>26107</text:p>
              </table:table-cell>
              <table:table-cell office:value-type="float" office:value="98113">
                <text:p>981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6793">
                <text:p>66793</text:p>
              </table:table-cell>
              <table:table-cell office:value-type="float" office:value="26661">
                <text:p>26661</text:p>
              </table:table-cell>
              <table:table-cell office:value-type="float" office:value="100219">
                <text:p>1002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7437">
                <text:p>67437</text:p>
              </table:table-cell>
              <table:table-cell office:value-type="float" office:value="27223">
                <text:p>27223</text:p>
              </table:table-cell>
              <table:table-cell office:value-type="float" office:value="102261">
                <text:p>1022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060">
                <text:p>68060</text:p>
              </table:table-cell>
              <table:table-cell office:value-type="float" office:value="27759">
                <text:p>27759</text:p>
              </table:table-cell>
              <table:table-cell office:value-type="float" office:value="104292">
                <text:p>1042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8678">
                <text:p>68678</text:p>
              </table:table-cell>
              <table:table-cell office:value-type="float" office:value="28280">
                <text:p>28280</text:p>
              </table:table-cell>
              <table:table-cell office:value-type="float" office:value="106256">
                <text:p>106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9316">
                <text:p>69316</text:p>
              </table:table-cell>
              <table:table-cell office:value-type="float" office:value="28824">
                <text:p>28824</text:p>
              </table:table-cell>
              <table:table-cell office:value-type="float" office:value="108443">
                <text:p>1084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9856">
                <text:p>69856</text:p>
              </table:table-cell>
              <table:table-cell office:value-type="float" office:value="29366">
                <text:p>29366</text:p>
              </table:table-cell>
              <table:table-cell office:value-type="float" office:value="110539">
                <text:p>1105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0398">
                <text:p>70398</text:p>
              </table:table-cell>
              <table:table-cell office:value-type="float" office:value="29903">
                <text:p>29903</text:p>
              </table:table-cell>
              <table:table-cell office:value-type="float" office:value="112540">
                <text:p>1125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0957">
                <text:p>70957</text:p>
              </table:table-cell>
              <table:table-cell office:value-type="float" office:value="30433">
                <text:p>30433</text:p>
              </table:table-cell>
              <table:table-cell office:value-type="float" office:value="114373">
                <text:p>1143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1503">
                <text:p>71503</text:p>
              </table:table-cell>
              <table:table-cell office:value-type="float" office:value="30954">
                <text:p>30954</text:p>
              </table:table-cell>
              <table:table-cell office:value-type="float" office:value="116237">
                <text:p>1162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1969">
                <text:p>71969</text:p>
              </table:table-cell>
              <table:table-cell office:value-type="float" office:value="31432">
                <text:p>31432</text:p>
              </table:table-cell>
              <table:table-cell office:value-type="float" office:value="118177">
                <text:p>1181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2425">
                <text:p>72425</text:p>
              </table:table-cell>
              <table:table-cell office:value-type="float" office:value="31954">
                <text:p>31954</text:p>
              </table:table-cell>
              <table:table-cell office:value-type="float" office:value="120183">
                <text:p>1201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2900">
                <text:p>72900</text:p>
              </table:table-cell>
              <table:table-cell office:value-type="float" office:value="32126">
                <text:p>32126</text:p>
              </table:table-cell>
              <table:table-cell office:value-type="float" office:value="120841">
                <text:p>1208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3387">
                <text:p>73387</text:p>
              </table:table-cell>
              <table:table-cell office:value-type="float" office:value="32193">
                <text:p>32193</text:p>
              </table:table-cell>
              <table:table-cell office:value-type="float" office:value="121035">
                <text:p>1210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3833">
                <text:p>73833</text:p>
              </table:table-cell>
              <table:table-cell office:value-type="float" office:value="32221">
                <text:p>32221</text:p>
              </table:table-cell>
              <table:table-cell office:value-type="float" office:value="121132">
                <text:p>1211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4298">
                <text:p>74298</text:p>
              </table:table-cell>
              <table:table-cell office:value-type="float" office:value="32224">
                <text:p>32224</text:p>
              </table:table-cell>
              <table:table-cell office:value-type="float" office:value="121145">
                <text:p>1211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4748">
                <text:p>74748</text:p>
              </table:table-cell>
              <table:table-cell office:value-type="float" office:value="32224">
                <text:p>32224</text:p>
              </table:table-cell>
              <table:table-cell office:value-type="float" office:value="121145">
                <text:p>1211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5245">
                <text:p>75245</text:p>
              </table:table-cell>
              <table:table-cell office:value-type="float" office:value="32224">
                <text:p>32224</text:p>
              </table:table-cell>
              <table:table-cell office:value-type="float" office:value="121145">
                <text:p>1211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733">
                <text:p>75733</text:p>
              </table:table-cell>
              <table:table-cell office:value-type="float" office:value="32224">
                <text:p>32224</text:p>
              </table:table-cell>
              <table:table-cell office:value-type="float" office:value="121145">
                <text:p>1211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6236">
                <text:p>76236</text:p>
              </table:table-cell>
              <table:table-cell office:value-type="float" office:value="32224">
                <text:p>32224</text:p>
              </table:table-cell>
              <table:table-cell office:value-type="float" office:value="121145">
                <text:p>1211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6729">
                <text:p>76729</text:p>
              </table:table-cell>
              <table:table-cell office:value-type="float" office:value="32224">
                <text:p>32224</text:p>
              </table:table-cell>
              <table:table-cell office:value-type="float" office:value="121145">
                <text:p>1211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7241">
                <text:p>77241</text:p>
              </table:table-cell>
              <table:table-cell office:value-type="float" office:value="32224">
                <text:p>32224</text:p>
              </table:table-cell>
              <table:table-cell office:value-type="float" office:value="121145">
                <text:p>1211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778">
                <text:p>77778</text:p>
              </table:table-cell>
              <table:table-cell office:value-type="float" office:value="32224">
                <text:p>32224</text:p>
              </table:table-cell>
              <table:table-cell office:value-type="float" office:value="121145">
                <text:p>1211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8294">
                <text:p>78294</text:p>
              </table:table-cell>
              <table:table-cell office:value-type="float" office:value="32224">
                <text:p>32224</text:p>
              </table:table-cell>
              <table:table-cell office:value-type="float" office:value="121145">
                <text:p>1211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8790">
                <text:p>78790</text:p>
              </table:table-cell>
              <table:table-cell office:value-type="float" office:value="32224">
                <text:p>32224</text:p>
              </table:table-cell>
              <table:table-cell office:value-type="float" office:value="121145">
                <text:p>1211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9384">
                <text:p>79384</text:p>
              </table:table-cell>
              <table:table-cell office:value-type="float" office:value="32224">
                <text:p>32224</text:p>
              </table:table-cell>
              <table:table-cell office:value-type="float" office:value="121148">
                <text:p>1211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9951">
                <text:p>79951</text:p>
              </table:table-cell>
              <table:table-cell office:value-type="float" office:value="32227">
                <text:p>32227</text:p>
              </table:table-cell>
              <table:table-cell office:value-type="float" office:value="121160">
                <text:p>12116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0518">
                <text:p>80518</text:p>
              </table:table-cell>
              <table:table-cell office:value-type="float" office:value="32235">
                <text:p>32235</text:p>
              </table:table-cell>
              <table:table-cell office:value-type="float" office:value="121184">
                <text:p>1211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1164">
                <text:p>81164</text:p>
              </table:table-cell>
              <table:table-cell office:value-type="float" office:value="32243">
                <text:p>32243</text:p>
              </table:table-cell>
              <table:table-cell office:value-type="float" office:value="121217">
                <text:p>1212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1730">
                <text:p>81730</text:p>
              </table:table-cell>
              <table:table-cell office:value-type="float" office:value="32267">
                <text:p>32267</text:p>
              </table:table-cell>
              <table:table-cell office:value-type="float" office:value="121257">
                <text:p>1212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2330">
                <text:p>82330</text:p>
              </table:table-cell>
              <table:table-cell office:value-type="float" office:value="32282">
                <text:p>32282</text:p>
              </table:table-cell>
              <table:table-cell office:value-type="float" office:value="121310">
                <text:p>1213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3019">
                <text:p>83019</text:p>
              </table:table-cell>
              <table:table-cell office:value-type="float" office:value="32295">
                <text:p>32295</text:p>
              </table:table-cell>
              <table:table-cell office:value-type="float" office:value="121379">
                <text:p>1213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3726">
                <text:p>83726</text:p>
              </table:table-cell>
              <table:table-cell office:value-type="float" office:value="32321">
                <text:p>32321</text:p>
              </table:table-cell>
              <table:table-cell office:value-type="float" office:value="121475">
                <text:p>1214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4400">
                <text:p>84400</text:p>
              </table:table-cell>
              <table:table-cell office:value-type="float" office:value="32344">
                <text:p>32344</text:p>
              </table:table-cell>
              <table:table-cell office:value-type="float" office:value="121588">
                <text:p>1215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5107">
                <text:p>85107</text:p>
              </table:table-cell>
              <table:table-cell office:value-type="float" office:value="32374">
                <text:p>32374</text:p>
              </table:table-cell>
              <table:table-cell office:value-type="float" office:value="121679">
                <text:p>1216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5781">
                <text:p>85781</text:p>
              </table:table-cell>
              <table:table-cell office:value-type="float" office:value="32401">
                <text:p>32401</text:p>
              </table:table-cell>
              <table:table-cell office:value-type="float" office:value="121788">
                <text:p>1217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6396">
                <text:p>86396</text:p>
              </table:table-cell>
              <table:table-cell office:value-type="float" office:value="32422">
                <text:p>32422</text:p>
              </table:table-cell>
              <table:table-cell office:value-type="float" office:value="121925">
                <text:p>1219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7109">
                <text:p>87109</text:p>
              </table:table-cell>
              <table:table-cell office:value-type="float" office:value="32449">
                <text:p>32449</text:p>
              </table:table-cell>
              <table:table-cell office:value-type="float" office:value="122077">
                <text:p>1220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7894">
                <text:p>87894</text:p>
              </table:table-cell>
              <table:table-cell office:value-type="float" office:value="32490">
                <text:p>32490</text:p>
              </table:table-cell>
              <table:table-cell office:value-type="float" office:value="122244">
                <text:p>1222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8584">
                <text:p>88584</text:p>
              </table:table-cell>
              <table:table-cell office:value-type="float" office:value="32521">
                <text:p>32521</text:p>
              </table:table-cell>
              <table:table-cell office:value-type="float" office:value="122394">
                <text:p>1223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9211">
                <text:p>89211</text:p>
              </table:table-cell>
              <table:table-cell office:value-type="float" office:value="32553">
                <text:p>32553</text:p>
              </table:table-cell>
              <table:table-cell office:value-type="float" office:value="122570">
                <text:p>1225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9964">
                <text:p>89964</text:p>
              </table:table-cell>
              <table:table-cell office:value-type="float" office:value="32598">
                <text:p>32598</text:p>
              </table:table-cell>
              <table:table-cell office:value-type="float" office:value="122743">
                <text:p>1227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0804">
                <text:p>90804</text:p>
              </table:table-cell>
              <table:table-cell office:value-type="float" office:value="32638">
                <text:p>32638</text:p>
              </table:table-cell>
              <table:table-cell office:value-type="float" office:value="122930">
                <text:p>1229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1620">
                <text:p>91620</text:p>
              </table:table-cell>
              <table:table-cell office:value-type="float" office:value="32689">
                <text:p>32689</text:p>
              </table:table-cell>
              <table:table-cell office:value-type="float" office:value="123103">
                <text:p>1231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2126">
                <text:p>92126</text:p>
              </table:table-cell>
              <table:table-cell office:value-type="float" office:value="32757">
                <text:p>32757</text:p>
              </table:table-cell>
              <table:table-cell office:value-type="float" office:value="123305">
                <text:p>1233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2288">
                <text:p>92288</text:p>
              </table:table-cell>
              <table:table-cell office:value-type="float" office:value="32815">
                <text:p>32815</text:p>
              </table:table-cell>
              <table:table-cell office:value-type="float" office:value="123494">
                <text:p>1234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2363">
                <text:p>92363</text:p>
              </table:table-cell>
              <table:table-cell office:value-type="float" office:value="32857">
                <text:p>32857</text:p>
              </table:table-cell>
              <table:table-cell office:value-type="float" office:value="123737">
                <text:p>1237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2375">
                <text:p>92375</text:p>
              </table:table-cell>
              <table:table-cell office:value-type="float" office:value="32903">
                <text:p>32903</text:p>
              </table:table-cell>
              <table:table-cell office:value-type="float" office:value="123955">
                <text:p>1239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2376">
                <text:p>92376</text:p>
              </table:table-cell>
              <table:table-cell office:value-type="float" office:value="32965">
                <text:p>32965</text:p>
              </table:table-cell>
              <table:table-cell office:value-type="float" office:value="124165">
                <text:p>1241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2376">
                <text:p>92376</text:p>
              </table:table-cell>
              <table:table-cell office:value-type="float" office:value="33027">
                <text:p>33027</text:p>
              </table:table-cell>
              <table:table-cell office:value-type="float" office:value="124410">
                <text:p>1244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2376">
                <text:p>92376</text:p>
              </table:table-cell>
              <table:table-cell office:value-type="float" office:value="33087">
                <text:p>33087</text:p>
              </table:table-cell>
              <table:table-cell office:value-type="float" office:value="124637">
                <text:p>1246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2376">
                <text:p>92376</text:p>
              </table:table-cell>
              <table:table-cell office:value-type="float" office:value="33158">
                <text:p>33158</text:p>
              </table:table-cell>
              <table:table-cell office:value-type="float" office:value="124888">
                <text:p>1248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2376">
                <text:p>92376</text:p>
              </table:table-cell>
              <table:table-cell office:value-type="float" office:value="33227">
                <text:p>33227</text:p>
              </table:table-cell>
              <table:table-cell office:value-type="float" office:value="125143">
                <text:p>1251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2376">
                <text:p>92376</text:p>
              </table:table-cell>
              <table:table-cell office:value-type="float" office:value="33298">
                <text:p>33298</text:p>
              </table:table-cell>
              <table:table-cell office:value-type="float" office:value="125400">
                <text:p>1254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2376">
                <text:p>92376</text:p>
              </table:table-cell>
              <table:table-cell office:value-type="float" office:value="33356">
                <text:p>33356</text:p>
              </table:table-cell>
              <table:table-cell office:value-type="float" office:value="125683">
                <text:p>1256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2376">
                <text:p>92376</text:p>
              </table:table-cell>
              <table:table-cell office:value-type="float" office:value="33425">
                <text:p>33425</text:p>
              </table:table-cell>
              <table:table-cell office:value-type="float" office:value="125947">
                <text:p>1259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2376">
                <text:p>92376</text:p>
              </table:table-cell>
              <table:table-cell office:value-type="float" office:value="33487">
                <text:p>33487</text:p>
              </table:table-cell>
              <table:table-cell office:value-type="float" office:value="126203">
                <text:p>1262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2379">
                <text:p>92379</text:p>
              </table:table-cell>
              <table:table-cell office:value-type="float" office:value="33560">
                <text:p>33560</text:p>
              </table:table-cell>
              <table:table-cell office:value-type="float" office:value="126502">
                <text:p>1265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2391">
                <text:p>92391</text:p>
              </table:table-cell>
              <table:table-cell office:value-type="float" office:value="33638">
                <text:p>33638</text:p>
              </table:table-cell>
              <table:table-cell office:value-type="float" office:value="126779">
                <text:p>1267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2415">
                <text:p>92415</text:p>
              </table:table-cell>
              <table:table-cell office:value-type="float" office:value="33716">
                <text:p>33716</text:p>
              </table:table-cell>
              <table:table-cell office:value-type="float" office:value="127059">
                <text:p>1270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2447">
                <text:p>92447</text:p>
              </table:table-cell>
              <table:table-cell office:value-type="float" office:value="33807">
                <text:p>33807</text:p>
              </table:table-cell>
              <table:table-cell office:value-type="float" office:value="127353">
                <text:p>1273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2485">
                <text:p>92485</text:p>
              </table:table-cell>
              <table:table-cell office:value-type="float" office:value="33883">
                <text:p>33883</text:p>
              </table:table-cell>
              <table:table-cell office:value-type="float" office:value="127655">
                <text:p>1276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2534">
                <text:p>92534</text:p>
              </table:table-cell>
              <table:table-cell office:value-type="float" office:value="33981">
                <text:p>33981</text:p>
              </table:table-cell>
              <table:table-cell office:value-type="float" office:value="127977">
                <text:p>1279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2600">
                <text:p>92600</text:p>
              </table:table-cell>
              <table:table-cell office:value-type="float" office:value="34054">
                <text:p>34054</text:p>
              </table:table-cell>
              <table:table-cell office:value-type="float" office:value="128311">
                <text:p>1283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2696">
                <text:p>92696</text:p>
              </table:table-cell>
              <table:table-cell office:value-type="float" office:value="34145">
                <text:p>34145</text:p>
              </table:table-cell>
              <table:table-cell office:value-type="float" office:value="128638">
                <text:p>1286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2803">
                <text:p>92803</text:p>
              </table:table-cell>
              <table:table-cell office:value-type="float" office:value="34227">
                <text:p>34227</text:p>
              </table:table-cell>
              <table:table-cell office:value-type="float" office:value="129004">
                <text:p>1290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2894">
                <text:p>92894</text:p>
              </table:table-cell>
              <table:table-cell office:value-type="float" office:value="34302">
                <text:p>34302</text:p>
              </table:table-cell>
              <table:table-cell office:value-type="float" office:value="129345">
                <text:p>1293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3001">
                <text:p>93001</text:p>
              </table:table-cell>
              <table:table-cell office:value-type="float" office:value="34399">
                <text:p>34399</text:p>
              </table:table-cell>
              <table:table-cell office:value-type="float" office:value="129717">
                <text:p>1297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3129">
                <text:p>93129</text:p>
              </table:table-cell>
              <table:table-cell office:value-type="float" office:value="34490">
                <text:p>34490</text:p>
              </table:table-cell>
              <table:table-cell office:value-type="float" office:value="130091">
                <text:p>1300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3273">
                <text:p>93273</text:p>
              </table:table-cell>
              <table:table-cell office:value-type="float" office:value="34563">
                <text:p>34563</text:p>
              </table:table-cell>
              <table:table-cell office:value-type="float" office:value="130436">
                <text:p>1304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3432">
                <text:p>93432</text:p>
              </table:table-cell>
              <table:table-cell office:value-type="float" office:value="34659">
                <text:p>34659</text:p>
              </table:table-cell>
              <table:table-cell office:value-type="float" office:value="130819">
                <text:p>1308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3585">
                <text:p>93585</text:p>
              </table:table-cell>
              <table:table-cell office:value-type="float" office:value="34755">
                <text:p>34755</text:p>
              </table:table-cell>
              <table:table-cell office:value-type="float" office:value="131222">
                <text:p>1312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3753">
                <text:p>93753</text:p>
              </table:table-cell>
              <table:table-cell office:value-type="float" office:value="34846">
                <text:p>34846</text:p>
              </table:table-cell>
              <table:table-cell office:value-type="float" office:value="131599">
                <text:p>1315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3921">
                <text:p>93921</text:p>
              </table:table-cell>
              <table:table-cell office:value-type="float" office:value="34932">
                <text:p>34932</text:p>
              </table:table-cell>
              <table:table-cell office:value-type="float" office:value="132020">
                <text:p>13202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4108">
                <text:p>94108</text:p>
              </table:table-cell>
              <table:table-cell office:value-type="float" office:value="35040">
                <text:p>35040</text:p>
              </table:table-cell>
              <table:table-cell office:value-type="float" office:value="132441">
                <text:p>1324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4270">
                <text:p>94270</text:p>
              </table:table-cell>
              <table:table-cell office:value-type="float" office:value="35138">
                <text:p>35138</text:p>
              </table:table-cell>
              <table:table-cell office:value-type="float" office:value="132871">
                <text:p>1328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4466">
                <text:p>94466</text:p>
              </table:table-cell>
              <table:table-cell office:value-type="float" office:value="35261">
                <text:p>35261</text:p>
              </table:table-cell>
              <table:table-cell office:value-type="float" office:value="133333">
                <text:p>133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4655">
                <text:p>94655</text:p>
              </table:table-cell>
              <table:table-cell office:value-type="float" office:value="35363">
                <text:p>35363</text:p>
              </table:table-cell>
              <table:table-cell office:value-type="float" office:value="133756">
                <text:p>1337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4889">
                <text:p>94889</text:p>
              </table:table-cell>
              <table:table-cell office:value-type="float" office:value="35475">
                <text:p>35475</text:p>
              </table:table-cell>
              <table:table-cell office:value-type="float" office:value="134188">
                <text:p>1341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5101">
                <text:p>95101</text:p>
              </table:table-cell>
              <table:table-cell office:value-type="float" office:value="35591">
                <text:p>35591</text:p>
              </table:table-cell>
              <table:table-cell office:value-type="float" office:value="134668">
                <text:p>1346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5307">
                <text:p>95307</text:p>
              </table:table-cell>
              <table:table-cell office:value-type="float" office:value="35709">
                <text:p>35709</text:p>
              </table:table-cell>
              <table:table-cell office:value-type="float" office:value="135136">
                <text:p>1351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5546">
                <text:p>95546</text:p>
              </table:table-cell>
              <table:table-cell office:value-type="float" office:value="35826">
                <text:p>35826</text:p>
              </table:table-cell>
              <table:table-cell office:value-type="float" office:value="135655">
                <text:p>1356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5770">
                <text:p>95770</text:p>
              </table:table-cell>
              <table:table-cell office:value-type="float" office:value="35945">
                <text:p>35945</text:p>
              </table:table-cell>
              <table:table-cell office:value-type="float" office:value="136141">
                <text:p>1361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6006">
                <text:p>96006</text:p>
              </table:table-cell>
              <table:table-cell office:value-type="float" office:value="36075">
                <text:p>36075</text:p>
              </table:table-cell>
              <table:table-cell office:value-type="float" office:value="136640">
                <text:p>13664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6244">
                <text:p>96244</text:p>
              </table:table-cell>
              <table:table-cell office:value-type="float" office:value="36197">
                <text:p>36197</text:p>
              </table:table-cell>
              <table:table-cell office:value-type="float" office:value="137148">
                <text:p>1371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6493">
                <text:p>96493</text:p>
              </table:table-cell>
              <table:table-cell office:value-type="float" office:value="36334">
                <text:p>36334</text:p>
              </table:table-cell>
              <table:table-cell office:value-type="float" office:value="137651">
                <text:p>1376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6760">
                <text:p>96760</text:p>
              </table:table-cell>
              <table:table-cell office:value-type="float" office:value="36458">
                <text:p>36458</text:p>
              </table:table-cell>
              <table:table-cell office:value-type="float" office:value="138145">
                <text:p>1381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7013">
                <text:p>97013</text:p>
              </table:table-cell>
              <table:table-cell office:value-type="float" office:value="36575">
                <text:p>36575</text:p>
              </table:table-cell>
              <table:table-cell office:value-type="float" office:value="138679">
                <text:p>1386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7253">
                <text:p>97253</text:p>
              </table:table-cell>
              <table:table-cell office:value-type="float" office:value="36701">
                <text:p>36701</text:p>
              </table:table-cell>
              <table:table-cell office:value-type="float" office:value="139117">
                <text:p>1391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7528">
                <text:p>97528</text:p>
              </table:table-cell>
              <table:table-cell office:value-type="float" office:value="36803">
                <text:p>36803</text:p>
              </table:table-cell>
              <table:table-cell office:value-type="float" office:value="139549">
                <text:p>1395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7788">
                <text:p>97788</text:p>
              </table:table-cell>
              <table:table-cell office:value-type="float" office:value="36910">
                <text:p>36910</text:p>
              </table:table-cell>
              <table:table-cell office:value-type="float" office:value="140010">
                <text:p>1400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8043">
                <text:p>98043</text:p>
              </table:table-cell>
              <table:table-cell office:value-type="float" office:value="37028">
                <text:p>37028</text:p>
              </table:table-cell>
              <table:table-cell office:value-type="float" office:value="140399">
                <text:p>1403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8305">
                <text:p>98305</text:p>
              </table:table-cell>
              <table:table-cell office:value-type="float" office:value="37130">
                <text:p>37130</text:p>
              </table:table-cell>
              <table:table-cell office:value-type="float" office:value="140833">
                <text:p>1408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8602">
                <text:p>98602</text:p>
              </table:table-cell>
              <table:table-cell office:value-type="float" office:value="37238">
                <text:p>37238</text:p>
              </table:table-cell>
              <table:table-cell office:value-type="float" office:value="141258">
                <text:p>1412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8896">
                <text:p>98896</text:p>
              </table:table-cell>
              <table:table-cell office:value-type="float" office:value="37340">
                <text:p>37340</text:p>
              </table:table-cell>
              <table:table-cell office:value-type="float" office:value="141687">
                <text:p>1416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9218">
                <text:p>99218</text:p>
              </table:table-cell>
              <table:table-cell office:value-type="float" office:value="37453">
                <text:p>37453</text:p>
              </table:table-cell>
              <table:table-cell office:value-type="float" office:value="142113">
                <text:p>1421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9504">
                <text:p>99504</text:p>
              </table:table-cell>
              <table:table-cell office:value-type="float" office:value="37544">
                <text:p>37544</text:p>
              </table:table-cell>
              <table:table-cell office:value-type="float" office:value="142494">
                <text:p>1424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9825">
                <text:p>99825</text:p>
              </table:table-cell>
              <table:table-cell office:value-type="float" office:value="37654">
                <text:p>37654</text:p>
              </table:table-cell>
              <table:table-cell office:value-type="float" office:value="142904">
                <text:p>1429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0129">
                <text:p>100129</text:p>
              </table:table-cell>
              <table:table-cell office:value-type="float" office:value="37732">
                <text:p>37732</text:p>
              </table:table-cell>
              <table:table-cell office:value-type="float" office:value="143277">
                <text:p>1432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0472">
                <text:p>100472</text:p>
              </table:table-cell>
              <table:table-cell office:value-type="float" office:value="37825">
                <text:p>37825</text:p>
              </table:table-cell>
              <table:table-cell office:value-type="float" office:value="143648">
                <text:p>1436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0798">
                <text:p>100798</text:p>
              </table:table-cell>
              <table:table-cell office:value-type="float" office:value="37921">
                <text:p>37921</text:p>
              </table:table-cell>
              <table:table-cell office:value-type="float" office:value="143976">
                <text:p>1439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1102">
                <text:p>101102</text:p>
              </table:table-cell>
              <table:table-cell office:value-type="float" office:value="38010">
                <text:p>38010</text:p>
              </table:table-cell>
              <table:table-cell office:value-type="float" office:value="144343">
                <text:p>1443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1428">
                <text:p>101428</text:p>
              </table:table-cell>
              <table:table-cell office:value-type="float" office:value="38101">
                <text:p>38101</text:p>
              </table:table-cell>
              <table:table-cell office:value-type="float" office:value="144688">
                <text:p>1446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1780">
                <text:p>101780</text:p>
              </table:table-cell>
              <table:table-cell office:value-type="float" office:value="38172">
                <text:p>38172</text:p>
              </table:table-cell>
              <table:table-cell office:value-type="float" office:value="145028">
                <text:p>1450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2103">
                <text:p>102103</text:p>
              </table:table-cell>
              <table:table-cell office:value-type="float" office:value="38244">
                <text:p>38244</text:p>
              </table:table-cell>
              <table:table-cell office:value-type="float" office:value="145334">
                <text:p>1453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2465">
                <text:p>102465</text:p>
              </table:table-cell>
              <table:table-cell office:value-type="float" office:value="38317">
                <text:p>38317</text:p>
              </table:table-cell>
              <table:table-cell office:value-type="float" office:value="145652">
                <text:p>1456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2820">
                <text:p>102820</text:p>
              </table:table-cell>
              <table:table-cell office:value-type="float" office:value="38394">
                <text:p>38394</text:p>
              </table:table-cell>
              <table:table-cell office:value-type="float" office:value="145935">
                <text:p>1459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3177">
                <text:p>103177</text:p>
              </table:table-cell>
              <table:table-cell office:value-type="float" office:value="38460">
                <text:p>38460</text:p>
              </table:table-cell>
              <table:table-cell office:value-type="float" office:value="146232">
                <text:p>1462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3576">
                <text:p>103576</text:p>
              </table:table-cell>
              <table:table-cell office:value-type="float" office:value="38548">
                <text:p>38548</text:p>
              </table:table-cell>
              <table:table-cell office:value-type="float" office:value="146524">
                <text:p>1465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3934">
                <text:p>103934</text:p>
              </table:table-cell>
              <table:table-cell office:value-type="float" office:value="38626">
                <text:p>38626</text:p>
              </table:table-cell>
              <table:table-cell office:value-type="float" office:value="146832">
                <text:p>1468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4304">
                <text:p>104304</text:p>
              </table:table-cell>
              <table:table-cell office:value-type="float" office:value="38703">
                <text:p>38703</text:p>
              </table:table-cell>
              <table:table-cell office:value-type="float" office:value="147134">
                <text:p>1471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4701">
                <text:p>104701</text:p>
              </table:table-cell>
              <table:table-cell office:value-type="float" office:value="38776">
                <text:p>38776</text:p>
              </table:table-cell>
              <table:table-cell office:value-type="float" office:value="147444">
                <text:p>1474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5104">
                <text:p>105104</text:p>
              </table:table-cell>
              <table:table-cell office:value-type="float" office:value="38867">
                <text:p>38867</text:p>
              </table:table-cell>
              <table:table-cell office:value-type="float" office:value="147728">
                <text:p>1477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5534">
                <text:p>105534</text:p>
              </table:table-cell>
              <table:table-cell office:value-type="float" office:value="38947">
                <text:p>38947</text:p>
              </table:table-cell>
              <table:table-cell office:value-type="float" office:value="147990">
                <text:p>14799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5953">
                <text:p>105953</text:p>
              </table:table-cell>
              <table:table-cell office:value-type="float" office:value="39030">
                <text:p>39030</text:p>
              </table:table-cell>
              <table:table-cell office:value-type="float" office:value="148279">
                <text:p>1482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6375">
                <text:p>106375</text:p>
              </table:table-cell>
              <table:table-cell office:value-type="float" office:value="39097">
                <text:p>39097</text:p>
              </table:table-cell>
              <table:table-cell office:value-type="float" office:value="148563">
                <text:p>1485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6802">
                <text:p>106802</text:p>
              </table:table-cell>
              <table:table-cell office:value-type="float" office:value="39166">
                <text:p>39166</text:p>
              </table:table-cell>
              <table:table-cell office:value-type="float" office:value="148836">
                <text:p>1488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7226">
                <text:p>107226</text:p>
              </table:table-cell>
              <table:table-cell office:value-type="float" office:value="39226">
                <text:p>39226</text:p>
              </table:table-cell>
              <table:table-cell office:value-type="float" office:value="149088">
                <text:p>1490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7633">
                <text:p>107633</text:p>
              </table:table-cell>
              <table:table-cell office:value-type="float" office:value="39289">
                <text:p>39289</text:p>
              </table:table-cell>
              <table:table-cell office:value-type="float" office:value="149331">
                <text:p>1493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8097">
                <text:p>108097</text:p>
              </table:table-cell>
              <table:table-cell office:value-type="float" office:value="39364">
                <text:p>39364</text:p>
              </table:table-cell>
              <table:table-cell office:value-type="float" office:value="149579">
                <text:p>1495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8463">
                <text:p>108463</text:p>
              </table:table-cell>
              <table:table-cell office:value-type="float" office:value="39429">
                <text:p>39429</text:p>
              </table:table-cell>
              <table:table-cell office:value-type="float" office:value="149819">
                <text:p>1498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8799">
                <text:p>108799</text:p>
              </table:table-cell>
              <table:table-cell office:value-type="float" office:value="39497">
                <text:p>39497</text:p>
              </table:table-cell>
              <table:table-cell office:value-type="float" office:value="150043">
                <text:p>1500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9169">
                <text:p>109169</text:p>
              </table:table-cell>
              <table:table-cell office:value-type="float" office:value="39567">
                <text:p>39567</text:p>
              </table:table-cell>
              <table:table-cell office:value-type="float" office:value="150326">
                <text:p>1503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9503">
                <text:p>109503</text:p>
              </table:table-cell>
              <table:table-cell office:value-type="float" office:value="39627">
                <text:p>39627</text:p>
              </table:table-cell>
              <table:table-cell office:value-type="float" office:value="150597">
                <text:p>1505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9858">
                <text:p>109858</text:p>
              </table:table-cell>
              <table:table-cell office:value-type="float" office:value="39685">
                <text:p>39685</text:p>
              </table:table-cell>
              <table:table-cell office:value-type="float" office:value="150844">
                <text:p>1508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0208">
                <text:p>110208</text:p>
              </table:table-cell>
              <table:table-cell office:value-type="float" office:value="39753">
                <text:p>39753</text:p>
              </table:table-cell>
              <table:table-cell office:value-type="float" office:value="151086">
                <text:p>1510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0588">
                <text:p>110588</text:p>
              </table:table-cell>
              <table:table-cell office:value-type="float" office:value="39808">
                <text:p>39808</text:p>
              </table:table-cell>
              <table:table-cell office:value-type="float" office:value="151330">
                <text:p>15133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0926">
                <text:p>110926</text:p>
              </table:table-cell>
              <table:table-cell office:value-type="float" office:value="39865">
                <text:p>39865</text:p>
              </table:table-cell>
              <table:table-cell office:value-type="float" office:value="151552">
                <text:p>1515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1249">
                <text:p>111249</text:p>
              </table:table-cell>
              <table:table-cell office:value-type="float" office:value="39924">
                <text:p>39924</text:p>
              </table:table-cell>
              <table:table-cell office:value-type="float" office:value="151786">
                <text:p>1517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1582">
                <text:p>111582</text:p>
              </table:table-cell>
              <table:table-cell office:value-type="float" office:value="39996">
                <text:p>39996</text:p>
              </table:table-cell>
              <table:table-cell office:value-type="float" office:value="152001">
                <text:p>1520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1904">
                <text:p>111904</text:p>
              </table:table-cell>
              <table:table-cell office:value-type="float" office:value="40044">
                <text:p>40044</text:p>
              </table:table-cell>
              <table:table-cell office:value-type="float" office:value="152207">
                <text:p>1522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2233">
                <text:p>112233</text:p>
              </table:table-cell>
              <table:table-cell office:value-type="float" office:value="40099">
                <text:p>40099</text:p>
              </table:table-cell>
              <table:table-cell office:value-type="float" office:value="152395">
                <text:p>1523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2512">
                <text:p>112512</text:p>
              </table:table-cell>
              <table:table-cell office:value-type="float" office:value="40150">
                <text:p>40150</text:p>
              </table:table-cell>
              <table:table-cell office:value-type="float" office:value="152565">
                <text:p>1525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2824">
                <text:p>112824</text:p>
              </table:table-cell>
              <table:table-cell office:value-type="float" office:value="40195">
                <text:p>40195</text:p>
              </table:table-cell>
              <table:table-cell office:value-type="float" office:value="152752">
                <text:p>1527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3114">
                <text:p>113114</text:p>
              </table:table-cell>
              <table:table-cell office:value-type="float" office:value="40244">
                <text:p>40244</text:p>
              </table:table-cell>
              <table:table-cell office:value-type="float" office:value="152940">
                <text:p>15294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3408">
                <text:p>113408</text:p>
              </table:table-cell>
              <table:table-cell office:value-type="float" office:value="40301">
                <text:p>40301</text:p>
              </table:table-cell>
              <table:table-cell office:value-type="float" office:value="153156">
                <text:p>1531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3674">
                <text:p>113674</text:p>
              </table:table-cell>
              <table:table-cell office:value-type="float" office:value="40346">
                <text:p>40346</text:p>
              </table:table-cell>
              <table:table-cell office:value-type="float" office:value="153307">
                <text:p>1533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3949">
                <text:p>113949</text:p>
              </table:table-cell>
              <table:table-cell office:value-type="float" office:value="40390">
                <text:p>40390</text:p>
              </table:table-cell>
              <table:table-cell office:value-type="float" office:value="153472">
                <text:p>1534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4183">
                <text:p>114183</text:p>
              </table:table-cell>
              <table:table-cell office:value-type="float" office:value="40433">
                <text:p>40433</text:p>
              </table:table-cell>
              <table:table-cell office:value-type="float" office:value="153646">
                <text:p>1536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4443">
                <text:p>114443</text:p>
              </table:table-cell>
              <table:table-cell office:value-type="float" office:value="40466">
                <text:p>40466</text:p>
              </table:table-cell>
              <table:table-cell office:value-type="float" office:value="153807">
                <text:p>1538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698">
                <text:p>114698</text:p>
              </table:table-cell>
              <table:table-cell office:value-type="float" office:value="40508">
                <text:p>40508</text:p>
              </table:table-cell>
              <table:table-cell office:value-type="float" office:value="153983">
                <text:p>15398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4973">
                <text:p>114973</text:p>
              </table:table-cell>
              <table:table-cell office:value-type="float" office:value="40567">
                <text:p>40567</text:p>
              </table:table-cell>
              <table:table-cell office:value-type="float" office:value="154130">
                <text:p>15413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241">
                <text:p>115241</text:p>
              </table:table-cell>
              <table:table-cell office:value-type="float" office:value="40608">
                <text:p>40608</text:p>
              </table:table-cell>
              <table:table-cell office:value-type="float" office:value="154274">
                <text:p>1542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513">
                <text:p>115513</text:p>
              </table:table-cell>
              <table:table-cell office:value-type="float" office:value="40636">
                <text:p>40636</text:p>
              </table:table-cell>
              <table:table-cell office:value-type="float" office:value="154438">
                <text:p>1544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5773">
                <text:p>115773</text:p>
              </table:table-cell>
              <table:table-cell office:value-type="float" office:value="40672">
                <text:p>40672</text:p>
              </table:table-cell>
              <table:table-cell office:value-type="float" office:value="154569">
                <text:p>1545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6014">
                <text:p>116014</text:p>
              </table:table-cell>
              <table:table-cell office:value-type="float" office:value="40711">
                <text:p>40711</text:p>
              </table:table-cell>
              <table:table-cell office:value-type="float" office:value="154709">
                <text:p>15470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6272">
                <text:p>116272</text:p>
              </table:table-cell>
              <table:table-cell office:value-type="float" office:value="40744">
                <text:p>40744</text:p>
              </table:table-cell>
              <table:table-cell office:value-type="float" office:value="154854">
                <text:p>1548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6527">
                <text:p>116527</text:p>
              </table:table-cell>
              <table:table-cell office:value-type="float" office:value="40781">
                <text:p>40781</text:p>
              </table:table-cell>
              <table:table-cell office:value-type="float" office:value="154998">
                <text:p>1549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6775">
                <text:p>116775</text:p>
              </table:table-cell>
              <table:table-cell office:value-type="float" office:value="40821">
                <text:p>40821</text:p>
              </table:table-cell>
              <table:table-cell office:value-type="float" office:value="155136">
                <text:p>1551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6996">
                <text:p>116996</text:p>
              </table:table-cell>
              <table:table-cell office:value-type="float" office:value="40859">
                <text:p>40859</text:p>
              </table:table-cell>
              <table:table-cell office:value-type="float" office:value="155293">
                <text:p>1552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7221">
                <text:p>117221</text:p>
              </table:table-cell>
              <table:table-cell office:value-type="float" office:value="40902">
                <text:p>40902</text:p>
              </table:table-cell>
              <table:table-cell office:value-type="float" office:value="155437">
                <text:p>1554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7450">
                <text:p>117450</text:p>
              </table:table-cell>
              <table:table-cell office:value-type="float" office:value="40946">
                <text:p>40946</text:p>
              </table:table-cell>
              <table:table-cell office:value-type="float" office:value="155588">
                <text:p>1555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7663">
                <text:p>117663</text:p>
              </table:table-cell>
              <table:table-cell office:value-type="float" office:value="41003">
                <text:p>41003</text:p>
              </table:table-cell>
              <table:table-cell office:value-type="float" office:value="155763">
                <text:p>1557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7864">
                <text:p>117864</text:p>
              </table:table-cell>
              <table:table-cell office:value-type="float" office:value="41046">
                <text:p>41046</text:p>
              </table:table-cell>
              <table:table-cell office:value-type="float" office:value="155932">
                <text:p>1559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8131">
                <text:p>118131</text:p>
              </table:table-cell>
              <table:table-cell office:value-type="float" office:value="41082">
                <text:p>41082</text:p>
              </table:table-cell>
              <table:table-cell office:value-type="float" office:value="156108">
                <text:p>1561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8376">
                <text:p>118376</text:p>
              </table:table-cell>
              <table:table-cell office:value-type="float" office:value="41124">
                <text:p>41124</text:p>
              </table:table-cell>
              <table:table-cell office:value-type="float" office:value="156290">
                <text:p>15629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8605">
                <text:p>118605</text:p>
              </table:table-cell>
              <table:table-cell office:value-type="float" office:value="41180">
                <text:p>41180</text:p>
              </table:table-cell>
              <table:table-cell office:value-type="float" office:value="156468">
                <text:p>1564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8816">
                <text:p>118816</text:p>
              </table:table-cell>
              <table:table-cell office:value-type="float" office:value="41220">
                <text:p>41220</text:p>
              </table:table-cell>
              <table:table-cell office:value-type="float" office:value="156652">
                <text:p>15665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9035">
                <text:p>119035</text:p>
              </table:table-cell>
              <table:table-cell office:value-type="float" office:value="41267">
                <text:p>41267</text:p>
              </table:table-cell>
              <table:table-cell office:value-type="float" office:value="156862">
                <text:p>1568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9240">
                <text:p>119240</text:p>
              </table:table-cell>
              <table:table-cell office:value-type="float" office:value="41323">
                <text:p>41323</text:p>
              </table:table-cell>
              <table:table-cell office:value-type="float" office:value="157057">
                <text:p>1570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9451">
                <text:p>119451</text:p>
              </table:table-cell>
              <table:table-cell office:value-type="float" office:value="41368">
                <text:p>41368</text:p>
              </table:table-cell>
              <table:table-cell office:value-type="float" office:value="157269">
                <text:p>1572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9651">
                <text:p>119651</text:p>
              </table:table-cell>
              <table:table-cell office:value-type="float" office:value="41426">
                <text:p>41426</text:p>
              </table:table-cell>
              <table:table-cell office:value-type="float" office:value="157492">
                <text:p>1574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9832">
                <text:p>119832</text:p>
              </table:table-cell>
              <table:table-cell office:value-type="float" office:value="41486">
                <text:p>41486</text:p>
              </table:table-cell>
              <table:table-cell office:value-type="float" office:value="157704">
                <text:p>1577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0002">
                <text:p>120002</text:p>
              </table:table-cell>
              <table:table-cell office:value-type="float" office:value="41540">
                <text:p>41540</text:p>
              </table:table-cell>
              <table:table-cell office:value-type="float" office:value="157916">
                <text:p>1579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0159">
                <text:p>120159</text:p>
              </table:table-cell>
              <table:table-cell office:value-type="float" office:value="41595">
                <text:p>41595</text:p>
              </table:table-cell>
              <table:table-cell office:value-type="float" office:value="158137">
                <text:p>1581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0319">
                <text:p>120319</text:p>
              </table:table-cell>
              <table:table-cell office:value-type="float" office:value="41658">
                <text:p>41658</text:p>
              </table:table-cell>
              <table:table-cell office:value-type="float" office:value="158351">
                <text:p>1583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0492">
                <text:p>120492</text:p>
              </table:table-cell>
              <table:table-cell office:value-type="float" office:value="41704">
                <text:p>41704</text:p>
              </table:table-cell>
              <table:table-cell office:value-type="float" office:value="158593">
                <text:p>1585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0691">
                <text:p>120691</text:p>
              </table:table-cell>
              <table:table-cell office:value-type="float" office:value="41773">
                <text:p>41773</text:p>
              </table:table-cell>
              <table:table-cell office:value-type="float" office:value="158837">
                <text:p>1588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0825">
                <text:p>120825</text:p>
              </table:table-cell>
              <table:table-cell office:value-type="float" office:value="41835">
                <text:p>41835</text:p>
              </table:table-cell>
              <table:table-cell office:value-type="float" office:value="159058">
                <text:p>1590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0975">
                <text:p>120975</text:p>
              </table:table-cell>
              <table:table-cell office:value-type="float" office:value="41907">
                <text:p>41907</text:p>
              </table:table-cell>
              <table:table-cell office:value-type="float" office:value="159279">
                <text:p>15927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1139">
                <text:p>121139</text:p>
              </table:table-cell>
              <table:table-cell office:value-type="float" office:value="41956">
                <text:p>41956</text:p>
              </table:table-cell>
              <table:table-cell office:value-type="float" office:value="159524">
                <text:p>1595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1290">
                <text:p>121290</text:p>
              </table:table-cell>
              <table:table-cell office:value-type="float" office:value="42009">
                <text:p>42009</text:p>
              </table:table-cell>
              <table:table-cell office:value-type="float" office:value="159789">
                <text:p>15978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1447">
                <text:p>121447</text:p>
              </table:table-cell>
              <table:table-cell office:value-type="float" office:value="42071">
                <text:p>42071</text:p>
              </table:table-cell>
              <table:table-cell office:value-type="float" office:value="160046">
                <text:p>1600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1588">
                <text:p>121588</text:p>
              </table:table-cell>
              <table:table-cell office:value-type="float" office:value="42138">
                <text:p>42138</text:p>
              </table:table-cell>
              <table:table-cell office:value-type="float" office:value="160327">
                <text:p>1603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1721">
                <text:p>121721</text:p>
              </table:table-cell>
              <table:table-cell office:value-type="float" office:value="42202">
                <text:p>42202</text:p>
              </table:table-cell>
              <table:table-cell office:value-type="float" office:value="160589">
                <text:p>16058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1874">
                <text:p>121874</text:p>
              </table:table-cell>
              <table:table-cell office:value-type="float" office:value="42264">
                <text:p>42264</text:p>
              </table:table-cell>
              <table:table-cell office:value-type="float" office:value="160833">
                <text:p>1608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1994">
                <text:p>121994</text:p>
              </table:table-cell>
              <table:table-cell office:value-type="float" office:value="42324">
                <text:p>42324</text:p>
              </table:table-cell>
              <table:table-cell office:value-type="float" office:value="161074">
                <text:p>1610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2115">
                <text:p>122115</text:p>
              </table:table-cell>
              <table:table-cell office:value-type="float" office:value="42382">
                <text:p>42382</text:p>
              </table:table-cell>
              <table:table-cell office:value-type="float" office:value="161318">
                <text:p>1613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2250">
                <text:p>122250</text:p>
              </table:table-cell>
              <table:table-cell office:value-type="float" office:value="42440">
                <text:p>42440</text:p>
              </table:table-cell>
              <table:table-cell office:value-type="float" office:value="161579">
                <text:p>1615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2384">
                <text:p>122384</text:p>
              </table:table-cell>
              <table:table-cell office:value-type="float" office:value="42510">
                <text:p>42510</text:p>
              </table:table-cell>
              <table:table-cell office:value-type="float" office:value="161856">
                <text:p>1618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2506">
                <text:p>122506</text:p>
              </table:table-cell>
              <table:table-cell office:value-type="float" office:value="42564">
                <text:p>42564</text:p>
              </table:table-cell>
              <table:table-cell office:value-type="float" office:value="162094">
                <text:p>1620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2648">
                <text:p>122648</text:p>
              </table:table-cell>
              <table:table-cell office:value-type="float" office:value="42636">
                <text:p>42636</text:p>
              </table:table-cell>
              <table:table-cell office:value-type="float" office:value="162341">
                <text:p>16234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2777">
                <text:p>122777</text:p>
              </table:table-cell>
              <table:table-cell office:value-type="float" office:value="42715">
                <text:p>42715</text:p>
              </table:table-cell>
              <table:table-cell office:value-type="float" office:value="162607">
                <text:p>1626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2914">
                <text:p>122914</text:p>
              </table:table-cell>
              <table:table-cell office:value-type="float" office:value="42779">
                <text:p>42779</text:p>
              </table:table-cell>
              <table:table-cell office:value-type="float" office:value="162868">
                <text:p>1628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3070">
                <text:p>123070</text:p>
              </table:table-cell>
              <table:table-cell office:value-type="float" office:value="42830">
                <text:p>42830</text:p>
              </table:table-cell>
              <table:table-cell office:value-type="float" office:value="163120">
                <text:p>16312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3235">
                <text:p>123235</text:p>
              </table:table-cell>
              <table:table-cell office:value-type="float" office:value="42894">
                <text:p>42894</text:p>
              </table:table-cell>
              <table:table-cell office:value-type="float" office:value="163360">
                <text:p>16336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3394">
                <text:p>123394</text:p>
              </table:table-cell>
              <table:table-cell office:value-type="float" office:value="42969">
                <text:p>42969</text:p>
              </table:table-cell>
              <table:table-cell office:value-type="float" office:value="163620">
                <text:p>16362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3559">
                <text:p>123559</text:p>
              </table:table-cell>
              <table:table-cell office:value-type="float" office:value="43047">
                <text:p>43047</text:p>
              </table:table-cell>
              <table:table-cell office:value-type="float" office:value="163864">
                <text:p>1638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3725">
                <text:p>123725</text:p>
              </table:table-cell>
              <table:table-cell office:value-type="float" office:value="43116">
                <text:p>43116</text:p>
              </table:table-cell>
              <table:table-cell office:value-type="float" office:value="164138">
                <text:p>1641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3893">
                <text:p>123893</text:p>
              </table:table-cell>
              <table:table-cell office:value-type="float" office:value="43178">
                <text:p>43178</text:p>
              </table:table-cell>
              <table:table-cell office:value-type="float" office:value="164384">
                <text:p>1643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4081">
                <text:p>124081</text:p>
              </table:table-cell>
              <table:table-cell office:value-type="float" office:value="43238">
                <text:p>43238</text:p>
              </table:table-cell>
              <table:table-cell office:value-type="float" office:value="164631">
                <text:p>16463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4265">
                <text:p>124265</text:p>
              </table:table-cell>
              <table:table-cell office:value-type="float" office:value="43304">
                <text:p>43304</text:p>
              </table:table-cell>
              <table:table-cell office:value-type="float" office:value="164889">
                <text:p>16488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4461">
                <text:p>124461</text:p>
              </table:table-cell>
              <table:table-cell office:value-type="float" office:value="43377">
                <text:p>43377</text:p>
              </table:table-cell>
              <table:table-cell office:value-type="float" office:value="165138">
                <text:p>1651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4667">
                <text:p>124667</text:p>
              </table:table-cell>
              <table:table-cell office:value-type="float" office:value="43440">
                <text:p>43440</text:p>
              </table:table-cell>
              <table:table-cell office:value-type="float" office:value="165395">
                <text:p>16539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4870">
                <text:p>124870</text:p>
              </table:table-cell>
              <table:table-cell office:value-type="float" office:value="43489">
                <text:p>43489</text:p>
              </table:table-cell>
              <table:table-cell office:value-type="float" office:value="165679">
                <text:p>1656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5053">
                <text:p>125053</text:p>
              </table:table-cell>
              <table:table-cell office:value-type="float" office:value="43557">
                <text:p>43557</text:p>
              </table:table-cell>
              <table:table-cell office:value-type="float" office:value="165930">
                <text:p>16593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5259">
                <text:p>125259</text:p>
              </table:table-cell>
              <table:table-cell office:value-type="float" office:value="43616">
                <text:p>43616</text:p>
              </table:table-cell>
              <table:table-cell office:value-type="float" office:value="166187">
                <text:p>16618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5463">
                <text:p>125463</text:p>
              </table:table-cell>
              <table:table-cell office:value-type="float" office:value="43688">
                <text:p>43688</text:p>
              </table:table-cell>
              <table:table-cell office:value-type="float" office:value="166438">
                <text:p>1664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5687">
                <text:p>125687</text:p>
              </table:table-cell>
              <table:table-cell office:value-type="float" office:value="43755">
                <text:p>43755</text:p>
              </table:table-cell>
              <table:table-cell office:value-type="float" office:value="166680">
                <text:p>16668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5902">
                <text:p>125902</text:p>
              </table:table-cell>
              <table:table-cell office:value-type="float" office:value="43817">
                <text:p>43817</text:p>
              </table:table-cell>
              <table:table-cell office:value-type="float" office:value="166936">
                <text:p>1669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6090">
                <text:p>126090</text:p>
              </table:table-cell>
              <table:table-cell office:value-type="float" office:value="43879">
                <text:p>43879</text:p>
              </table:table-cell>
              <table:table-cell office:value-type="float" office:value="167186">
                <text:p>1671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6303">
                <text:p>126303</text:p>
              </table:table-cell>
              <table:table-cell office:value-type="float" office:value="43937">
                <text:p>43937</text:p>
              </table:table-cell>
              <table:table-cell office:value-type="float" office:value="167406">
                <text:p>16740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6527">
                <text:p>126527</text:p>
              </table:table-cell>
              <table:table-cell office:value-type="float" office:value="43991">
                <text:p>43991</text:p>
              </table:table-cell>
              <table:table-cell office:value-type="float" office:value="167641">
                <text:p>16764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6766">
                <text:p>126766</text:p>
              </table:table-cell>
              <table:table-cell office:value-type="float" office:value="44044">
                <text:p>44044</text:p>
              </table:table-cell>
              <table:table-cell office:value-type="float" office:value="167904">
                <text:p>1679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7001">
                <text:p>127001</text:p>
              </table:table-cell>
              <table:table-cell office:value-type="float" office:value="44095">
                <text:p>44095</text:p>
              </table:table-cell>
              <table:table-cell office:value-type="float" office:value="168146">
                <text:p>1681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7236">
                <text:p>127236</text:p>
              </table:table-cell>
              <table:table-cell office:value-type="float" office:value="44163">
                <text:p>44163</text:p>
              </table:table-cell>
              <table:table-cell office:value-type="float" office:value="168406">
                <text:p>16840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7465">
                <text:p>127465</text:p>
              </table:table-cell>
              <table:table-cell office:value-type="float" office:value="44218">
                <text:p>44218</text:p>
              </table:table-cell>
              <table:table-cell office:value-type="float" office:value="168658">
                <text:p>16865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7678">
                <text:p>127678</text:p>
              </table:table-cell>
              <table:table-cell office:value-type="float" office:value="44281">
                <text:p>44281</text:p>
              </table:table-cell>
              <table:table-cell office:value-type="float" office:value="168893">
                <text:p>1688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7904">
                <text:p>127904</text:p>
              </table:table-cell>
              <table:table-cell office:value-type="float" office:value="44330">
                <text:p>44330</text:p>
              </table:table-cell>
              <table:table-cell office:value-type="float" office:value="169118">
                <text:p>16911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8121">
                <text:p>128121</text:p>
              </table:table-cell>
              <table:table-cell office:value-type="float" office:value="44378">
                <text:p>44378</text:p>
              </table:table-cell>
              <table:table-cell office:value-type="float" office:value="169330">
                <text:p>16933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8356">
                <text:p>128356</text:p>
              </table:table-cell>
              <table:table-cell office:value-type="float" office:value="44446">
                <text:p>44446</text:p>
              </table:table-cell>
              <table:table-cell office:value-type="float" office:value="169534">
                <text:p>16953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8601">
                <text:p>128601</text:p>
              </table:table-cell>
              <table:table-cell office:value-type="float" office:value="44500">
                <text:p>44500</text:p>
              </table:table-cell>
              <table:table-cell office:value-type="float" office:value="169768">
                <text:p>1697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8825">
                <text:p>128825</text:p>
              </table:table-cell>
              <table:table-cell office:value-type="float" office:value="44570">
                <text:p>44570</text:p>
              </table:table-cell>
              <table:table-cell office:value-type="float" office:value="169983">
                <text:p>1699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9042">
                <text:p>129042</text:p>
              </table:table-cell>
              <table:table-cell office:value-type="float" office:value="44626">
                <text:p>44626</text:p>
              </table:table-cell>
              <table:table-cell office:value-type="float" office:value="170225">
                <text:p>1702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9274">
                <text:p>129274</text:p>
              </table:table-cell>
              <table:table-cell office:value-type="float" office:value="44680">
                <text:p>44680</text:p>
              </table:table-cell>
              <table:table-cell office:value-type="float" office:value="170448">
                <text:p>17044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9497">
                <text:p>129497</text:p>
              </table:table-cell>
              <table:table-cell office:value-type="float" office:value="44740">
                <text:p>44740</text:p>
              </table:table-cell>
              <table:table-cell office:value-type="float" office:value="170645">
                <text:p>1706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9713">
                <text:p>129713</text:p>
              </table:table-cell>
              <table:table-cell office:value-type="float" office:value="44805">
                <text:p>44805</text:p>
              </table:table-cell>
              <table:table-cell office:value-type="float" office:value="170856">
                <text:p>1708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9929">
                <text:p>129929</text:p>
              </table:table-cell>
              <table:table-cell office:value-type="float" office:value="44845">
                <text:p>44845</text:p>
              </table:table-cell>
              <table:table-cell office:value-type="float" office:value="171052">
                <text:p>1710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0162">
                <text:p>130162</text:p>
              </table:table-cell>
              <table:table-cell office:value-type="float" office:value="44905">
                <text:p>44905</text:p>
              </table:table-cell>
              <table:table-cell office:value-type="float" office:value="171247">
                <text:p>1712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0374">
                <text:p>130374</text:p>
              </table:table-cell>
              <table:table-cell office:value-type="float" office:value="44951">
                <text:p>44951</text:p>
              </table:table-cell>
              <table:table-cell office:value-type="float" office:value="171447">
                <text:p>1714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0607">
                <text:p>130607</text:p>
              </table:table-cell>
              <table:table-cell office:value-type="float" office:value="45007">
                <text:p>45007</text:p>
              </table:table-cell>
              <table:table-cell office:value-type="float" office:value="171619">
                <text:p>1716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0829">
                <text:p>130829</text:p>
              </table:table-cell>
              <table:table-cell office:value-type="float" office:value="45043">
                <text:p>45043</text:p>
              </table:table-cell>
              <table:table-cell office:value-type="float" office:value="171824">
                <text:p>1718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1051">
                <text:p>131051</text:p>
              </table:table-cell>
              <table:table-cell office:value-type="float" office:value="45096">
                <text:p>45096</text:p>
              </table:table-cell>
              <table:table-cell office:value-type="float" office:value="172043">
                <text:p>1720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1264">
                <text:p>131264</text:p>
              </table:table-cell>
              <table:table-cell office:value-type="float" office:value="45142">
                <text:p>45142</text:p>
              </table:table-cell>
              <table:table-cell office:value-type="float" office:value="172204">
                <text:p>17220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1469">
                <text:p>131469</text:p>
              </table:table-cell>
              <table:table-cell office:value-type="float" office:value="45173">
                <text:p>45173</text:p>
              </table:table-cell>
              <table:table-cell office:value-type="float" office:value="172371">
                <text:p>1723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1681">
                <text:p>131681</text:p>
              </table:table-cell>
              <table:table-cell office:value-type="float" office:value="45211">
                <text:p>45211</text:p>
              </table:table-cell>
              <table:table-cell office:value-type="float" office:value="172543">
                <text:p>1725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1921">
                <text:p>131921</text:p>
              </table:table-cell>
              <table:table-cell office:value-type="float" office:value="45262">
                <text:p>45262</text:p>
              </table:table-cell>
              <table:table-cell office:value-type="float" office:value="172713">
                <text:p>1727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2132">
                <text:p>132132</text:p>
              </table:table-cell>
              <table:table-cell office:value-type="float" office:value="45302">
                <text:p>45302</text:p>
              </table:table-cell>
              <table:table-cell office:value-type="float" office:value="172877">
                <text:p>1728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2359">
                <text:p>132359</text:p>
              </table:table-cell>
              <table:table-cell office:value-type="float" office:value="45345">
                <text:p>45345</text:p>
              </table:table-cell>
              <table:table-cell office:value-type="float" office:value="173034">
                <text:p>17303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2568">
                <text:p>132568</text:p>
              </table:table-cell>
              <table:table-cell office:value-type="float" office:value="45381">
                <text:p>45381</text:p>
              </table:table-cell>
              <table:table-cell office:value-type="float" office:value="173176">
                <text:p>17317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2774">
                <text:p>132774</text:p>
              </table:table-cell>
              <table:table-cell office:value-type="float" office:value="45420">
                <text:p>45420</text:p>
              </table:table-cell>
              <table:table-cell office:value-type="float" office:value="173369">
                <text:p>1733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2991">
                <text:p>132991</text:p>
              </table:table-cell>
              <table:table-cell office:value-type="float" office:value="45462">
                <text:p>45462</text:p>
              </table:table-cell>
              <table:table-cell office:value-type="float" office:value="173526">
                <text:p>1735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3204">
                <text:p>133204</text:p>
              </table:table-cell>
              <table:table-cell office:value-type="float" office:value="45501">
                <text:p>45501</text:p>
              </table:table-cell>
              <table:table-cell office:value-type="float" office:value="173686">
                <text:p>17368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3397">
                <text:p>133397</text:p>
              </table:table-cell>
              <table:table-cell office:value-type="float" office:value="45538">
                <text:p>45538</text:p>
              </table:table-cell>
              <table:table-cell office:value-type="float" office:value="173844">
                <text:p>17384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3596">
                <text:p>133596</text:p>
              </table:table-cell>
              <table:table-cell office:value-type="float" office:value="45565">
                <text:p>45565</text:p>
              </table:table-cell>
              <table:table-cell office:value-type="float" office:value="174022">
                <text:p>1740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3825">
                <text:p>133825</text:p>
              </table:table-cell>
              <table:table-cell office:value-type="float" office:value="45602">
                <text:p>45602</text:p>
              </table:table-cell>
              <table:table-cell office:value-type="float" office:value="174174">
                <text:p>1741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4016">
                <text:p>134016</text:p>
              </table:table-cell>
              <table:table-cell office:value-type="float" office:value="45631">
                <text:p>45631</text:p>
              </table:table-cell>
              <table:table-cell office:value-type="float" office:value="174315">
                <text:p>1743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4244">
                <text:p>134244</text:p>
              </table:table-cell>
              <table:table-cell office:value-type="float" office:value="45668">
                <text:p>45668</text:p>
              </table:table-cell>
              <table:table-cell office:value-type="float" office:value="174479">
                <text:p>17447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4455">
                <text:p>134455</text:p>
              </table:table-cell>
              <table:table-cell office:value-type="float" office:value="45706">
                <text:p>45706</text:p>
              </table:table-cell>
              <table:table-cell office:value-type="float" office:value="174642">
                <text:p>1746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4663">
                <text:p>134663</text:p>
              </table:table-cell>
              <table:table-cell office:value-type="float" office:value="45760">
                <text:p>45760</text:p>
              </table:table-cell>
              <table:table-cell office:value-type="float" office:value="174802">
                <text:p>1748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4851">
                <text:p>134851</text:p>
              </table:table-cell>
              <table:table-cell office:value-type="float" office:value="45799">
                <text:p>45799</text:p>
              </table:table-cell>
              <table:table-cell office:value-type="float" office:value="174955">
                <text:p>1749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5037">
                <text:p>135037</text:p>
              </table:table-cell>
              <table:table-cell office:value-type="float" office:value="45838">
                <text:p>45838</text:p>
              </table:table-cell>
              <table:table-cell office:value-type="float" office:value="175099">
                <text:p>1750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5201">
                <text:p>135201</text:p>
              </table:table-cell>
              <table:table-cell office:value-type="float" office:value="45872">
                <text:p>45872</text:p>
              </table:table-cell>
              <table:table-cell office:value-type="float" office:value="175267">
                <text:p>1752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5404">
                <text:p>135404</text:p>
              </table:table-cell>
              <table:table-cell office:value-type="float" office:value="45903">
                <text:p>45903</text:p>
              </table:table-cell>
              <table:table-cell office:value-type="float" office:value="175423">
                <text:p>17542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5592">
                <text:p>135592</text:p>
              </table:table-cell>
              <table:table-cell office:value-type="float" office:value="45941">
                <text:p>45941</text:p>
              </table:table-cell>
              <table:table-cell office:value-type="float" office:value="175576">
                <text:p>17557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5779">
                <text:p>135779</text:p>
              </table:table-cell>
              <table:table-cell office:value-type="float" office:value="45976">
                <text:p>45976</text:p>
              </table:table-cell>
              <table:table-cell office:value-type="float" office:value="175740">
                <text:p>17574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5965">
                <text:p>135965</text:p>
              </table:table-cell>
              <table:table-cell office:value-type="float" office:value="46013">
                <text:p>46013</text:p>
              </table:table-cell>
              <table:table-cell office:value-type="float" office:value="175906">
                <text:p>1759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6143">
                <text:p>136143</text:p>
              </table:table-cell>
              <table:table-cell office:value-type="float" office:value="46049">
                <text:p>46049</text:p>
              </table:table-cell>
              <table:table-cell office:value-type="float" office:value="176038">
                <text:p>1760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6330">
                <text:p>136330</text:p>
              </table:table-cell>
              <table:table-cell office:value-type="float" office:value="46084">
                <text:p>46084</text:p>
              </table:table-cell>
              <table:table-cell office:value-type="float" office:value="176192">
                <text:p>1761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6504">
                <text:p>136504</text:p>
              </table:table-cell>
              <table:table-cell office:value-type="float" office:value="46126">
                <text:p>46126</text:p>
              </table:table-cell>
              <table:table-cell office:value-type="float" office:value="176329">
                <text:p>1763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6669">
                <text:p>136669</text:p>
              </table:table-cell>
              <table:table-cell office:value-type="float" office:value="46164">
                <text:p>46164</text:p>
              </table:table-cell>
              <table:table-cell office:value-type="float" office:value="176487">
                <text:p>17648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6840">
                <text:p>136840</text:p>
              </table:table-cell>
              <table:table-cell office:value-type="float" office:value="46195">
                <text:p>46195</text:p>
              </table:table-cell>
              <table:table-cell office:value-type="float" office:value="176637">
                <text:p>1766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6995">
                <text:p>136995</text:p>
              </table:table-cell>
              <table:table-cell office:value-type="float" office:value="46233">
                <text:p>46233</text:p>
              </table:table-cell>
              <table:table-cell office:value-type="float" office:value="176788">
                <text:p>1767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7166">
                <text:p>137166</text:p>
              </table:table-cell>
              <table:table-cell office:value-type="float" office:value="46273">
                <text:p>46273</text:p>
              </table:table-cell>
              <table:table-cell office:value-type="float" office:value="176932">
                <text:p>1769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7350">
                <text:p>137350</text:p>
              </table:table-cell>
              <table:table-cell office:value-type="float" office:value="46305">
                <text:p>46305</text:p>
              </table:table-cell>
              <table:table-cell office:value-type="float" office:value="177070">
                <text:p>17707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7498">
                <text:p>137498</text:p>
              </table:table-cell>
              <table:table-cell office:value-type="float" office:value="46339">
                <text:p>46339</text:p>
              </table:table-cell>
              <table:table-cell office:value-type="float" office:value="177230">
                <text:p>17723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7646">
                <text:p>137646</text:p>
              </table:table-cell>
              <table:table-cell office:value-type="float" office:value="46368">
                <text:p>46368</text:p>
              </table:table-cell>
              <table:table-cell office:value-type="float" office:value="177381">
                <text:p>17738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7797">
                <text:p>137797</text:p>
              </table:table-cell>
              <table:table-cell office:value-type="float" office:value="46399">
                <text:p>46399</text:p>
              </table:table-cell>
              <table:table-cell office:value-type="float" office:value="177527">
                <text:p>1775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7948">
                <text:p>137948</text:p>
              </table:table-cell>
              <table:table-cell office:value-type="float" office:value="46437">
                <text:p>46437</text:p>
              </table:table-cell>
              <table:table-cell office:value-type="float" office:value="177682">
                <text:p>1776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8087">
                <text:p>138087</text:p>
              </table:table-cell>
              <table:table-cell office:value-type="float" office:value="46468">
                <text:p>46468</text:p>
              </table:table-cell>
              <table:table-cell office:value-type="float" office:value="177835">
                <text:p>17783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8225">
                <text:p>138225</text:p>
              </table:table-cell>
              <table:table-cell office:value-type="float" office:value="46511">
                <text:p>46511</text:p>
              </table:table-cell>
              <table:table-cell office:value-type="float" office:value="177980">
                <text:p>17798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8356">
                <text:p>138356</text:p>
              </table:table-cell>
              <table:table-cell office:value-type="float" office:value="46542">
                <text:p>46542</text:p>
              </table:table-cell>
              <table:table-cell office:value-type="float" office:value="178131">
                <text:p>17813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38528">
                <text:p>138528</text:p>
              </table:table-cell>
              <table:table-cell office:value-type="float" office:value="46584">
                <text:p>46584</text:p>
              </table:table-cell>
              <table:table-cell office:value-type="float" office:value="178274">
                <text:p>17827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8671">
                <text:p>138671</text:p>
              </table:table-cell>
              <table:table-cell office:value-type="float" office:value="46631">
                <text:p>46631</text:p>
              </table:table-cell>
              <table:table-cell office:value-type="float" office:value="178434">
                <text:p>1784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8809">
                <text:p>138809</text:p>
              </table:table-cell>
              <table:table-cell office:value-type="float" office:value="46667">
                <text:p>46667</text:p>
              </table:table-cell>
              <table:table-cell office:value-type="float" office:value="178598">
                <text:p>1785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8948">
                <text:p>138948</text:p>
              </table:table-cell>
              <table:table-cell office:value-type="float" office:value="46710">
                <text:p>46710</text:p>
              </table:table-cell>
              <table:table-cell office:value-type="float" office:value="178749">
                <text:p>17874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9101">
                <text:p>139101</text:p>
              </table:table-cell>
              <table:table-cell office:value-type="float" office:value="46744">
                <text:p>46744</text:p>
              </table:table-cell>
              <table:table-cell office:value-type="float" office:value="178910">
                <text:p>17891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9239">
                <text:p>139239</text:p>
              </table:table-cell>
              <table:table-cell office:value-type="float" office:value="46790">
                <text:p>46790</text:p>
              </table:table-cell>
              <table:table-cell office:value-type="float" office:value="179061">
                <text:p>17906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39357">
                <text:p>139357</text:p>
              </table:table-cell>
              <table:table-cell office:value-type="float" office:value="46836">
                <text:p>46836</text:p>
              </table:table-cell>
              <table:table-cell office:value-type="float" office:value="179225">
                <text:p>1792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9485">
                <text:p>139485</text:p>
              </table:table-cell>
              <table:table-cell office:value-type="float" office:value="46871">
                <text:p>46871</text:p>
              </table:table-cell>
              <table:table-cell office:value-type="float" office:value="179362">
                <text:p>1793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39635">
                <text:p>139635</text:p>
              </table:table-cell>
              <table:table-cell office:value-type="float" office:value="46913">
                <text:p>46913</text:p>
              </table:table-cell>
              <table:table-cell office:value-type="float" office:value="179510">
                <text:p>17951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9779">
                <text:p>139779</text:p>
              </table:table-cell>
              <table:table-cell office:value-type="float" office:value="46938">
                <text:p>46938</text:p>
              </table:table-cell>
              <table:table-cell office:value-type="float" office:value="179702">
                <text:p>1797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9916">
                <text:p>139916</text:p>
              </table:table-cell>
              <table:table-cell office:value-type="float" office:value="46979">
                <text:p>46979</text:p>
              </table:table-cell>
              <table:table-cell office:value-type="float" office:value="179846">
                <text:p>17984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0042">
                <text:p>140042</text:p>
              </table:table-cell>
              <table:table-cell office:value-type="float" office:value="47026">
                <text:p>47026</text:p>
              </table:table-cell>
              <table:table-cell office:value-type="float" office:value="180015">
                <text:p>1800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0191">
                <text:p>140191</text:p>
              </table:table-cell>
              <table:table-cell office:value-type="float" office:value="47063">
                <text:p>47063</text:p>
              </table:table-cell>
              <table:table-cell office:value-type="float" office:value="180189">
                <text:p>18018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0323">
                <text:p>140323</text:p>
              </table:table-cell>
              <table:table-cell office:value-type="float" office:value="47107">
                <text:p>47107</text:p>
              </table:table-cell>
              <table:table-cell office:value-type="float" office:value="180358">
                <text:p>1803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0463">
                <text:p>140463</text:p>
              </table:table-cell>
              <table:table-cell office:value-type="float" office:value="47148">
                <text:p>47148</text:p>
              </table:table-cell>
              <table:table-cell office:value-type="float" office:value="180510">
                <text:p>1805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